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vertical-align="middle" style:repeat-content="false"/>
      <style:paragraph-properties fo:text-align="center"/>
      <style:text-properties fo:color="#0000FF"/>
    </style:style>
    <style:style style:name="ce4" style:family="table-cell" style:parent-style-name="Default" style:data-style-name="N2">
      <style:text-properties fo:color="#0000FF"/>
    </style:style>
    <style:style style:name="ce5" style:family="table-cell" style:parent-style-name="Default" style:data-style-name="N2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1">
      <style:table-cell-properties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2">
      <style:table-cell-properties fo:background-color="#FFF200"/>
    </style:style>
    <style:style style:name="ce8" style:family="table-cell" style:parent-style-name="Default" style:data-style-name="N2">
      <style:table-cell-properties fo:background-color="#EEEEEE"/>
    </style:style>
    <style:style style:name="ce9" style:family="table-cell" style:parent-style-name="Default" style:data-style-name="N1">
      <style:table-cell-properties style:vertical-align="automatic" fo:background-color="#EEEEEE" style:repeat-content="false"/>
      <style:paragraph-properties fo:text-align="center"/>
    </style:style>
    <style:style style:name="ce10" style:family="table-cell" style:parent-style-name="Default" style:data-style-name="N1">
      <style:table-cell-properties fo:background-color="#EEEEEE"/>
    </style:style>
    <style:style style:name="ce11" style:family="table-cell" style:parent-style-name="Default" style:data-style-name="N1">
      <style:table-cell-properties fo:background-color="#FFF200"/>
    </style:style>
    <style:style style:name="ce12" style:family="table-cell" style:parent-style-name="Default" style:data-style-name="N1">
      <style:table-cell-properties fo:background-color="#EEEEEE"/>
      <style:text-properties fo:color="#0000FF"/>
    </style:style>
    <style:style style:name="ce13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fo:color="#0000FF"/>
    </style:style>
    <style:style style:name="ce15" style:family="table-cell" style:parent-style-name="Default" style:data-style-name="N1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EEEEEE"/>
    </style:style>
    <style:style style:name="ce17" style:family="table-cell" style:parent-style-name="Default" style:data-style-name="N2">
      <style:table-cell-properties style:vertical-align="middle" fo:background-color="#EEEEEE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middle" fo:background-color="#EEEEEE" style:repeat-content="false"/>
      <style:paragraph-properties fo:text-align="center"/>
      <style:text-properties fo:color="#0000FF"/>
    </style:style>
    <style:style style:name="ce19" style:family="table-cell" style:parent-style-name="Default" style:data-style-name="N0">
      <style:table-cell-properties fo:background-color="#FFF200"/>
    </style:style>
    <style:style style:name="ce20" style:family="table-cell" style:parent-style-name="Default" style:data-style-name="N0">
      <style:table-cell-properties fo:background-color="#FFF200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ext-properties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EEEEEE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 style:data-style-name="N0">
      <style:text-properties fo:color="#0000FF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1.16416666666667cm" style:use-optimal-column-width="true"/>
    </style:style>
    <style:style style:name="co8" style:family="table-column">
      <style:table-column-properties fo:break-before="auto" style:column-width="1.666875cm"/>
    </style:style>
    <style:style style:name="co9" style:family="table-column">
      <style:table-column-properties fo:break-before="auto" style:column-width="2.301875cm" style:use-optimal-column-width="true"/>
    </style:style>
    <style:style style:name="co10" style:family="table-column">
      <style:table-column-properties fo:break-before="auto" style:column-width="1.29645833333333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45520833333333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13770833333333cm" style:use-optimal-column-width="true"/>
    </style:style>
    <style:style style:name="co16" style:family="table-column">
      <style:table-column-properties fo:break-before="auto" style:column-width="1.37583333333333cm"/>
    </style:style>
    <style:style style:name="co17" style:family="table-column">
      <style:table-column-properties fo:break-before="auto" style:column-width="1.27cm"/>
    </style:style>
    <style:style style:name="co18" style:family="table-column">
      <style:table-column-properties fo:break-before="auto" style:column-width="1.48166666666667cm"/>
    </style:style>
    <style:style style:name="co19" style:family="table-column">
      <style:table-column-properties fo:break-before="auto" style:column-width="1.349375cm"/>
    </style:style>
    <style:style style:name="co20" style:family="table-column">
      <style:table-column-properties fo:break-before="auto" style:column-width="1.64041666666667cm"/>
    </style:style>
    <style:style style:name="co21" style:family="table-column">
      <style:table-column-properties fo:break-before="auto" style:column-width="2.01083333333333cm" style:use-optimal-column-width="true"/>
    </style:style>
    <style:style style:name="co22" style:family="table-column">
      <style:table-column-properties fo:break-before="auto" style:column-width="1.69333333333333cm"/>
    </style:style>
    <style:style style:name="co23" style:family="table-column">
      <style:table-column-properties fo:break-before="auto" style:column-width="3.81cm"/>
    </style:style>
    <style:style style:name="co24" style:family="table-column">
      <style:table-column-properties fo:break-before="auto" style:column-width="2.989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2.8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cceleration" table:style-name="ta1">
        <table:shapes>
          <draw:frame draw:z-index="1" draw:id="id0" draw:style-name="a0" draw:name="Graphique 1" svg:x="7.3937in" svg:y="0in" svg:width="6.54606in" svg:height="4.0968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3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4"/>
        <table:table-column table:style-name="co1" table:default-cell-style-name="ce4"/>
        <table:table-column table:style-name="co4" table:default-cell-style-name="ce1"/>
        <table:table-column table:style-name="co2" table:number-columns-repeated="4" table:default-cell-style-name="ce2"/>
        <table:table-column table:style-name="co3" table:default-cell-style-name="ce2"/>
        <table:table-column table:style-name="co2" table:default-cell-style-name="ce4"/>
        <table:table-column table:style-name="co1" table:default-cell-style-name="ce4"/>
        <table:table-column table:style-name="co4" table:number-columns-repeated="1008" table:default-cell-style-name="ce2"/>
        <table:table-column table:style-name="co5" table:number-columns-repeated="15360" table:default-cell-style-name="ce1"/>
        <table:table-row table:style-name="ro1">
          <table:table-cell office:value-type="string" table:number-columns-spanned="5" table:number-rows-spanned="1" table:style-name="ce15">
            <text:p>acceleration results</text:p>
          </table:table-cell>
          <table:covered-table-cell table:number-columns-repeated="4"/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4" table:style-name="ce2"/>
          <table:table-cell table:style-name="ce3"/>
          <table:table-cell table:style-name="ce4"/>
          <table:table-cell table:number-columns-repeated="16368"/>
        </table:table-row>
        <table:table-row table:style-name="ro1">
          <table:table-cell table:style-name="ce6"/>
          <table:table-cell office:value-type="string" table:number-columns-spanned="4" table:number-rows-spanned="1" table:style-name="ce17">
            <text:p>FS ATA 2017</text:p>
          </table:table-cell>
          <table:covered-table-cell table:number-columns-repeated="3"/>
          <table:table-cell table:style-name="ce7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 ATA 2018</text:p>
          </table:table-cell>
          <table:covered-table-cell table:number-columns-repeated="3"/>
          <table:table-cell table:style-name="ce7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6368" table:style-name="ce8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6368" table:style-name="ce1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3.9860000000000002" table:style-name="ce2">
            <text:p>3,99</text:p>
          </table:table-cell>
          <table:table-cell office:value-type="float" office:value="3.6779999999999999" table:style-name="ce2">
            <text:p>3,68</text:p>
          </table:table-cell>
          <table:table-cell office:value-type="float" office:value="3.7189999999999999" table:style-name="ce2">
            <text:p>3,72</text:p>
          </table:table-cell>
          <table:table-cell office:value-type="float" office:value="3.6680000000000001" table:style-name="ce2">
            <text:p>3,67</text:p>
          </table:table-cell>
          <table:table-cell office:value-type="float" office:value="100" table:style-name="ce7">
            <text:p>100,00</text:p>
          </table:table-cell>
          <table:table-cell office:value-type="float" office:value="3.6680000000000001" table:formula="of:=MIN([.B4:.E4])" table:style-name="ce4">
            <text:p>3,67</text:p>
          </table:table-cell>
          <table:table-cell office:value-type="float" office:value="3.7627499999999996" table:formula="of:=SUM([.B4:.E4])/COUNT([.B4:.E4])" table:style-name="ce4">
            <text:p>3,76</text:p>
          </table:table-cell>
          <table:table-cell table:style-name="ce1"/>
          <table:table-cell office:value-type="float" office:value="3.839" table:style-name="ce2">
            <text:p>3,84</text:p>
          </table:table-cell>
          <table:table-cell office:value-type="float" office:value="3.7330000000000001" table:style-name="ce2">
            <text:p>3,73</text:p>
          </table:table-cell>
          <table:table-cell office:value-type="float" office:value="3.7679999999999998" table:style-name="ce2">
            <text:p>3,77</text:p>
          </table:table-cell>
          <table:table-cell office:value-type="float" office:value="3.6909999999999998" table:style-name="ce2">
            <text:p>3,69</text:p>
          </table:table-cell>
          <table:table-cell office:value-type="float" office:value="100" table:style-name="ce7">
            <text:p>100,00</text:p>
          </table:table-cell>
          <table:table-cell office:value-type="float" office:value="3.6909999999999998" table:formula="of:=MIN([.J4:.M4])" table:style-name="ce4">
            <text:p>3,69</text:p>
          </table:table-cell>
          <table:table-cell office:value-type="float" office:value="3.7577499999999997" table:formula="of:=SUM([.J4:.M4])/COUNT([.J4:.M4])" table:style-name="ce4">
            <text:p>3,76</text:p>
          </table:table-cell>
          <table:table-cell table:number-columns-repeated="16368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3.863" table:style-name="ce2">
            <text:p>3,86</text:p>
          </table:table-cell>
          <table:table-cell office:value-type="float" office:value="3.9369999999999998" table:style-name="ce2">
            <text:p>3,94</text:p>
          </table:table-cell>
          <table:table-cell office:value-type="float" office:value="3.835" table:style-name="ce2">
            <text:p>3,84</text:p>
          </table:table-cell>
          <table:table-cell table:style-name="ce2"/>
          <table:table-cell office:value-type="float" office:value="87.52" table:style-name="ce7">
            <text:p>87,52</text:p>
          </table:table-cell>
          <table:table-cell office:value-type="float" office:value="3.835" table:formula="of:=MIN([.B5:.E5])" table:style-name="ce4">
            <text:p>3,84</text:p>
          </table:table-cell>
          <table:table-cell office:value-type="float" office:value="3.8783333333333334" table:formula="of:=SUM([.B5:.E5])/COUNT([.B5:.E5])" table:style-name="ce4">
            <text:p>3,88</text:p>
          </table:table-cell>
          <table:table-cell table:style-name="ce1"/>
          <table:table-cell office:value-type="float" office:value="4.0010000000000003" table:style-name="ce2">
            <text:p>4,00</text:p>
          </table:table-cell>
          <table:table-cell office:value-type="float" office:value="3.8879999999999999" table:style-name="ce2">
            <text:p>3,89</text:p>
          </table:table-cell>
          <table:table-cell office:value-type="float" office:value="3.9430000000000001" table:style-name="ce2">
            <text:p>3,94</text:p>
          </table:table-cell>
          <table:table-cell office:value-type="float" office:value="3.8769999999999998" table:style-name="ce2">
            <text:p>3,88</text:p>
          </table:table-cell>
          <table:table-cell office:value-type="float" office:value="86.254999999999995" table:style-name="ce7">
            <text:p>86,26</text:p>
          </table:table-cell>
          <table:table-cell office:value-type="float" office:value="3.8769999999999998" table:formula="of:=MIN([.J5:.M5])" table:style-name="ce4">
            <text:p>3,88</text:p>
          </table:table-cell>
          <table:table-cell office:value-type="float" office:value="3.9272499999999999" table:formula="of:=SUM([.J5:.M5])/COUNT([.J5:.M5])" table:style-name="ce4">
            <text:p>3,93</text:p>
          </table:table-cell>
          <table:table-cell table:number-columns-repeated="16368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4.0460000000000003" table:style-name="ce2">
            <text:p>4,05</text:p>
          </table:table-cell>
          <table:table-cell office:value-type="float" office:value="4.0999999999999996" table:style-name="ce2">
            <text:p>4,10</text:p>
          </table:table-cell>
          <table:table-cell office:value-type="float" office:value="4.1289999999999996" table:style-name="ce2">
            <text:p>4,13</text:p>
          </table:table-cell>
          <table:table-cell office:value-type="float" office:value="3.871" table:style-name="ce2">
            <text:p>3,87</text:p>
          </table:table-cell>
          <table:table-cell office:value-type="float" office:value="84.98" table:style-name="ce7">
            <text:p>84,98</text:p>
          </table:table-cell>
          <table:table-cell office:value-type="float" office:value="3.871" table:formula="of:=MIN([.B6:.E6])" table:style-name="ce4">
            <text:p>3,87</text:p>
          </table:table-cell>
          <table:table-cell office:value-type="float" office:value="4.0365000000000002" table:formula="of:=SUM([.B6:.E6])/COUNT([.B6:.E6])" table:style-name="ce4">
            <text:p>4,04</text:p>
          </table:table-cell>
          <table:table-cell table:style-name="ce1"/>
          <table:table-cell office:value-type="float" office:value="4.2720000000000002" table:style-name="ce2">
            <text:p>4,27</text:p>
          </table:table-cell>
          <table:table-cell office:value-type="float" office:value="4.0529999999999999" table:style-name="ce2">
            <text:p>4,05</text:p>
          </table:table-cell>
          <table:table-cell office:value-type="float" office:value="4.0060000000000002" table:style-name="ce2">
            <text:p>4,01</text:p>
          </table:table-cell>
          <table:table-cell office:value-type="float" office:value="3.8839999999999999" table:style-name="ce2">
            <text:p>3,88</text:p>
          </table:table-cell>
          <table:table-cell office:value-type="float" office:value="85.763999999999996" table:style-name="ce7">
            <text:p>85,76</text:p>
          </table:table-cell>
          <table:table-cell office:value-type="float" office:value="3.8839999999999999" table:formula="of:=MIN([.J6:.M6])" table:style-name="ce4">
            <text:p>3,88</text:p>
          </table:table-cell>
          <table:table-cell office:value-type="float" office:value="4.05375" table:formula="of:=SUM([.J6:.M6])/COUNT([.J6:.M6])" table:style-name="ce4">
            <text:p>4,05</text:p>
          </table:table-cell>
          <table:table-cell table:number-columns-repeated="16368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3.976" table:style-name="ce2">
            <text:p>3,98</text:p>
          </table:table-cell>
          <table:table-cell office:value-type="float" office:value="3.9180000000000001" table:style-name="ce2">
            <text:p>3,92</text:p>
          </table:table-cell>
          <table:table-cell office:value-type="float" office:value="3.9060000000000001" table:style-name="ce2">
            <text:p>3,91</text:p>
          </table:table-cell>
          <table:table-cell office:value-type="float" office:value="3.8889999999999998" table:style-name="ce2">
            <text:p>3,89</text:p>
          </table:table-cell>
          <table:table-cell office:value-type="float" office:value="83.72" table:style-name="ce7">
            <text:p>83,72</text:p>
          </table:table-cell>
          <table:table-cell office:value-type="float" office:value="3.8889999999999998" table:formula="of:=MIN([.B7:.E7])" table:style-name="ce4">
            <text:p>3,89</text:p>
          </table:table-cell>
          <table:table-cell office:value-type="float" office:value="3.92225" table:formula="of:=SUM([.B7:.E7])/COUNT([.B7:.E7])" table:style-name="ce4">
            <text:p>3,92</text:p>
          </table:table-cell>
          <table:table-cell table:style-name="ce1"/>
          <table:table-cell office:value-type="float" office:value="4.0110000000000001" table:style-name="ce2">
            <text:p>4,01</text:p>
          </table:table-cell>
          <table:table-cell office:value-type="float" office:value="3.9220000000000002" table:style-name="ce2">
            <text:p>3,92</text:p>
          </table:table-cell>
          <table:table-cell office:value-type="float" office:value="4.0289999999999999" table:style-name="ce2">
            <text:p>4,03</text:p>
          </table:table-cell>
          <table:table-cell office:value-type="float" office:value="4.0010000000000003" table:style-name="ce2">
            <text:p>4,00</text:p>
          </table:table-cell>
          <table:table-cell office:value-type="float" office:value="83.126000000000005" table:style-name="ce7">
            <text:p>83,13</text:p>
          </table:table-cell>
          <table:table-cell office:value-type="float" office:value="3.9220000000000002" table:formula="of:=MIN([.J7:.M7])" table:style-name="ce4">
            <text:p>3,92</text:p>
          </table:table-cell>
          <table:table-cell office:value-type="float" office:value="3.9907500000000002" table:formula="of:=SUM([.J7:.M7])/COUNT([.J7:.M7])" table:style-name="ce4">
            <text:p>3,99</text:p>
          </table:table-cell>
          <table:table-cell table:number-columns-repeated="16368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4.4409999999999998" table:style-name="ce2">
            <text:p>4,44</text:p>
          </table:table-cell>
          <table:table-cell office:value-type="float" office:value="3.931" table:style-name="ce2">
            <text:p>3,93</text:p>
          </table:table-cell>
          <table:table-cell office:value-type="float" office:value="4.0179999999999998" table:style-name="ce2">
            <text:p>4,02</text:p>
          </table:table-cell>
          <table:table-cell office:value-type="float" office:value="4.0860000000000003" table:style-name="ce2">
            <text:p>4,09</text:p>
          </table:table-cell>
          <table:table-cell office:value-type="float" office:value="80.83" table:style-name="ce7">
            <text:p>80,83</text:p>
          </table:table-cell>
          <table:table-cell office:value-type="float" office:value="3.931" table:formula="of:=MIN([.B8:.E8])" table:style-name="ce4">
            <text:p>3,93</text:p>
          </table:table-cell>
          <table:table-cell office:value-type="float" office:value="4.1189999999999998" table:formula="of:=SUM([.B8:.E8])/COUNT([.B8:.E8])" table:style-name="ce4">
            <text:p>4,12</text:p>
          </table:table-cell>
          <table:table-cell table:style-name="ce1"/>
          <table:table-cell office:value-type="float" office:value="4.0529999999999999" table:style-name="ce2">
            <text:p>4,05</text:p>
          </table:table-cell>
          <table:table-cell office:value-type="float" office:value="3.9980000000000002" table:style-name="ce2">
            <text:p>4,00</text:p>
          </table:table-cell>
          <table:table-cell office:value-type="float" office:value="4.0220000000000002" table:style-name="ce2">
            <text:p>4,02</text:p>
          </table:table-cell>
          <table:table-cell office:value-type="float" office:value="4.24" table:style-name="ce2">
            <text:p>4,24</text:p>
          </table:table-cell>
          <table:table-cell office:value-type="float" office:value="78" table:style-name="ce7">
            <text:p>78,00</text:p>
          </table:table-cell>
          <table:table-cell office:value-type="float" office:value="3.9980000000000002" table:formula="of:=MIN([.J8:.M8])" table:style-name="ce4">
            <text:p>4,00</text:p>
          </table:table-cell>
          <table:table-cell office:value-type="float" office:value="4.0782500000000006" table:formula="of:=SUM([.J8:.M8])/COUNT([.J8:.M8])" table:style-name="ce4">
            <text:p>4,08</text:p>
          </table:table-cell>
          <table:table-cell table:number-columns-repeated="16368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4.0149999999999997" table:style-name="ce2">
            <text:p>4,02</text:p>
          </table:table-cell>
          <table:table-cell office:value-type="float" office:value="5.82" table:style-name="ce2">
            <text:p>5,82</text:p>
          </table:table-cell>
          <table:table-cell office:value-type="float" office:value="3.97" table:style-name="ce2">
            <text:p>3,97</text:p>
          </table:table-cell>
          <table:table-cell office:value-type="float" office:value="4.0810000000000004" table:style-name="ce2">
            <text:p>4,08</text:p>
          </table:table-cell>
          <table:table-cell office:value-type="float" office:value="78.209999999999994" table:style-name="ce7">
            <text:p>78,21</text:p>
          </table:table-cell>
          <table:table-cell office:value-type="float" office:value="3.97" table:formula="of:=MIN([.B9:.E9])" table:style-name="ce4">
            <text:p>3,97</text:p>
          </table:table-cell>
          <table:table-cell office:value-type="float" office:value="4.4715000000000007" table:formula="of:=SUM([.B9:.E9])/COUNT([.B9:.E9])" table:style-name="ce4">
            <text:p>4,47</text:p>
          </table:table-cell>
          <table:table-cell table:style-name="ce1"/>
          <table:table-cell office:value-type="float" office:value="4.4850000000000003" table:style-name="ce2">
            <text:p>4,49</text:p>
          </table:table-cell>
          <table:table-cell office:value-type="float" office:value="4.0659999999999998" table:style-name="ce2">
            <text:p>4,07</text:p>
          </table:table-cell>
          <table:table-cell office:value-type="float" office:value="4.5590000000000002" table:style-name="ce2">
            <text:p>4,56</text:p>
          </table:table-cell>
          <table:table-cell office:value-type="float" office:value="4.0060000000000002" table:style-name="ce2">
            <text:p>4,01</text:p>
          </table:table-cell>
          <table:table-cell office:value-type="float" office:value="77.471999999999994" table:style-name="ce7">
            <text:p>77,47</text:p>
          </table:table-cell>
          <table:table-cell office:value-type="float" office:value="4.0060000000000002" table:formula="of:=MIN([.J9:.M9])" table:style-name="ce4">
            <text:p>4,01</text:p>
          </table:table-cell>
          <table:table-cell office:value-type="float" office:value="4.2789999999999999" table:formula="of:=SUM([.J9:.M9])/COUNT([.J9:.M9])" table:style-name="ce4">
            <text:p>4,28</text:p>
          </table:table-cell>
          <table:table-cell table:number-columns-repeated="16368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4.0919999999999996" table:style-name="ce2">
            <text:p>4,09</text:p>
          </table:table-cell>
          <table:table-cell office:value-type="float" office:value="4.0039999999999996" table:style-name="ce2">
            <text:p>4,00</text:p>
          </table:table-cell>
          <table:table-cell office:value-type="float" office:value="4.1619999999999999" table:style-name="ce2">
            <text:p>4,16</text:p>
          </table:table-cell>
          <table:table-cell office:value-type="float" office:value="4.1459999999999999" table:style-name="ce2">
            <text:p>4,15</text:p>
          </table:table-cell>
          <table:table-cell office:value-type="float" office:value="75.959999999999994" table:style-name="ce7">
            <text:p>75,96</text:p>
          </table:table-cell>
          <table:table-cell office:value-type="float" office:value="4.0039999999999996" table:formula="of:=MIN([.B10:.E10])" table:style-name="ce4">
            <text:p>4,00</text:p>
          </table:table-cell>
          <table:table-cell office:value-type="float" office:value="4.101" table:formula="of:=SUM([.B10:.E10])/COUNT([.B10:.E10])" table:style-name="ce4">
            <text:p>4,10</text:p>
          </table:table-cell>
          <table:table-cell table:style-name="ce1"/>
          <table:table-cell office:value-type="float" office:value="4.2690000000000001" table:style-name="ce2">
            <text:p>4,27</text:p>
          </table:table-cell>
          <table:table-cell office:value-type="float" office:value="4.3879999999999999" table:style-name="ce2">
            <text:p>4,39</text:p>
          </table:table-cell>
          <table:table-cell office:value-type="float" office:value="4.1909999999999998" table:style-name="ce2">
            <text:p>4,19</text:p>
          </table:table-cell>
          <table:table-cell office:value-type="float" office:value="4.0469999999999997" table:style-name="ce2">
            <text:p>4,05</text:p>
          </table:table-cell>
          <table:table-cell office:value-type="float" office:value="74.798000000000002" table:style-name="ce7">
            <text:p>74,80</text:p>
          </table:table-cell>
          <table:table-cell office:value-type="float" office:value="4.0469999999999997" table:formula="of:=MIN([.J10:.M10])" table:style-name="ce4">
            <text:p>4,05</text:p>
          </table:table-cell>
          <table:table-cell office:value-type="float" office:value="4.2237499999999999" table:formula="of:=SUM([.J10:.M10])/COUNT([.J10:.M10])" table:style-name="ce4">
            <text:p>4,22</text:p>
          </table:table-cell>
          <table:table-cell table:number-columns-repeated="16368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4.016" table:style-name="ce2">
            <text:p>4,02</text:p>
          </table:table-cell>
          <table:table-cell office:value-type="float" office:value="4.1740000000000004" table:style-name="ce2">
            <text:p>4,17</text:p>
          </table:table-cell>
          <table:table-cell table:number-columns-repeated="2" table:style-name="ce2"/>
          <table:table-cell office:value-type="float" office:value="75.17" table:style-name="ce7">
            <text:p>75,17</text:p>
          </table:table-cell>
          <table:table-cell office:value-type="float" office:value="4.016" table:formula="of:=MIN([.B11:.E11])" table:style-name="ce4">
            <text:p>4,02</text:p>
          </table:table-cell>
          <table:table-cell office:value-type="float" office:value="4.0950000000000006" table:formula="of:=SUM([.B11:.E11])/COUNT([.B11:.E11])" table:style-name="ce4">
            <text:p>4,10</text:p>
          </table:table-cell>
          <table:table-cell table:style-name="ce1"/>
          <table:table-cell office:value-type="float" office:value="4.1479999999999997" table:style-name="ce2">
            <text:p>4,15</text:p>
          </table:table-cell>
          <table:table-cell office:value-type="float" office:value="4.3620000000000001" table:style-name="ce2">
            <text:p>4,36</text:p>
          </table:table-cell>
          <table:table-cell office:value-type="float" office:value="4.1870000000000003" table:style-name="ce2">
            <text:p>4,19</text:p>
          </table:table-cell>
          <table:table-cell office:value-type="float" office:value="4.08" table:style-name="ce2">
            <text:p>4,08</text:p>
          </table:table-cell>
          <table:table-cell office:value-type="float" office:value="72.683999999999997" table:style-name="ce7">
            <text:p>72,68</text:p>
          </table:table-cell>
          <table:table-cell office:value-type="float" office:value="4.08" table:formula="of:=MIN([.J11:.M11])" table:style-name="ce4">
            <text:p>4,08</text:p>
          </table:table-cell>
          <table:table-cell office:value-type="float" office:value="4.1942500000000003" table:formula="of:=SUM([.J11:.M11])/COUNT([.J11:.M11])" table:style-name="ce4">
            <text:p>4,19</text:p>
          </table:table-cell>
          <table:table-cell table:number-columns-repeated="16368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float" office:value="4.0380000000000003" table:style-name="ce2">
            <text:p>4,04</text:p>
          </table:table-cell>
          <table:table-cell office:value-type="float" office:value="4.0590000000000002" table:style-name="ce2">
            <text:p>4,06</text:p>
          </table:table-cell>
          <table:table-cell office:value-type="float" office:value="4.125" table:style-name="ce2">
            <text:p>4,13</text:p>
          </table:table-cell>
          <table:table-cell office:value-type="float" office:value="4.5970000000000004" table:style-name="ce2">
            <text:p>4,60</text:p>
          </table:table-cell>
          <table:table-cell office:value-type="float" office:value="73.75" table:style-name="ce7">
            <text:p>73,75</text:p>
          </table:table-cell>
          <table:table-cell office:value-type="float" office:value="4.0380000000000003" table:formula="of:=MIN([.B12:.E12])" table:style-name="ce4">
            <text:p>4,04</text:p>
          </table:table-cell>
          <table:table-cell office:value-type="float" office:value="4.2047500000000007" table:formula="of:=SUM([.B12:.E12])/COUNT([.B12:.E12])" table:style-name="ce4">
            <text:p>4,20</text:p>
          </table:table-cell>
          <table:table-cell table:style-name="ce1"/>
          <table:table-cell office:value-type="float" office:value="4.3239999999999998" table:style-name="ce2">
            <text:p>4,32</text:p>
          </table:table-cell>
          <table:table-cell office:value-type="float" office:value="4.1550000000000002" table:style-name="ce2">
            <text:p>4,16</text:p>
          </table:table-cell>
          <table:table-cell office:value-type="float" office:value="4.1180000000000003" table:style-name="ce2">
            <text:p>4,12</text:p>
          </table:table-cell>
          <table:table-cell office:value-type="float" office:value="4.0880000000000001" table:style-name="ce2">
            <text:p>4,09</text:p>
          </table:table-cell>
          <table:table-cell office:value-type="float" office:value="72.177000000000007" table:style-name="ce7">
            <text:p>72,18</text:p>
          </table:table-cell>
          <table:table-cell office:value-type="float" office:value="4.0880000000000001" table:formula="of:=MIN([.J12:.M12])" table:style-name="ce4">
            <text:p>4,09</text:p>
          </table:table-cell>
          <table:table-cell office:value-type="float" office:value="4.1712499999999997" table:formula="of:=SUM([.J12:.M12])/COUNT([.J12:.M12])" table:style-name="ce4">
            <text:p>4,17</text:p>
          </table:table-cell>
          <table:table-cell table:number-columns-repeated="16368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4.343" table:style-name="ce2">
            <text:p>4,34</text:p>
          </table:table-cell>
          <table:table-cell office:value-type="float" office:value="4.09" table:style-name="ce2">
            <text:p>4,09</text:p>
          </table:table-cell>
          <table:table-cell office:value-type="float" office:value="4.3410000000000002" table:style-name="ce2">
            <text:p>4,34</text:p>
          </table:table-cell>
          <table:table-cell office:value-type="float" office:value="4.2069999999999999" table:style-name="ce2">
            <text:p>4,21</text:p>
          </table:table-cell>
          <table:table-cell office:value-type="float" office:value="70.44" table:style-name="ce7">
            <text:p>70,44</text:p>
          </table:table-cell>
          <table:table-cell office:value-type="float" office:value="4.09" table:formula="of:=MIN([.B13:.E13])" table:style-name="ce4">
            <text:p>4,09</text:p>
          </table:table-cell>
          <table:table-cell office:value-type="float" office:value="4.2452500000000004" table:formula="of:=SUM([.B13:.E13])/COUNT([.B13:.E13])" table:style-name="ce4">
            <text:p>4,25</text:p>
          </table:table-cell>
          <table:table-cell table:style-name="ce1"/>
          <table:table-cell office:value-type="float" office:value="4.3239999999999998" table:style-name="ce2">
            <text:p>4,32</text:p>
          </table:table-cell>
          <table:table-cell office:value-type="float" office:value="4.09" table:style-name="ce2">
            <text:p>4,09</text:p>
          </table:table-cell>
          <table:table-cell table:number-columns-repeated="2" table:style-name="ce2"/>
          <table:table-cell office:value-type="float" office:value="72.05" table:style-name="ce7">
            <text:p>72,05</text:p>
          </table:table-cell>
          <table:table-cell office:value-type="float" office:value="4.09" table:formula="of:=MIN([.J13:.M13])" table:style-name="ce4">
            <text:p>4,09</text:p>
          </table:table-cell>
          <table:table-cell office:value-type="float" office:value="4.2069999999999999" table:formula="of:=SUM([.J13:.M13])/COUNT([.J13:.M13])" table:style-name="ce4">
            <text:p>4,21</text:p>
          </table:table-cell>
          <table:table-cell table:number-columns-repeated="16368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4.1360000000000001" table:style-name="ce2">
            <text:p>4,14</text:p>
          </table:table-cell>
          <table:table-cell office:value-type="float" office:value="4.2300000000000004" table:style-name="ce2">
            <text:p>4,23</text:p>
          </table:table-cell>
          <table:table-cell office:value-type="float" office:value="4.5030000000000001" table:style-name="ce2">
            <text:p>4,50</text:p>
          </table:table-cell>
          <table:table-cell office:value-type="float" office:value="5.0140000000000002" table:style-name="ce2">
            <text:p>5,01</text:p>
          </table:table-cell>
          <table:table-cell office:value-type="float" office:value="67.58" table:style-name="ce7">
            <text:p>67,58</text:p>
          </table:table-cell>
          <table:table-cell office:value-type="float" office:value="4.1360000000000001" table:formula="of:=MIN([.B14:.E14])" table:style-name="ce4">
            <text:p>4,14</text:p>
          </table:table-cell>
          <table:table-cell office:value-type="float" office:value="4.4707499999999998" table:formula="of:=SUM([.B14:.E14])/COUNT([.B14:.E14])" table:style-name="ce4">
            <text:p>4,47</text:p>
          </table:table-cell>
          <table:table-cell table:style-name="ce1"/>
          <table:table-cell office:value-type="float" office:value="4.0910000000000002" table:style-name="ce2">
            <text:p>4,09</text:p>
          </table:table-cell>
          <table:table-cell table:number-columns-repeated="3" table:style-name="ce2"/>
          <table:table-cell office:value-type="float" office:value="71.986999999999995" table:style-name="ce7">
            <text:p>71,99</text:p>
          </table:table-cell>
          <table:table-cell office:value-type="float" office:value="4.0910000000000002" table:formula="of:=MIN([.J14:.M14])" table:style-name="ce4">
            <text:p>4,09</text:p>
          </table:table-cell>
          <table:table-cell office:value-type="float" office:value="4.0910000000000002" table:formula="of:=SUM([.J14:.M14])/COUNT([.J14:.M14])" table:style-name="ce4">
            <text:p>4,09</text:p>
          </table:table-cell>
          <table:table-cell table:number-columns-repeated="16368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4.33" table:style-name="ce2">
            <text:p>4,33</text:p>
          </table:table-cell>
          <table:table-cell office:value-type="float" office:value="4.3109999999999999" table:style-name="ce2">
            <text:p>4,31</text:p>
          </table:table-cell>
          <table:table-cell office:value-type="float" office:value="4.45" table:style-name="ce2">
            <text:p>4,45</text:p>
          </table:table-cell>
          <table:table-cell office:value-type="float" office:value="4.2850000000000001" table:style-name="ce2">
            <text:p>4,29</text:p>
          </table:table-cell>
          <table:table-cell office:value-type="float" office:value="58.75" table:style-name="ce7">
            <text:p>58,75</text:p>
          </table:table-cell>
          <table:table-cell office:value-type="float" office:value="4.2850000000000001" table:formula="of:=MIN([.B15:.E15])" table:style-name="ce4">
            <text:p>4,29</text:p>
          </table:table-cell>
          <table:table-cell office:value-type="float" office:value="4.3440000000000003" table:formula="of:=SUM([.B15:.E15])/COUNT([.B15:.E15])" table:style-name="ce4">
            <text:p>4,34</text:p>
          </table:table-cell>
          <table:table-cell table:style-name="ce1"/>
          <table:table-cell office:value-type="float" office:value="4.0960000000000001" table:style-name="ce2">
            <text:p>4,10</text:p>
          </table:table-cell>
          <table:table-cell table:style-name="ce2"/>
          <table:table-cell office:value-type="float" office:value="4.1459999999999999" table:style-name="ce2">
            <text:p>4,15</text:p>
          </table:table-cell>
          <table:table-cell office:value-type="float" office:value="4.4660000000000002" table:style-name="ce2">
            <text:p>4,47</text:p>
          </table:table-cell>
          <table:table-cell office:value-type="float" office:value="71.671999999999997" table:style-name="ce7">
            <text:p>71,67</text:p>
          </table:table-cell>
          <table:table-cell office:value-type="float" office:value="4.0960000000000001" table:formula="of:=MIN([.J15:.M15])" table:style-name="ce4">
            <text:p>4,10</text:p>
          </table:table-cell>
          <table:table-cell office:value-type="float" office:value="4.2360000000000007" table:formula="of:=SUM([.J15:.M15])/COUNT([.J15:.M15])" table:style-name="ce14">
            <text:p>4,24</text:p>
          </table:table-cell>
          <table:table-cell table:number-columns-repeated="16368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4.3220000000000001" table:style-name="ce2">
            <text:p>4,32</text:p>
          </table:table-cell>
          <table:table-cell office:value-type="float" office:value="4.298" table:style-name="ce2">
            <text:p>4,30</text:p>
          </table:table-cell>
          <table:table-cell table:number-columns-repeated="2" table:style-name="ce2"/>
          <table:table-cell office:value-type="float" office:value="58.01" table:style-name="ce7">
            <text:p>58,01</text:p>
          </table:table-cell>
          <table:table-cell office:value-type="float" office:value="4.298" table:formula="of:=MIN([.B16:.E16])" table:style-name="ce4">
            <text:p>4,30</text:p>
          </table:table-cell>
          <table:table-cell office:value-type="float" office:value="4.3100000000000005" table:formula="of:=SUM([.B16:.E16])/COUNT([.B16:.E16])" table:style-name="ce4">
            <text:p>4,31</text:p>
          </table:table-cell>
          <table:table-cell table:style-name="ce1"/>
          <table:table-cell office:value-type="float" office:value="5.0250000000000004" table:style-name="ce2">
            <text:p>5,03</text:p>
          </table:table-cell>
          <table:table-cell office:value-type="float" office:value="4.1870000000000003" table:style-name="ce2">
            <text:p>4,19</text:p>
          </table:table-cell>
          <table:table-cell office:value-type="float" office:value="4.2240000000000002" table:style-name="ce2">
            <text:p>4,22</text:p>
          </table:table-cell>
          <table:table-cell office:value-type="float" office:value="4.1139999999999999" table:style-name="ce2">
            <text:p>4,11</text:p>
          </table:table-cell>
          <table:table-cell office:value-type="float" office:value="70.542000000000002" table:style-name="ce7">
            <text:p>70,54</text:p>
          </table:table-cell>
          <table:table-cell office:value-type="float" office:value="4.1139999999999999" table:formula="of:=MIN([.J16:.M16])" table:style-name="ce4">
            <text:p>4,11</text:p>
          </table:table-cell>
          <table:table-cell office:value-type="float" office:value="4.3875000000000002" table:formula="of:=SUM([.J16:.M16])/COUNT([.J16:.M16])" table:style-name="ce4">
            <text:p>4,39</text:p>
          </table:table-cell>
          <table:table-cell table:number-columns-repeated="16368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4.7190000000000003" table:style-name="ce2">
            <text:p>4,72</text:p>
          </table:table-cell>
          <table:table-cell office:value-type="float" office:value="4.5970000000000004" table:style-name="ce2">
            <text:p>4,60</text:p>
          </table:table-cell>
          <table:table-cell office:value-type="float" office:value="4.3550000000000004" table:style-name="ce2">
            <text:p>4,36</text:p>
          </table:table-cell>
          <table:table-cell office:value-type="float" office:value="4.3479999999999999" table:style-name="ce2">
            <text:p>4,35</text:p>
          </table:table-cell>
          <table:table-cell office:value-type="float" office:value="55.19" table:style-name="ce7">
            <text:p>55,19</text:p>
          </table:table-cell>
          <table:table-cell office:value-type="float" office:value="4.3479999999999999" table:formula="of:=MIN([.B17:.E17])" table:style-name="ce4">
            <text:p>4,35</text:p>
          </table:table-cell>
          <table:table-cell office:value-type="float" office:value="4.5047500000000005" table:formula="of:=SUM([.B17:.E17])/COUNT([.B17:.E17])" table:style-name="ce4">
            <text:p>4,50</text:p>
          </table:table-cell>
          <table:table-cell table:style-name="ce1"/>
          <table:table-cell office:value-type="float" office:value="4.6470000000000002" table:style-name="ce2">
            <text:p>4,65</text:p>
          </table:table-cell>
          <table:table-cell office:value-type="float" office:value="4.2919999999999998" table:style-name="ce2">
            <text:p>4,29</text:p>
          </table:table-cell>
          <table:table-cell office:value-type="float" office:value="4.4169999999999998" table:style-name="ce2">
            <text:p>4,42</text:p>
          </table:table-cell>
          <table:table-cell office:value-type="float" office:value="4.1230000000000002" table:style-name="ce2">
            <text:p>4,12</text:p>
          </table:table-cell>
          <table:table-cell office:value-type="float" office:value="69.980999999999995" table:style-name="ce7">
            <text:p>69,98</text:p>
          </table:table-cell>
          <table:table-cell office:value-type="float" office:value="4.1230000000000002" table:formula="of:=MIN([.J17:.M17])" table:style-name="ce4">
            <text:p>4,12</text:p>
          </table:table-cell>
          <table:table-cell office:value-type="float" office:value="4.3697499999999998" table:formula="of:=SUM([.J17:.M17])/COUNT([.J17:.M17])" table:style-name="ce4">
            <text:p>4,37</text:p>
          </table:table-cell>
          <table:table-cell table:number-columns-repeated="16368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4.42" table:style-name="ce2">
            <text:p>4,42</text:p>
          </table:table-cell>
          <table:table-cell office:value-type="float" office:value="4.4080000000000004" table:style-name="ce2">
            <text:p>4,41</text:p>
          </table:table-cell>
          <table:table-cell office:value-type="float" office:value="4.444" table:style-name="ce2">
            <text:p>4,44</text:p>
          </table:table-cell>
          <table:table-cell office:value-type="float" office:value="4.42" table:style-name="ce2">
            <text:p>4,42</text:p>
          </table:table-cell>
          <table:table-cell office:value-type="float" office:value="51.9" table:style-name="ce7">
            <text:p>51,90</text:p>
          </table:table-cell>
          <table:table-cell office:value-type="float" office:value="4.4080000000000004" table:formula="of:=MIN([.B18:.E18])" table:style-name="ce4">
            <text:p>4,41</text:p>
          </table:table-cell>
          <table:table-cell office:value-type="float" office:value="4.423" table:formula="of:=SUM([.B18:.E18])/COUNT([.B18:.E18])" table:style-name="ce4">
            <text:p>4,42</text:p>
          </table:table-cell>
          <table:table-cell table:style-name="ce1"/>
          <table:table-cell office:value-type="float" office:value="4.2350000000000003" table:style-name="ce2">
            <text:p>4,24</text:p>
          </table:table-cell>
          <table:table-cell office:value-type="float" office:value="4.1470000000000002" table:style-name="ce2">
            <text:p>4,15</text:p>
          </table:table-cell>
          <table:table-cell office:value-type="float" office:value="4.4340000000000002" table:style-name="ce2">
            <text:p>4,43</text:p>
          </table:table-cell>
          <table:table-cell office:value-type="float" office:value="4.1280000000000001" table:style-name="ce2">
            <text:p>4,13</text:p>
          </table:table-cell>
          <table:table-cell office:value-type="float" office:value="69.67" table:style-name="ce7">
            <text:p>69,67</text:p>
          </table:table-cell>
          <table:table-cell office:value-type="float" office:value="4.1280000000000001" table:formula="of:=MIN([.J18:.M18])" table:style-name="ce4">
            <text:p>4,13</text:p>
          </table:table-cell>
          <table:table-cell office:value-type="float" office:value="4.2360000000000007" table:formula="of:=SUM([.J18:.M18])/COUNT([.J18:.M18])" table:style-name="ce4">
            <text:p>4,24</text:p>
          </table:table-cell>
          <table:table-cell table:number-columns-repeated="1636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number-columns-spanned="4" table:number-rows-spanned="1" table:style-name="ce17">
            <text:p>FSG 2017</text:p>
          </table:table-cell>
          <table:covered-table-cell table:number-columns-repeated="3"/>
          <table:table-cell table:style-name="ce7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G 2018</text:p>
          </table:table-cell>
          <table:covered-table-cell table:number-columns-repeated="3"/>
          <table:table-cell table:style-name="ce7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6368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1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6368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4.2060000000000004" table:style-name="ce1">
            <text:p>4,206</text:p>
          </table:table-cell>
          <table:table-cell office:value-type="float" office:value="4.1440000000000001" table:style-name="ce1">
            <text:p>4,144</text:p>
          </table:table-cell>
          <table:table-cell office:value-type="float" office:value="4.08" table:style-name="ce1">
            <text:p>4,08</text:p>
          </table:table-cell>
          <table:table-cell office:value-type="float" office:value="4.1029999999999998" table:style-name="ce1">
            <text:p>4,103</text:p>
          </table:table-cell>
          <table:table-cell office:value-type="float" office:value="75" table:style-name="ce19">
            <text:p>75</text:p>
          </table:table-cell>
          <table:table-cell office:value-type="float" office:value="4.08" table:style-name="ce25">
            <text:p>4,08</text:p>
          </table:table-cell>
          <table:table-cell table:style-name="ce4"/>
          <table:table-cell table:style-name="ce1"/>
          <table:table-cell office:value-type="float" office:value="3.8069999999999999" table:style-name="ce1">
            <text:p>3,807</text:p>
          </table:table-cell>
          <table:table-cell office:value-type="float" office:value="3.6989999999999998" table:style-name="ce1">
            <text:p>3,699</text:p>
          </table:table-cell>
          <table:table-cell office:value-type="float" office:value="3.8610000000000002" table:style-name="ce1">
            <text:p>3,861</text:p>
          </table:table-cell>
          <table:table-cell office:value-type="float" office:value="3.68" table:style-name="ce1">
            <text:p>3,68</text:p>
          </table:table-cell>
          <table:table-cell office:value-type="float" office:value="75" table:style-name="ce19">
            <text:p>75</text:p>
          </table:table-cell>
          <table:table-cell office:value-type="float" office:value="3.68" table:style-name="ce25">
            <text:p>3,68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4.1500000000000004" table:style-name="ce1">
            <text:p>4,15</text:p>
          </table:table-cell>
          <table:table-cell office:value-type="float" office:value="4.0990000000000002" table:style-name="ce1">
            <text:p>4,099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4.3490000000000002" table:style-name="ce1">
            <text:p>4,349</text:p>
          </table:table-cell>
          <table:table-cell office:value-type="float" office:value="74.010000000000005" table:style-name="ce19">
            <text:p>74,01</text:p>
          </table:table-cell>
          <table:table-cell office:value-type="float" office:value="4.0990000000000002" table:style-name="ce25">
            <text:p>4,099</text:p>
          </table:table-cell>
          <table:table-cell table:style-name="ce4"/>
          <table:table-cell table:style-name="ce1"/>
          <table:table-cell office:value-type="float" office:value="3.84" table:style-name="ce1">
            <text:p>3,84</text:p>
          </table:table-cell>
          <table:table-cell office:value-type="float" office:value="3.8050000000000002" table:style-name="ce1">
            <text:p>3,805</text:p>
          </table:table-cell>
          <table:table-cell office:value-type="float" office:value="3.835" table:style-name="ce1">
            <text:p>3,835</text:p>
          </table:table-cell>
          <table:table-cell office:value-type="float" office:value="3.7519999999999998" table:style-name="ce1">
            <text:p>3,752</text:p>
          </table:table-cell>
          <table:table-cell office:value-type="float" office:value="70.88" table:style-name="ce19">
            <text:p>70,88</text:p>
          </table:table-cell>
          <table:table-cell office:value-type="float" office:value="3.7519999999999998" table:style-name="ce25">
            <text:p>3,752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4.7990000000000004" table:style-name="ce1">
            <text:p>4,799</text:p>
          </table:table-cell>
          <table:table-cell office:value-type="float" office:value="4.133" table:style-name="ce1">
            <text:p>4,133</text:p>
          </table:table-cell>
          <table:table-cell office:value-type="float" office:value="4.3129999999999997" table:style-name="ce1">
            <text:p>4,313</text:p>
          </table:table-cell>
          <table:table-cell office:value-type="float" office:value="4.194" table:style-name="ce1">
            <text:p>4,194</text:p>
          </table:table-cell>
          <table:table-cell office:value-type="float" office:value="72.25" table:style-name="ce19">
            <text:p>72,25</text:p>
          </table:table-cell>
          <table:table-cell office:value-type="float" office:value="4.133" table:style-name="ce25">
            <text:p>4,133</text:p>
          </table:table-cell>
          <table:table-cell table:style-name="ce4"/>
          <table:table-cell table:style-name="ce1"/>
          <table:table-cell office:value-type="float" office:value="4.0289999999999999" table:style-name="ce1">
            <text:p>4,029</text:p>
          </table:table-cell>
          <table:table-cell office:value-type="float" office:value="3.9359999999999999" table:style-name="ce1">
            <text:p>3,936</text:p>
          </table:table-cell>
          <table:table-cell office:value-type="float" office:value="3.88" table:style-name="ce1">
            <text:p>3,88</text:p>
          </table:table-cell>
          <table:table-cell office:value-type="float" office:value="3.8380000000000001" table:style-name="ce1">
            <text:p>3,838</text:p>
          </table:table-cell>
          <table:table-cell office:value-type="float" office:value="66.17" table:style-name="ce19">
            <text:p>66,17</text:p>
          </table:table-cell>
          <table:table-cell office:value-type="float" office:value="3.8380000000000001" table:style-name="ce25">
            <text:p>3,838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4.9240000000000004" table:style-name="ce1">
            <text:p>4,924</text:p>
          </table:table-cell>
          <table:table-cell office:value-type="float" office:value="4.9139999999999997" table:style-name="ce1">
            <text:p>4,914</text:p>
          </table:table-cell>
          <table:table-cell office:value-type="float" office:value="4.3360000000000003" table:style-name="ce1">
            <text:p>4,336</text:p>
          </table:table-cell>
          <table:table-cell office:value-type="float" office:value="4.1909999999999998" table:style-name="ce1">
            <text:p>4,191</text:p>
          </table:table-cell>
          <table:table-cell office:value-type="float" office:value="69.319999999999993" table:style-name="ce19">
            <text:p>69,32</text:p>
          </table:table-cell>
          <table:table-cell office:value-type="float" office:value="4.1909999999999998" table:style-name="ce25">
            <text:p>4,191</text:p>
          </table:table-cell>
          <table:table-cell table:style-name="ce4"/>
          <table:table-cell table:style-name="ce1"/>
          <table:table-cell office:value-type="float" office:value="3.9220000000000002" table:style-name="ce1">
            <text:p>3,922</text:p>
          </table:table-cell>
          <table:table-cell office:value-type="float" office:value="3.9039999999999999" table:style-name="ce1">
            <text:p>3,904</text:p>
          </table:table-cell>
          <table:table-cell office:value-type="float" office:value="3.859" table:style-name="ce1">
            <text:p>3,859</text:p>
          </table:table-cell>
          <table:table-cell office:value-type="float" office:value="3.8759999999999999" table:style-name="ce1">
            <text:p>3,876</text:p>
          </table:table-cell>
          <table:table-cell office:value-type="float" office:value="65.05" table:style-name="ce19">
            <text:p>65,05</text:p>
          </table:table-cell>
          <table:table-cell office:value-type="float" office:value="3.859" table:style-name="ce25">
            <text:p>3,859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4.3849999999999998" table:style-name="ce1">
            <text:p>4,385</text:p>
          </table:table-cell>
          <table:table-cell office:value-type="float" office:value="4.2770000000000001" table:style-name="ce1">
            <text:p>4,277</text:p>
          </table:table-cell>
          <table:table-cell office:value-type="float" office:value="4.335" table:style-name="ce1">
            <text:p>4,335</text:p>
          </table:table-cell>
          <table:table-cell office:value-type="float" office:value="4.1950000000000003" table:style-name="ce1">
            <text:p>4,195</text:p>
          </table:table-cell>
          <table:table-cell office:value-type="float" office:value="69.12" table:style-name="ce19">
            <text:p>69,12</text:p>
          </table:table-cell>
          <table:table-cell office:value-type="float" office:value="4.1950000000000003" table:style-name="ce25">
            <text:p>4,195</text:p>
          </table:table-cell>
          <table:table-cell table:style-name="ce4"/>
          <table:table-cell table:style-name="ce1"/>
          <table:table-cell office:value-type="float" office:value="3.875" table:style-name="ce1">
            <text:p>3,875</text:p>
          </table:table-cell>
          <table:table-cell office:value-type="float" office:value="4.0330000000000004" table:style-name="ce1">
            <text:p>4,033</text:p>
          </table:table-cell>
          <table:table-cell office:value-type="float" office:value="3.8969999999999998" table:style-name="ce1">
            <text:p>3,897</text:p>
          </table:table-cell>
          <table:table-cell office:value-type="float" office:value="3.867" table:style-name="ce1">
            <text:p>3,867</text:p>
          </table:table-cell>
          <table:table-cell office:value-type="float" office:value="64.63" table:style-name="ce19">
            <text:p>64,63</text:p>
          </table:table-cell>
          <table:table-cell office:value-type="float" office:value="3.867" table:style-name="ce25">
            <text:p>3,86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4.6779999999999999" table:style-name="ce1">
            <text:p>4,678</text:p>
          </table:table-cell>
          <table:table-cell office:value-type="float" office:value="4.2519999999999998" table:style-name="ce1">
            <text:p>4,252</text:p>
          </table:table-cell>
          <table:table-cell office:value-type="float" office:value="4.2830000000000004" table:style-name="ce1">
            <text:p>4,283</text:p>
          </table:table-cell>
          <table:table-cell office:value-type="float" office:value="4.2110000000000003" table:style-name="ce1">
            <text:p>4,211</text:p>
          </table:table-cell>
          <table:table-cell office:value-type="float" office:value="68.33" table:style-name="ce19">
            <text:p>68,33</text:p>
          </table:table-cell>
          <table:table-cell office:value-type="float" office:value="4.2110000000000003" table:style-name="ce25">
            <text:p>4,211</text:p>
          </table:table-cell>
          <table:table-cell table:style-name="ce4"/>
          <table:table-cell table:style-name="ce1"/>
          <table:table-cell office:value-type="float" office:value="4.157" table:style-name="ce1">
            <text:p>4,157</text:p>
          </table:table-cell>
          <table:table-cell office:value-type="float" office:value="4.0190000000000001" table:style-name="ce1">
            <text:p>4,019</text:p>
          </table:table-cell>
          <table:table-cell office:value-type="float" office:value="4.0439999999999996" table:style-name="ce1">
            <text:p>4,044</text:p>
          </table:table-cell>
          <table:table-cell office:value-type="float" office:value="3.9910000000000001" table:style-name="ce1">
            <text:p>3,991</text:p>
          </table:table-cell>
          <table:table-cell office:value-type="float" office:value="58.29" table:style-name="ce19">
            <text:p>58,29</text:p>
          </table:table-cell>
          <table:table-cell office:value-type="float" office:value="3.9910000000000001" table:style-name="ce25">
            <text:p>3,991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4.5759999999999996" table:style-name="ce1">
            <text:p>4,576</text:p>
          </table:table-cell>
          <table:table-cell office:value-type="float" office:value="5.0250000000000004" table:style-name="ce1">
            <text:p>5,025</text:p>
          </table:table-cell>
          <table:table-cell office:value-type="float" office:value="4.2190000000000003" table:style-name="ce1">
            <text:p>4,219</text:p>
          </table:table-cell>
          <table:table-cell office:value-type="float" office:value="4.6239999999999997" table:style-name="ce1">
            <text:p>4,624</text:p>
          </table:table-cell>
          <table:table-cell office:value-type="float" office:value="67.930000000000007" table:style-name="ce19">
            <text:p>67,93</text:p>
          </table:table-cell>
          <table:table-cell office:value-type="float" office:value="4.2190000000000003" table:style-name="ce25">
            <text:p>4,219</text:p>
          </table:table-cell>
          <table:table-cell table:style-name="ce4"/>
          <table:table-cell table:style-name="ce1"/>
          <table:table-cell office:value-type="float" office:value="4.04" table:style-name="ce1">
            <text:p>4,04</text:p>
          </table:table-cell>
          <table:table-cell office:value-type="float" office:value="4.1319999999999997" table:style-name="ce1">
            <text:p>4,132</text:p>
          </table:table-cell>
          <table:table-cell office:value-type="float" office:value="4.1509999999999998" table:style-name="ce1">
            <text:p>4,151</text:p>
          </table:table-cell>
          <table:table-cell office:value-type="float" office:value="4.0279999999999996" table:style-name="ce1">
            <text:p>4,028</text:p>
          </table:table-cell>
          <table:table-cell office:value-type="float" office:value="56.47" table:style-name="ce19">
            <text:p>56,47</text:p>
          </table:table-cell>
          <table:table-cell office:value-type="float" office:value="4.0279999999999996" table:style-name="ce25">
            <text:p>4,028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4.7050000000000001" table:style-name="ce1">
            <text:p>4,705</text:p>
          </table:table-cell>
          <table:table-cell office:value-type="float" office:value="4.6319999999999997" table:style-name="ce1">
            <text:p>4,632</text:p>
          </table:table-cell>
          <table:table-cell office:value-type="float" office:value="4.468" table:style-name="ce1">
            <text:p>4,468</text:p>
          </table:table-cell>
          <table:table-cell office:value-type="float" office:value="4.2830000000000004" table:style-name="ce1">
            <text:p>4,283</text:p>
          </table:table-cell>
          <table:table-cell office:value-type="float" office:value="64.83" table:style-name="ce19">
            <text:p>64,83</text:p>
          </table:table-cell>
          <table:table-cell office:value-type="float" office:value="4.2830000000000004" table:style-name="ce25">
            <text:p>4,283</text:p>
          </table:table-cell>
          <table:table-cell table:style-name="ce4"/>
          <table:table-cell table:style-name="ce1"/>
          <table:table-cell office:value-type="float" office:value="4.2130000000000001" table:style-name="ce1">
            <text:p>4,213</text:p>
          </table:table-cell>
          <table:table-cell office:value-type="float" office:value="4.0359999999999996" table:style-name="ce1">
            <text:p>4,036</text:p>
          </table:table-cell>
          <table:table-cell office:value-type="float" office:value="4.4180000000000001" table:style-name="ce1">
            <text:p>4,418</text:p>
          </table:table-cell>
          <table:table-cell office:value-type="float" office:value="4.0620000000000003" table:style-name="ce1">
            <text:p>4,062</text:p>
          </table:table-cell>
          <table:table-cell office:value-type="float" office:value="56.08" table:style-name="ce19">
            <text:p>56,08</text:p>
          </table:table-cell>
          <table:table-cell office:value-type="float" office:value="4.0359999999999996" table:style-name="ce25">
            <text:p>4,036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float" office:value="4.5650000000000004" table:style-name="ce1">
            <text:p>4,565</text:p>
          </table:table-cell>
          <table:table-cell office:value-type="float" office:value="4.2869999999999999" table:style-name="ce1">
            <text:p>4,287</text:p>
          </table:table-cell>
          <table:table-cell office:value-type="float" office:value="4.8390000000000004" table:style-name="ce1">
            <text:p>4,839</text:p>
          </table:table-cell>
          <table:table-cell office:value-type="float" office:value="4.6219999999999999" table:style-name="ce1">
            <text:p>4,622</text:p>
          </table:table-cell>
          <table:table-cell office:value-type="float" office:value="64.64" table:style-name="ce19">
            <text:p>64,64</text:p>
          </table:table-cell>
          <table:table-cell office:value-type="float" office:value="4.2869999999999999" table:style-name="ce25">
            <text:p>4,287</text:p>
          </table:table-cell>
          <table:table-cell table:style-name="ce4"/>
          <table:table-cell table:style-name="ce1"/>
          <table:table-cell office:value-type="float" office:value="4.1920000000000002" table:style-name="ce1">
            <text:p>4,192</text:p>
          </table:table-cell>
          <table:table-cell office:value-type="float" office:value="4.0579999999999998" table:style-name="ce1">
            <text:p>4,058</text:p>
          </table:table-cell>
          <table:table-cell office:value-type="float" office:value="4.218" table:style-name="ce1">
            <text:p>4,218</text:p>
          </table:table-cell>
          <table:table-cell office:value-type="float" office:value="4.0620000000000003" table:style-name="ce1">
            <text:p>4,062</text:p>
          </table:table-cell>
          <table:table-cell office:value-type="float" office:value="55.02" table:style-name="ce19">
            <text:p>55,02</text:p>
          </table:table-cell>
          <table:table-cell office:value-type="float" office:value="4.0579999999999998" table:style-name="ce25">
            <text:p>4,058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4.516" table:style-name="ce1">
            <text:p>4,516</text:p>
          </table:table-cell>
          <table:table-cell office:value-type="float" office:value="4.38" table:style-name="ce1">
            <text:p>4,38</text:p>
          </table:table-cell>
          <table:table-cell office:value-type="float" office:value="4.3310000000000004" table:style-name="ce1">
            <text:p>4,331</text:p>
          </table:table-cell>
          <table:table-cell office:value-type="float" office:value="4.3550000000000004" table:style-name="ce1">
            <text:p>4,355</text:p>
          </table:table-cell>
          <table:table-cell office:value-type="float" office:value="62.57" table:style-name="ce19">
            <text:p>62,57</text:p>
          </table:table-cell>
          <table:table-cell office:value-type="float" office:value="4.3310000000000004" table:style-name="ce25">
            <text:p>4,331</text:p>
          </table:table-cell>
          <table:table-cell table:style-name="ce4"/>
          <table:table-cell table:style-name="ce1"/>
          <table:table-cell office:value-type="float" office:value="4.82" table:style-name="ce1">
            <text:p>4,82</text:p>
          </table:table-cell>
          <table:table-cell office:value-type="float" office:value="4.335" table:style-name="ce1">
            <text:p>4,335</text:p>
          </table:table-cell>
          <table:table-cell office:value-type="float" office:value="4.4039999999999999" table:style-name="ce1">
            <text:p>4,404</text:p>
          </table:table-cell>
          <table:table-cell office:value-type="float" office:value="4.077" table:style-name="ce1">
            <text:p>4,077</text:p>
          </table:table-cell>
          <table:table-cell office:value-type="float" office:value="54.11" table:style-name="ce19">
            <text:p>54,11</text:p>
          </table:table-cell>
          <table:table-cell office:value-type="float" office:value="4.077" table:style-name="ce25">
            <text:p>4,077</text:p>
          </table:table-cell>
          <table:table-cell table:style-name="ce4"/>
          <table:table-cell table:number-columns-repeated="16368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5.0819999999999999" table:style-name="ce1">
            <text:p>5,082</text:p>
          </table:table-cell>
          <table:table-cell office:value-type="float" office:value="5.0579999999999998" table:style-name="ce1">
            <text:p>5,058</text:p>
          </table:table-cell>
          <table:table-cell office:value-type="float" office:value="4.3339999999999996" table:style-name="ce1">
            <text:p>4,334</text:p>
          </table:table-cell>
          <table:table-cell office:value-type="float" office:value="4.3789999999999996" table:style-name="ce1">
            <text:p>4,379</text:p>
          </table:table-cell>
          <table:table-cell office:value-type="float" office:value="62.43" table:style-name="ce19">
            <text:p>62,43</text:p>
          </table:table-cell>
          <table:table-cell office:value-type="float" office:value="4.3339999999999996" table:style-name="ce25">
            <text:p>4,334</text:p>
          </table:table-cell>
          <table:table-cell table:style-name="ce4"/>
          <table:table-cell table:style-name="ce1"/>
          <table:table-cell office:value-type="float" office:value="4.2229999999999999" table:style-name="ce1">
            <text:p>4,223</text:p>
          </table:table-cell>
          <table:table-cell office:value-type="float" office:value="4.1020000000000003" table:style-name="ce1">
            <text:p>4,102</text:p>
          </table:table-cell>
          <table:table-cell office:value-type="float" office:value="4.3890000000000002" table:style-name="ce1">
            <text:p>4,389</text:p>
          </table:table-cell>
          <table:table-cell office:value-type="float" office:value="0" table:style-name="ce1">
            <text:p>0</text:p>
          </table:table-cell>
          <table:table-cell office:value-type="float" office:value="52.93" table:style-name="ce19">
            <text:p>52,93</text:p>
          </table:table-cell>
          <table:table-cell office:value-type="float" office:value="4.1020000000000003" table:style-name="ce25">
            <text:p>4,102</text:p>
          </table:table-cell>
          <table:table-cell table:number-columns-repeated="16369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4.4950000000000001" table:style-name="ce1">
            <text:p>4,495</text:p>
          </table:table-cell>
          <table:table-cell office:value-type="float" office:value="4.4989999999999997" table:style-name="ce1">
            <text:p>4,499</text:p>
          </table:table-cell>
          <table:table-cell office:value-type="float" office:value="4.3440000000000003" table:style-name="ce1">
            <text:p>4,344</text:p>
          </table:table-cell>
          <table:table-cell office:value-type="float" office:value="4.3849999999999998" table:style-name="ce1">
            <text:p>4,385</text:p>
          </table:table-cell>
          <table:table-cell office:value-type="float" office:value="61.96" table:style-name="ce19">
            <text:p>61,96</text:p>
          </table:table-cell>
          <table:table-cell office:value-type="float" office:value="4.3440000000000003" table:style-name="ce25">
            <text:p>4,344</text:p>
          </table:table-cell>
          <table:table-cell table:style-name="ce4"/>
          <table:table-cell table:style-name="ce1"/>
          <table:table-cell office:value-type="float" office:value="4.4359999999999999" table:style-name="ce1">
            <text:p>4,436</text:p>
          </table:table-cell>
          <table:table-cell office:value-type="float" office:value="4.1630000000000003" table:style-name="ce1">
            <text:p>4,163</text:p>
          </table:table-cell>
          <table:table-cell office:value-type="float" office:value="4.32" table:style-name="ce1">
            <text:p>4,32</text:p>
          </table:table-cell>
          <table:table-cell office:value-type="float" office:value="4.141" table:style-name="ce1">
            <text:p>4,141</text:p>
          </table:table-cell>
          <table:table-cell office:value-type="float" office:value="51.12" table:style-name="ce19">
            <text:p>51,12</text:p>
          </table:table-cell>
          <table:table-cell office:value-type="float" office:value="4.141" table:style-name="ce25">
            <text:p>4,141</text:p>
          </table:table-cell>
          <table:table-cell table:number-columns-repeated="16369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4.8650000000000002" table:style-name="ce1">
            <text:p>4,865</text:p>
          </table:table-cell>
          <table:table-cell office:value-type="float" office:value="5.6520000000000001" table:style-name="ce1">
            <text:p>5,652</text:p>
          </table:table-cell>
          <table:table-cell office:value-type="float" office:value="4.4909999999999997" table:style-name="ce1">
            <text:p>4,491</text:p>
          </table:table-cell>
          <table:table-cell office:value-type="float" office:value="4.3810000000000002" table:style-name="ce1">
            <text:p>4,381</text:p>
          </table:table-cell>
          <table:table-cell office:value-type="float" office:value="60.26" table:style-name="ce19">
            <text:p>60,26</text:p>
          </table:table-cell>
          <table:table-cell office:value-type="float" office:value="4.3810000000000002" table:style-name="ce25">
            <text:p>4,381</text:p>
          </table:table-cell>
          <table:table-cell table:style-name="ce4"/>
          <table:table-cell table:style-name="ce1"/>
          <table:table-cell office:value-type="float" office:value="4.2320000000000002" table:style-name="ce1">
            <text:p>4,232</text:p>
          </table:table-cell>
          <table:table-cell office:value-type="float" office:value="4.1529999999999996" table:style-name="ce1">
            <text:p>4,153</text:p>
          </table:table-cell>
          <table:table-cell office:value-type="float" office:value="4.3170000000000002" table:style-name="ce1">
            <text:p>4,317</text:p>
          </table:table-cell>
          <table:table-cell office:value-type="float" office:value="4.2039999999999997" table:style-name="ce1">
            <text:p>4,204</text:p>
          </table:table-cell>
          <table:table-cell office:value-type="float" office:value="50.57" table:style-name="ce19">
            <text:p>50,57</text:p>
          </table:table-cell>
          <table:table-cell office:value-type="float" office:value="4.1529999999999996" table:style-name="ce25">
            <text:p>4,153</text:p>
          </table:table-cell>
          <table:table-cell table:number-columns-repeated="16369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5.2249999999999996" table:style-name="ce1">
            <text:p>5,225</text:p>
          </table:table-cell>
          <table:table-cell office:value-type="float" office:value="4.7149999999999999" table:style-name="ce1">
            <text:p>4,715</text:p>
          </table:table-cell>
          <table:table-cell office:value-type="float" office:value="4.4329999999999998" table:style-name="ce1">
            <text:p>4,433</text:p>
          </table:table-cell>
          <table:table-cell office:value-type="float" office:value="4.3899999999999997" table:style-name="ce1">
            <text:p>4,39</text:p>
          </table:table-cell>
          <table:table-cell office:value-type="float" office:value="59.85" table:style-name="ce19">
            <text:p>59,85</text:p>
          </table:table-cell>
          <table:table-cell office:value-type="float" office:value="4.3899999999999997" table:style-name="ce25">
            <text:p>4,39</text:p>
          </table:table-cell>
          <table:table-cell table:style-name="ce4"/>
          <table:table-cell table:style-name="ce1"/>
          <table:table-cell office:value-type="float" office:value="4.2990000000000004" table:style-name="ce1">
            <text:p>4,299</text:p>
          </table:table-cell>
          <table:table-cell office:value-type="float" office:value="4.1619999999999999" table:style-name="ce1">
            <text:p>4,162</text:p>
          </table:table-cell>
          <table:table-cell office:value-type="float" office:value="4.2969999999999997" table:style-name="ce1">
            <text:p>4,297</text:p>
          </table:table-cell>
          <table:table-cell office:value-type="float" office:value="4.2110000000000003" table:style-name="ce1">
            <text:p>4,211</text:p>
          </table:table-cell>
          <table:table-cell office:value-type="float" office:value="50.16" table:style-name="ce19">
            <text:p>50,16</text:p>
          </table:table-cell>
          <table:table-cell office:value-type="float" office:value="4.1619999999999999" table:style-name="ce25">
            <text:p>4,162</text:p>
          </table:table-cell>
          <table:table-cell table:number-columns-repeated="16369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5.319" table:style-name="ce1">
            <text:p>5,319</text:p>
          </table:table-cell>
          <table:table-cell office:value-type="float" office:value="4.9560000000000004" table:style-name="ce1">
            <text:p>4,956</text:p>
          </table:table-cell>
          <table:table-cell office:value-type="float" office:value="4.4619999999999997" table:style-name="ce1">
            <text:p>4,462</text:p>
          </table:table-cell>
          <table:table-cell office:value-type="float" office:value="4.391" table:style-name="ce1">
            <text:p>4,391</text:p>
          </table:table-cell>
          <table:table-cell office:value-type="float" office:value="59.81" table:style-name="ce19">
            <text:p>59,81</text:p>
          </table:table-cell>
          <table:table-cell office:value-type="float" office:value="4.391" table:style-name="ce25">
            <text:p>4,391</text:p>
          </table:table-cell>
          <table:table-cell table:style-name="ce4"/>
          <table:table-cell table:style-name="ce1"/>
          <table:table-cell office:value-type="float" office:value="4.3040000000000003" table:style-name="ce1">
            <text:p>4,304</text:p>
          </table:table-cell>
          <table:table-cell office:value-type="float" office:value="34.223999999999997" table:style-name="ce1">
            <text:p>34,224</text:p>
          </table:table-cell>
          <table:table-cell office:value-type="float" office:value="5.6580000000000004" table:style-name="ce1">
            <text:p>5,658</text:p>
          </table:table-cell>
          <table:table-cell office:value-type="float" office:value="4.165" table:style-name="ce1">
            <text:p>4,165</text:p>
          </table:table-cell>
          <table:table-cell office:value-type="float" office:value="50.02" table:style-name="ce19">
            <text:p>50,02</text:p>
          </table:table-cell>
          <table:table-cell office:value-type="float" office:value="4.165" table:style-name="ce25">
            <text:p>4,165</text:p>
          </table:table-cell>
          <table:table-cell table:number-columns-repeated="16369"/>
        </table:table-row>
        <table:table-row table:number-rows-repeated="1048539" table:style-name="ro1">
          <table:table-cell table:number-columns-repeated="16384"/>
        </table:table-row>
      </table:table>
      <table:table table:name="skidpad" table:style-name="ta1">
        <table:shapes>
          <draw:frame draw:z-index="1" draw:id="id1" draw:style-name="a1" draw:name="Graphique 1" svg:x="9.5256in" svg:y="0.84365in" svg:width="7.1122in" svg:height="4.0003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6" table:default-cell-style-name="ce13"/>
        <table:table-column table:style-name="co2" table:number-columns-repeated="4" table:default-cell-style-name="ce2"/>
        <table:table-column table:style-name="co7" table:default-cell-style-name="ce2"/>
        <table:table-column table:style-name="co2" table:default-cell-style-name="ce4"/>
        <table:table-column table:style-name="co1" table:default-cell-style-name="ce4"/>
        <table:table-column table:style-name="co8" table:default-cell-style-name="ce1"/>
        <table:table-column table:style-name="co2" table:number-columns-repeated="4" table:default-cell-style-name="ce2"/>
        <table:table-column table:style-name="co9" table:default-cell-style-name="ce2"/>
        <table:table-column table:style-name="co2" table:default-cell-style-name="ce4"/>
        <table:table-column table:style-name="co1" table:default-cell-style-name="ce4"/>
        <table:table-column table:style-name="co4" table:number-columns-repeated="1004" table:default-cell-style-name="ce2"/>
        <table:table-column table:style-name="co4" table:number-columns-repeated="4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5" table:number-rows-spanned="1" table:style-name="ce15">
            <text:p>skidpad results FSC (combustion)</text:p>
          </table:table-cell>
          <table:covered-table-cell table:number-columns-repeated="4"/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4" table:style-name="ce2"/>
          <table:table-cell table:style-name="ce3"/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string" table:style-name="ce6">
            <text:p>dry</text:p>
          </table:table-cell>
          <table:table-cell office:value-type="string" table:number-columns-spanned="4" table:number-rows-spanned="1" table:style-name="ce17">
            <text:p>FS ATA 2017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 ATA 2018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004" table:style-name="ce10"/>
          <table:table-cell table:number-columns-repeated="4" table:style-name="ce16"/>
          <table:table-cell table:number-columns-repeated="1536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4.9950000000000001" table:style-name="ce2">
            <text:p>5,00</text:p>
          </table:table-cell>
          <table:table-cell office:value-type="float" office:value="4.835" table:style-name="ce2">
            <text:p>4,84</text:p>
          </table:table-cell>
          <table:table-cell office:value-type="float" office:value="4.71" table:style-name="ce2">
            <text:p>4,71</text:p>
          </table:table-cell>
          <table:table-cell table:style-name="ce2"/>
          <table:table-cell office:value-type="float" office:value="75" table:style-name="ce7">
            <text:p>75,00</text:p>
          </table:table-cell>
          <table:table-cell office:value-type="float" office:value="4.71" table:formula="of:=MIN([.B4:.E4])" table:style-name="ce4">
            <text:p>4,71</text:p>
          </table:table-cell>
          <table:table-cell office:value-type="float" office:value="4.8466666666666667" table:formula="of:=SUM([.B4:.E4])/COUNT([.B4:.E4])" table:style-name="ce4">
            <text:p>4,85</text:p>
          </table:table-cell>
          <table:table-cell table:style-name="ce1"/>
          <table:table-cell office:value-type="float" office:value="4.8860000000000001" table:style-name="ce2">
            <text:p>4,89</text:p>
          </table:table-cell>
          <table:table-cell office:value-type="float" office:value="4.8029999999999999" table:style-name="ce2">
            <text:p>4,80</text:p>
          </table:table-cell>
          <table:table-cell office:value-type="float" office:value="4.7279999999999998" table:style-name="ce2">
            <text:p>4,73</text:p>
          </table:table-cell>
          <table:table-cell office:value-type="float" office:value="4.6509999999999998" table:style-name="ce2">
            <text:p>4,65</text:p>
          </table:table-cell>
          <table:table-cell office:value-type="float" office:value="75" table:style-name="ce7">
            <text:p>75,00</text:p>
          </table:table-cell>
          <table:table-cell office:value-type="float" office:value="4.6509999999999998" table:formula="of:=MIN([.J4:.M4])" table:style-name="ce4">
            <text:p>4,65</text:p>
          </table:table-cell>
          <table:table-cell office:value-type="float" office:value="4.7669999999999995" table:formula="of:=SUM([.J4:.M4])/COUNT([.J4:.M4])" table:style-name="ce4">
            <text:p>4,77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6.24" table:style-name="ce2">
            <text:p>6,24</text:p>
          </table:table-cell>
          <table:table-cell office:value-type="float" office:value="5.58" table:style-name="ce2">
            <text:p>5,58</text:p>
          </table:table-cell>
          <table:table-cell office:value-type="float" office:value="5.0650000000000004" table:style-name="ce2">
            <text:p>5,07</text:p>
          </table:table-cell>
          <table:table-cell office:value-type="float" office:value="4.9850000000000003" table:style-name="ce2">
            <text:p>4,99</text:p>
          </table:table-cell>
          <table:table-cell office:value-type="float" office:value="53.691000000000003" table:style-name="ce7">
            <text:p>53,69</text:p>
          </table:table-cell>
          <table:table-cell office:value-type="float" office:value="4.9850000000000003" table:formula="of:=MIN([.B5:.E5])" table:style-name="ce4">
            <text:p>4,99</text:p>
          </table:table-cell>
          <table:table-cell office:value-type="float" office:value="5.4675000000000002" table:formula="of:=SUM([.B5:.E5])/COUNT([.B5:.E5])" table:style-name="ce4">
            <text:p>5,47</text:p>
          </table:table-cell>
          <table:table-cell table:style-name="ce1"/>
          <table:table-cell office:value-type="float" office:value="4.7839999999999998" table:style-name="ce2">
            <text:p>4,78</text:p>
          </table:table-cell>
          <table:table-cell office:value-type="float" office:value="4.8559999999999999" table:style-name="ce2">
            <text:p>4,86</text:p>
          </table:table-cell>
          <table:table-cell office:value-type="float" office:value="5.782" table:style-name="ce2">
            <text:p>5,78</text:p>
          </table:table-cell>
          <table:table-cell office:value-type="float" office:value="5.1539999999999999" table:style-name="ce2">
            <text:p>5,15</text:p>
          </table:table-cell>
          <table:table-cell office:value-type="float" office:value="64.11" table:style-name="ce7">
            <text:p>64,11</text:p>
          </table:table-cell>
          <table:table-cell office:value-type="float" office:value="4.7839999999999998" table:formula="of:=MIN([.J5:.M5])" table:style-name="ce4">
            <text:p>4,78</text:p>
          </table:table-cell>
          <table:table-cell office:value-type="float" office:value="5.1440000000000001" table:formula="of:=SUM([.J5:.M5])/COUNT([.J5:.M5])" table:style-name="ce4">
            <text:p>5,14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5.0949999999999998" table:style-name="ce2">
            <text:p>5,10</text:p>
          </table:table-cell>
          <table:table-cell office:value-type="float" office:value="5.0650000000000004" table:style-name="ce2">
            <text:p>5,07</text:p>
          </table:table-cell>
          <table:table-cell office:value-type="float" office:value="4.99" table:style-name="ce2">
            <text:p>4,99</text:p>
          </table:table-cell>
          <table:table-cell office:value-type="float" office:value="5.53" table:style-name="ce2">
            <text:p>5,53</text:p>
          </table:table-cell>
          <table:table-cell office:value-type="float" office:value="53.335999999999999" table:style-name="ce7">
            <text:p>53,34</text:p>
          </table:table-cell>
          <table:table-cell office:value-type="float" office:value="4.99" table:formula="of:=MIN([.B6:.E6])" table:style-name="ce4">
            <text:p>4,99</text:p>
          </table:table-cell>
          <table:table-cell office:value-type="float" office:value="5.17" table:formula="of:=SUM([.B6:.E6])/COUNT([.B6:.E6])" table:style-name="ce4">
            <text:p>5,17</text:p>
          </table:table-cell>
          <table:table-cell table:style-name="ce1"/>
          <table:table-cell office:value-type="float" office:value="5.1449999999999996" table:style-name="ce2">
            <text:p>5,15</text:p>
          </table:table-cell>
          <table:table-cell office:value-type="float" office:value="5.0069999999999997" table:style-name="ce2">
            <text:p>5,01</text:p>
          </table:table-cell>
          <table:table-cell office:value-type="float" office:value="4.9219999999999997" table:style-name="ce2">
            <text:p>4,92</text:p>
          </table:table-cell>
          <table:table-cell office:value-type="float" office:value="4.992" table:style-name="ce2">
            <text:p>4,99</text:p>
          </table:table-cell>
          <table:table-cell office:value-type="float" office:value="53.731000000000002" table:style-name="ce7">
            <text:p>53,73</text:p>
          </table:table-cell>
          <table:table-cell office:value-type="float" office:value="4.9219999999999997" table:formula="of:=MIN([.J6:.M6])" table:style-name="ce4">
            <text:p>4,92</text:p>
          </table:table-cell>
          <table:table-cell office:value-type="float" office:value="5.0164999999999997" table:formula="of:=SUM([.J6:.M6])/COUNT([.J6:.M6])" table:style-name="ce4">
            <text:p>5,02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5.09" table:style-name="ce2">
            <text:p>5,09</text:p>
          </table:table-cell>
          <table:table-cell office:value-type="float" office:value="5.0049999999999999" table:style-name="ce2">
            <text:p>5,01</text:p>
          </table:table-cell>
          <table:table-cell office:value-type="float" office:value="5.2050000000000001" table:style-name="ce2">
            <text:p>5,21</text:p>
          </table:table-cell>
          <table:table-cell office:value-type="float" office:value="5.07" table:style-name="ce2">
            <text:p>5,07</text:p>
          </table:table-cell>
          <table:table-cell office:value-type="float" office:value="52.277000000000001" table:style-name="ce7">
            <text:p>52,28</text:p>
          </table:table-cell>
          <table:table-cell office:value-type="float" office:value="5.0049999999999999" table:formula="of:=MIN([.B7:.E7])" table:style-name="ce4">
            <text:p>5,01</text:p>
          </table:table-cell>
          <table:table-cell office:value-type="float" office:value="5.0924999999999994" table:formula="of:=SUM([.B7:.E7])/COUNT([.B7:.E7])" table:style-name="ce4">
            <text:p>5,09</text:p>
          </table:table-cell>
          <table:table-cell table:style-name="ce1"/>
          <table:table-cell office:value-type="float" office:value="4.9619999999999997" table:style-name="ce2">
            <text:p>4,96</text:p>
          </table:table-cell>
          <table:table-cell office:value-type="float" office:value="4.9930000000000003" table:style-name="ce2">
            <text:p>4,99</text:p>
          </table:table-cell>
          <table:table-cell office:value-type="float" office:value="5.1310000000000002" table:style-name="ce2">
            <text:p>5,13</text:p>
          </table:table-cell>
          <table:table-cell office:value-type="float" office:value="5.1879999999999997" table:style-name="ce2">
            <text:p>5,19</text:p>
          </table:table-cell>
          <table:table-cell office:value-type="float" office:value="50.884" table:style-name="ce7">
            <text:p>50,88</text:p>
          </table:table-cell>
          <table:table-cell office:value-type="float" office:value="4.9619999999999997" table:formula="of:=MIN([.J7:.M7])" table:style-name="ce4">
            <text:p>4,96</text:p>
          </table:table-cell>
          <table:table-cell office:value-type="float" office:value="5.0685000000000002" table:formula="of:=SUM([.J7:.M7])/COUNT([.J7:.M7])" table:style-name="ce4">
            <text:p>5,07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5" table:style-name="ce13">
            <text:p>5</text:p>
          </table:table-cell>
          <table:table-cell table:style-name="ce2"/>
          <table:table-cell office:value-type="float" office:value="5.56" table:style-name="ce2">
            <text:p>5,56</text:p>
          </table:table-cell>
          <table:table-cell table:style-name="ce2"/>
          <table:table-cell office:value-type="float" office:value="5.03" table:style-name="ce2">
            <text:p>5,03</text:p>
          </table:table-cell>
          <table:table-cell office:value-type="float" office:value="50.533000000000001" table:style-name="ce7">
            <text:p>50,53</text:p>
          </table:table-cell>
          <table:table-cell office:value-type="float" office:value="5.03" table:formula="of:=MIN([.B8:.E8])" table:style-name="ce4">
            <text:p>5,03</text:p>
          </table:table-cell>
          <table:table-cell office:value-type="float" office:value="5.2949999999999999" table:formula="of:=SUM([.B8:.E8])/COUNT([.B8:.E8])" table:style-name="ce4">
            <text:p>5,30</text:p>
          </table:table-cell>
          <table:table-cell table:style-name="ce1"/>
          <table:table-cell office:value-type="float" office:value="5.5179999999999998" table:style-name="ce2">
            <text:p>5,52</text:p>
          </table:table-cell>
          <table:table-cell office:value-type="float" office:value="5.2590000000000003" table:style-name="ce2">
            <text:p>5,26</text:p>
          </table:table-cell>
          <table:table-cell table:style-name="ce2"/>
          <table:table-cell office:value-type="float" office:value="4.9960000000000004" table:style-name="ce2">
            <text:p>5,00</text:p>
          </table:table-cell>
          <table:table-cell office:value-type="float" office:value="48.517000000000003" table:style-name="ce7">
            <text:p>48,52</text:p>
          </table:table-cell>
          <table:table-cell office:value-type="float" office:value="4.9960000000000004" table:formula="of:=MIN([.J8:.M8])" table:style-name="ce4">
            <text:p>5,00</text:p>
          </table:table-cell>
          <table:table-cell office:value-type="float" office:value="5.2576666666666672" table:formula="of:=SUM([.J8:.M8])/COUNT([.J8:.M8])" table:style-name="ce4">
            <text:p>5,26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5.04" table:style-name="ce2">
            <text:p>5,04</text:p>
          </table:table-cell>
          <table:table-cell table:number-columns-repeated="3" table:style-name="ce2"/>
          <table:table-cell office:value-type="float" office:value="49.843000000000004" table:style-name="ce7">
            <text:p>49,84</text:p>
          </table:table-cell>
          <table:table-cell office:value-type="float" office:value="5.04" table:formula="of:=MIN([.B9:.E9])" table:style-name="ce4">
            <text:p>5,04</text:p>
          </table:table-cell>
          <table:table-cell office:value-type="float" office:value="5.04" table:formula="of:=SUM([.B9:.E9])/COUNT([.B9:.E9])" table:style-name="ce4">
            <text:p>5,04</text:p>
          </table:table-cell>
          <table:table-cell table:style-name="ce1"/>
          <table:table-cell office:value-type="float" office:value="5.3120000000000003" table:style-name="ce2">
            <text:p>5,31</text:p>
          </table:table-cell>
          <table:table-cell office:value-type="float" office:value="5.0380000000000003" table:style-name="ce2">
            <text:p>5,04</text:p>
          </table:table-cell>
          <table:table-cell table:number-columns-repeated="2" table:style-name="ce2"/>
          <table:table-cell office:value-type="float" office:value="45.658999999999999" table:style-name="ce7">
            <text:p>45,66</text:p>
          </table:table-cell>
          <table:table-cell office:value-type="float" office:value="5.0380000000000003" table:formula="of:=MIN([.J9:.M9])" table:style-name="ce4">
            <text:p>5,04</text:p>
          </table:table-cell>
          <table:table-cell office:value-type="float" office:value="5.1750000000000007" table:formula="of:=SUM([.J9:.M9])/COUNT([.J9:.M9])" table:style-name="ce4">
            <text:p>5,18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5.2050000000000001" table:style-name="ce2">
            <text:p>5,21</text:p>
          </table:table-cell>
          <table:table-cell office:value-type="float" office:value="5.0650000000000004" table:style-name="ce2">
            <text:p>5,07</text:p>
          </table:table-cell>
          <table:table-cell office:value-type="float" office:value="5.57" table:style-name="ce2">
            <text:p>5,57</text:p>
          </table:table-cell>
          <table:table-cell office:value-type="float" office:value="5.14" table:style-name="ce2">
            <text:p>5,14</text:p>
          </table:table-cell>
          <table:table-cell office:value-type="float" office:value="48.134999999999998" table:style-name="ce7">
            <text:p>48,14</text:p>
          </table:table-cell>
          <table:table-cell office:value-type="float" office:value="5.0650000000000004" table:formula="of:=MIN([.B10:.E10])" table:style-name="ce4">
            <text:p>5,07</text:p>
          </table:table-cell>
          <table:table-cell office:value-type="float" office:value="5.2450000000000001" table:formula="of:=SUM([.B10:.E10])/COUNT([.B10:.E10])" table:style-name="ce4">
            <text:p>5,25</text:p>
          </table:table-cell>
          <table:table-cell table:style-name="ce1"/>
          <table:table-cell office:value-type="float" office:value="5.1260000000000003" table:style-name="ce2">
            <text:p>5,13</text:p>
          </table:table-cell>
          <table:table-cell office:value-type="float" office:value="5.0419999999999998" table:style-name="ce2">
            <text:p>5,04</text:p>
          </table:table-cell>
          <table:table-cell table:number-columns-repeated="2" table:style-name="ce2"/>
          <table:table-cell office:value-type="float" office:value="45.39" table:style-name="ce7">
            <text:p>45,39</text:p>
          </table:table-cell>
          <table:table-cell office:value-type="float" office:value="5.0419999999999998" table:formula="of:=MIN([.J10:.M10])" table:style-name="ce4">
            <text:p>5,04</text:p>
          </table:table-cell>
          <table:table-cell office:value-type="float" office:value="5.0839999999999996" table:formula="of:=SUM([.J10:.M10])/COUNT([.J10:.M10])" table:style-name="ce4">
            <text:p>5,08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5.2" table:style-name="ce2">
            <text:p>5,20</text:p>
          </table:table-cell>
          <table:table-cell office:value-type="float" office:value="5.08" table:style-name="ce2">
            <text:p>5,08</text:p>
          </table:table-cell>
          <table:table-cell office:value-type="float" office:value="6.01" table:style-name="ce2">
            <text:p>6,01</text:p>
          </table:table-cell>
          <table:table-cell office:value-type="float" office:value="5.3849999999999998" table:style-name="ce2">
            <text:p>5,39</text:p>
          </table:table-cell>
          <table:table-cell office:value-type="float" office:value="47.122" table:style-name="ce7">
            <text:p>47,12</text:p>
          </table:table-cell>
          <table:table-cell office:value-type="float" office:value="5.08" table:formula="of:=MIN([.B11:.E11])" table:style-name="ce4">
            <text:p>5,08</text:p>
          </table:table-cell>
          <table:table-cell office:value-type="float" office:value="5.4187499999999993" table:formula="of:=SUM([.B11:.E11])/COUNT([.B11:.E11])" table:style-name="ce4">
            <text:p>5,42</text:p>
          </table:table-cell>
          <table:table-cell table:style-name="ce1"/>
          <table:table-cell office:value-type="float" office:value="5.25" table:style-name="ce2">
            <text:p>5,25</text:p>
          </table:table-cell>
          <table:table-cell office:value-type="float" office:value="5.0469999999999997" table:style-name="ce2">
            <text:p>5,05</text:p>
          </table:table-cell>
          <table:table-cell office:value-type="float" office:value="5.5110000000000001" table:style-name="ce2">
            <text:p>5,51</text:p>
          </table:table-cell>
          <table:table-cell office:value-type="float" office:value="5.0430000000000001" table:style-name="ce2">
            <text:p>5,04</text:p>
          </table:table-cell>
          <table:table-cell office:value-type="float" office:value="45.323" table:style-name="ce7">
            <text:p>45,32</text:p>
          </table:table-cell>
          <table:table-cell office:value-type="float" office:value="5.0430000000000001" table:formula="of:=MIN([.J11:.M11])" table:style-name="ce4">
            <text:p>5,04</text:p>
          </table:table-cell>
          <table:table-cell office:value-type="float" office:value="5.2127499999999998" table:formula="of:=SUM([.J11:.M11])/COUNT([.J11:.M11])" table:style-name="ce4">
            <text:p>5,21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table:style-name="ce2"/>
          <table:table-cell office:value-type="float" office:value="5.2549999999999999" table:style-name="ce2">
            <text:p>5,26</text:p>
          </table:table-cell>
          <table:table-cell office:value-type="float" office:value="5.24" table:style-name="ce2">
            <text:p>5,24</text:p>
          </table:table-cell>
          <table:table-cell office:value-type="float" office:value="5.165" table:style-name="ce2">
            <text:p>5,17</text:p>
          </table:table-cell>
          <table:table-cell office:value-type="float" office:value="41.548999999999999" table:style-name="ce7">
            <text:p>41,55</text:p>
          </table:table-cell>
          <table:table-cell office:value-type="float" office:value="5.165" table:formula="of:=MIN([.B12:.E12])" table:style-name="ce4">
            <text:p>5,17</text:p>
          </table:table-cell>
          <table:table-cell office:value-type="float" office:value="5.22" table:formula="of:=SUM([.B12:.E12])/COUNT([.B12:.E12])" table:style-name="ce4">
            <text:p>5,22</text:p>
          </table:table-cell>
          <table:table-cell table:style-name="ce1"/>
          <table:table-cell table:number-columns-repeated="2" table:style-name="ce2"/>
          <table:table-cell office:value-type="float" office:value="5.3250000000000002" table:style-name="ce2">
            <text:p>5,33</text:p>
          </table:table-cell>
          <table:table-cell office:value-type="float" office:value="5.0460000000000003" table:style-name="ce2">
            <text:p>5,05</text:p>
          </table:table-cell>
          <table:table-cell office:value-type="float" office:value="45.122999999999998" table:style-name="ce7">
            <text:p>45,12</text:p>
          </table:table-cell>
          <table:table-cell office:value-type="float" office:value="5.0460000000000003" table:formula="of:=MIN([.J12:.M12])" table:style-name="ce4">
            <text:p>5,05</text:p>
          </table:table-cell>
          <table:table-cell office:value-type="float" office:value="5.1855000000000002" table:formula="of:=SUM([.J12:.M12])/COUNT([.J12:.M12])" table:style-name="ce4">
            <text:p>5,19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5.31" table:style-name="ce2">
            <text:p>5,31</text:p>
          </table:table-cell>
          <table:table-cell office:value-type="float" office:value="5.1950000000000003" table:style-name="ce2">
            <text:p>5,20</text:p>
          </table:table-cell>
          <table:table-cell table:number-columns-repeated="2" table:style-name="ce2"/>
          <table:table-cell office:value-type="float" office:value="39.646999999999998" table:style-name="ce7">
            <text:p>39,65</text:p>
          </table:table-cell>
          <table:table-cell office:value-type="float" office:value="5.1950000000000003" table:formula="of:=MIN([.B13:.E13])" table:style-name="ce4">
            <text:p>5,20</text:p>
          </table:table-cell>
          <table:table-cell office:value-type="float" office:value="5.2524999999999995" table:formula="of:=SUM([.B13:.E13])/COUNT([.B13:.E13])" table:style-name="ce4">
            <text:p>5,25</text:p>
          </table:table-cell>
          <table:table-cell table:style-name="ce1"/>
          <table:table-cell office:value-type="float" office:value="5.7389999999999999" table:style-name="ce2">
            <text:p>5,74</text:p>
          </table:table-cell>
          <table:table-cell office:value-type="float" office:value="5.0469999999999997" table:style-name="ce2">
            <text:p>5,05</text:p>
          </table:table-cell>
          <table:table-cell office:value-type="float" office:value="6.4969999999999999" table:style-name="ce2">
            <text:p>6,50</text:p>
          </table:table-cell>
          <table:table-cell office:value-type="float" office:value="5.1779999999999999" table:style-name="ce2">
            <text:p>5,18</text:p>
          </table:table-cell>
          <table:table-cell office:value-type="float" office:value="45.055999999999997" table:style-name="ce7">
            <text:p>45,06</text:p>
          </table:table-cell>
          <table:table-cell office:value-type="float" office:value="5.0469999999999997" table:formula="of:=MIN([.J13:.M13])" table:style-name="ce4">
            <text:p>5,05</text:p>
          </table:table-cell>
          <table:table-cell office:value-type="float" office:value="5.6152500000000005" table:formula="of:=SUM([.J13:.M13])/COUNT([.J13:.M13])" table:style-name="ce4">
            <text:p>5,62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5.55" table:style-name="ce2">
            <text:p>5,55</text:p>
          </table:table-cell>
          <table:table-cell office:value-type="float" office:value="5.2350000000000003" table:style-name="ce2">
            <text:p>5,24</text:p>
          </table:table-cell>
          <table:table-cell table:number-columns-repeated="2" table:style-name="ce2"/>
          <table:table-cell office:value-type="float" office:value="37.161000000000001" table:style-name="ce7">
            <text:p>37,16</text:p>
          </table:table-cell>
          <table:table-cell office:value-type="float" office:value="5.2350000000000003" table:formula="of:=MIN([.B14:.E14])" table:style-name="ce4">
            <text:p>5,24</text:p>
          </table:table-cell>
          <table:table-cell office:value-type="float" office:value="5.3925000000000001" table:formula="of:=SUM([.B14:.E14])/COUNT([.B14:.E14])" table:style-name="ce4">
            <text:p>5,39</text:p>
          </table:table-cell>
          <table:table-cell table:style-name="ce1"/>
          <table:table-cell office:value-type="float" office:value="5.3259999999999996" table:style-name="ce2">
            <text:p>5,33</text:p>
          </table:table-cell>
          <table:table-cell office:value-type="float" office:value="5.1100000000000003" table:style-name="ce2">
            <text:p>5,11</text:p>
          </table:table-cell>
          <table:table-cell table:number-columns-repeated="2" table:style-name="ce2"/>
          <table:table-cell office:value-type="float" office:value="40.921999999999997" table:style-name="ce7">
            <text:p>40,92</text:p>
          </table:table-cell>
          <table:table-cell office:value-type="float" office:value="5.1100000000000003" table:formula="of:=MIN([.J14:.M14])" table:style-name="ce4">
            <text:p>5,11</text:p>
          </table:table-cell>
          <table:table-cell office:value-type="float" office:value="5.218" table:formula="of:=SUM([.J14:.M14])/COUNT([.J14:.M14])" table:style-name="ce4">
            <text:p>5,22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5.37" table:style-name="ce2">
            <text:p>5,37</text:p>
          </table:table-cell>
          <table:table-cell office:value-type="float" office:value="5.24" table:style-name="ce2">
            <text:p>5,24</text:p>
          </table:table-cell>
          <table:table-cell table:style-name="ce2"/>
          <table:table-cell office:value-type="float" office:value="5.3650000000000002" table:style-name="ce2">
            <text:p>5,37</text:p>
          </table:table-cell>
          <table:table-cell office:value-type="float" office:value="36.854999999999997" table:style-name="ce7">
            <text:p>36,86</text:p>
          </table:table-cell>
          <table:table-cell office:value-type="float" office:value="5.24" table:formula="of:=MIN([.B15:.E15])" table:style-name="ce4">
            <text:p>5,24</text:p>
          </table:table-cell>
          <table:table-cell office:value-type="float" office:value="5.3250000000000002" table:formula="of:=SUM([.B15:.E15])/COUNT([.B15:.E15])" table:style-name="ce4">
            <text:p>5,33</text:p>
          </table:table-cell>
          <table:table-cell table:style-name="ce1"/>
          <table:table-cell office:value-type="float" office:value="5.5149999999999997" table:style-name="ce2">
            <text:p>5,52</text:p>
          </table:table-cell>
          <table:table-cell office:value-type="float" office:value="5.26" table:style-name="ce2">
            <text:p>5,26</text:p>
          </table:table-cell>
          <table:table-cell office:value-type="float" office:value="5.4560000000000004" table:style-name="ce2">
            <text:p>5,46</text:p>
          </table:table-cell>
          <table:table-cell office:value-type="float" office:value="5.1310000000000002" table:style-name="ce2">
            <text:p>5,13</text:p>
          </table:table-cell>
          <table:table-cell office:value-type="float" office:value="39.578000000000003" table:style-name="ce7">
            <text:p>39,58</text:p>
          </table:table-cell>
          <table:table-cell office:value-type="float" office:value="5.1310000000000002" table:formula="of:=MIN([.J15:.M15])" table:style-name="ce4">
            <text:p>5,13</text:p>
          </table:table-cell>
          <table:table-cell office:value-type="float" office:value="5.3404999999999996" table:formula="of:=SUM([.J15:.M15])/COUNT([.J15:.M15])" table:style-name="ce4">
            <text:p>5,34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5.79" table:style-name="ce2">
            <text:p>5,79</text:p>
          </table:table-cell>
          <table:table-cell office:value-type="float" office:value="5.4249999999999998" table:style-name="ce2">
            <text:p>5,43</text:p>
          </table:table-cell>
          <table:table-cell office:value-type="float" office:value="5.31" table:style-name="ce2">
            <text:p>5,31</text:p>
          </table:table-cell>
          <table:table-cell office:value-type="float" office:value="5.2549999999999999" table:style-name="ce2">
            <text:p>5,26</text:p>
          </table:table-cell>
          <table:table-cell office:value-type="float" office:value="35.94" table:style-name="ce7">
            <text:p>35,94</text:p>
          </table:table-cell>
          <table:table-cell office:value-type="float" office:value="5.2549999999999999" table:formula="of:=MIN([.B16:.E16])" table:style-name="ce4">
            <text:p>5,26</text:p>
          </table:table-cell>
          <table:table-cell office:value-type="float" office:value="5.4449999999999994" table:formula="of:=SUM([.B16:.E16])/COUNT([.B16:.E16])" table:style-name="ce4">
            <text:p>5,45</text:p>
          </table:table-cell>
          <table:table-cell table:style-name="ce1"/>
          <table:table-cell office:value-type="float" office:value="5.18" table:style-name="ce2">
            <text:p>5,18</text:p>
          </table:table-cell>
          <table:table-cell office:value-type="float" office:value="5.242" table:style-name="ce2">
            <text:p>5,24</text:p>
          </table:table-cell>
          <table:table-cell table:style-name="ce2"/>
          <table:table-cell office:value-type="float" office:value="5.359" table:style-name="ce2">
            <text:p>5,36</text:p>
          </table:table-cell>
          <table:table-cell office:value-type="float" office:value="36.506" table:style-name="ce7">
            <text:p>36,51</text:p>
          </table:table-cell>
          <table:table-cell office:value-type="float" office:value="5.18" table:formula="of:=MIN([.J16:.M16])" table:style-name="ce4">
            <text:p>5,18</text:p>
          </table:table-cell>
          <table:table-cell office:value-type="float" office:value="5.2603333333333335" table:formula="of:=SUM([.J16:.M16])/COUNT([.J16:.M16])" table:style-name="ce4">
            <text:p>5,26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4" table:style-name="ce13">
            <text:p>14</text:p>
          </table:table-cell>
          <table:table-cell table:style-name="ce2"/>
          <table:table-cell office:value-type="float" office:value="6.3250000000000002" table:style-name="ce2">
            <text:p>6,33</text:p>
          </table:table-cell>
          <table:table-cell table:style-name="ce2"/>
          <table:table-cell office:value-type="float" office:value="5.4" table:style-name="ce2">
            <text:p>5,40</text:p>
          </table:table-cell>
          <table:table-cell office:value-type="float" office:value="27.486999999999998" table:style-name="ce7">
            <text:p>27,49</text:p>
          </table:table-cell>
          <table:table-cell office:value-type="float" office:value="5.4" table:formula="of:=MIN([.B17:.E17])" table:style-name="ce4">
            <text:p>5,40</text:p>
          </table:table-cell>
          <table:table-cell office:value-type="float" office:value="5.8625000000000007" table:formula="of:=SUM([.B17:.E17])/COUNT([.B17:.E17])" table:style-name="ce4">
            <text:p>5,86</text:p>
          </table:table-cell>
          <table:table-cell table:style-name="ce1"/>
          <table:table-cell office:value-type="float" office:value="5.1950000000000003" table:style-name="ce2">
            <text:p>5,20</text:p>
          </table:table-cell>
          <table:table-cell office:value-type="float" office:value="5.5890000000000004" table:style-name="ce2">
            <text:p>5,59</text:p>
          </table:table-cell>
          <table:table-cell office:value-type="float" office:value="5.7409999999999997" table:style-name="ce2">
            <text:p>5,74</text:p>
          </table:table-cell>
          <table:table-cell office:value-type="float" office:value="5.1950000000000003" table:style-name="ce2">
            <text:p>5,20</text:p>
          </table:table-cell>
          <table:table-cell office:value-type="float" office:value="35.582000000000001" table:style-name="ce7">
            <text:p>35,58</text:p>
          </table:table-cell>
          <table:table-cell office:value-type="float" office:value="5.1950000000000003" table:formula="of:=MIN([.J17:.M17])" table:style-name="ce4">
            <text:p>5,20</text:p>
          </table:table-cell>
          <table:table-cell office:value-type="float" office:value="5.43" table:formula="of:=SUM([.J17:.M17])/COUNT([.J17:.M17])" table:style-name="ce4">
            <text:p>5,43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6.1449999999999996" table:style-name="ce2">
            <text:p>6,15</text:p>
          </table:table-cell>
          <table:table-cell office:value-type="float" office:value="5.4249999999999998" table:style-name="ce2">
            <text:p>5,43</text:p>
          </table:table-cell>
          <table:table-cell table:number-columns-repeated="2" table:style-name="ce2"/>
          <table:table-cell office:value-type="float" office:value="26.097000000000001" table:style-name="ce7">
            <text:p>26,10</text:p>
          </table:table-cell>
          <table:table-cell office:value-type="float" office:value="5.4249999999999998" table:formula="of:=MIN([.B18:.E18])" table:style-name="ce4">
            <text:p>5,43</text:p>
          </table:table-cell>
          <table:table-cell office:value-type="float" office:value="5.7850000000000001" table:formula="of:=SUM([.B18:.E18])/COUNT([.B18:.E18])" table:style-name="ce4">
            <text:p>5,79</text:p>
          </table:table-cell>
          <table:table-cell table:style-name="ce1"/>
          <table:table-cell office:value-type="float" office:value="5.391" table:style-name="ce2">
            <text:p>5,39</text:p>
          </table:table-cell>
          <table:table-cell office:value-type="float" office:value="5.3029999999999999" table:style-name="ce2">
            <text:p>5,30</text:p>
          </table:table-cell>
          <table:table-cell table:style-name="ce2"/>
          <table:table-cell office:value-type="float" office:value="5.8120000000000003" table:style-name="ce2">
            <text:p>5,81</text:p>
          </table:table-cell>
          <table:table-cell office:value-type="float" office:value="29.164000000000001" table:style-name="ce7">
            <text:p>29,16</text:p>
          </table:table-cell>
          <table:table-cell office:value-type="float" office:value="5.3029999999999999" table:formula="of:=MIN([.J18:.M18])" table:style-name="ce4">
            <text:p>5,30</text:p>
          </table:table-cell>
          <table:table-cell office:value-type="float" office:value="5.5019999999999998" table:formula="of:=SUM([.J18:.M18])/COUNT([.J18:.M18])" table:style-name="ce4">
            <text:p>5,50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table:style-name="ce13"/>
          <table:table-cell table:number-columns-repeated="5" table:style-name="ce2"/>
          <table:table-cell table:number-columns-repeated="2" table:style-name="ce4"/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string" table:style-name="ce16">
            <text:p>wet</text:p>
          </table:table-cell>
          <table:table-cell office:value-type="string" table:number-columns-spanned="4" table:number-rows-spanned="1" table:style-name="ce17">
            <text:p>FS G 2017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 G 2018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6.25" table:style-name="ce2">
            <text:p>6,25</text:p>
          </table:table-cell>
          <table:table-cell office:value-type="float" office:value="6.0259999999999998" table:style-name="ce2">
            <text:p>6,03</text:p>
          </table:table-cell>
          <table:table-cell office:value-type="float" office:value="5.73" table:style-name="ce2">
            <text:p>5,73</text:p>
          </table:table-cell>
          <table:table-cell office:value-type="float" office:value="5.6950000000000003" table:style-name="ce2">
            <text:p>5,70</text:p>
          </table:table-cell>
          <table:table-cell office:value-type="float" office:value="75" table:style-name="ce7">
            <text:p>75,00</text:p>
          </table:table-cell>
          <table:table-cell office:value-type="float" office:value="5.6950000000000003" table:style-name="ce4">
            <text:p>5,70</text:p>
          </table:table-cell>
          <table:table-cell office:value-type="float" office:value="5.9252500000000001" table:formula="of:=SUM([.B22:.E22])/COUNT([.B22:.E22])" table:style-name="ce4">
            <text:p>5,93</text:p>
          </table:table-cell>
          <table:table-cell table:style-name="ce1"/>
          <table:table-cell table:number-columns-repeated="4" table:style-name="ce2"/>
          <table:table-cell office:value-type="float" office:value="75" table:style-name="ce7">
            <text:p>75,00</text:p>
          </table:table-cell>
          <table:table-cell office:value-type="float" office:value="4.7380000000000004" table:style-name="ce2">
            <text:p>4,74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6.01" table:style-name="ce2">
            <text:p>6,01</text:p>
          </table:table-cell>
          <table:table-cell office:value-type="float" office:value="5.7240000000000002" table:style-name="ce2">
            <text:p>5,72</text:p>
          </table:table-cell>
          <table:table-cell office:value-type="float" office:value="6.0890000000000004" table:style-name="ce2">
            <text:p>6,09</text:p>
          </table:table-cell>
          <table:table-cell office:value-type="float" office:value="5.9080000000000004" table:style-name="ce2">
            <text:p>5,91</text:p>
          </table:table-cell>
          <table:table-cell office:value-type="float" office:value="73.03" table:style-name="ce7">
            <text:p>73,03</text:p>
          </table:table-cell>
          <table:table-cell office:value-type="float" office:value="5.7240000000000002" table:style-name="ce4">
            <text:p>5,72</text:p>
          </table:table-cell>
          <table:table-cell office:value-type="float" office:value="5.9327500000000004" table:formula="of:=SUM([.B23:.E23])/COUNT([.B23:.E23])" table:style-name="ce4">
            <text:p>5,93</text:p>
          </table:table-cell>
          <table:table-cell table:style-name="ce1"/>
          <table:table-cell table:number-columns-repeated="4" table:style-name="ce2"/>
          <table:table-cell office:value-type="float" office:value="69.22" table:style-name="ce7">
            <text:p>69,22</text:p>
          </table:table-cell>
          <table:table-cell office:value-type="float" office:value="4.8079999999999998" table:style-name="ce2">
            <text:p>4,81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6.0510000000000002" table:style-name="ce2">
            <text:p>6,05</text:p>
          </table:table-cell>
          <table:table-cell office:value-type="float" office:value="5.9169999999999998" table:style-name="ce2">
            <text:p>5,92</text:p>
          </table:table-cell>
          <table:table-cell office:value-type="float" office:value="5.8049999999999997" table:style-name="ce2">
            <text:p>5,81</text:p>
          </table:table-cell>
          <table:table-cell office:value-type="float" office:value="5.8970000000000002" table:style-name="ce2">
            <text:p>5,90</text:p>
          </table:table-cell>
          <table:table-cell office:value-type="float" office:value="67.58" table:style-name="ce7">
            <text:p>67,58</text:p>
          </table:table-cell>
          <table:table-cell office:value-type="float" office:value="5.8049999999999997" table:style-name="ce4">
            <text:p>5,81</text:p>
          </table:table-cell>
          <table:table-cell office:value-type="float" office:value="5.9175000000000004" table:formula="of:=SUM([.B24:.E24])/COUNT([.B24:.E24])" table:style-name="ce4">
            <text:p>5,92</text:p>
          </table:table-cell>
          <table:table-cell table:style-name="ce1"/>
          <table:table-cell table:number-columns-repeated="4" table:style-name="ce2"/>
          <table:table-cell office:value-type="float" office:value="63.95" table:style-name="ce7">
            <text:p>63,95</text:p>
          </table:table-cell>
          <table:table-cell office:value-type="float" office:value="4.875" table:style-name="ce2">
            <text:p>4,88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6.085" table:style-name="ce2">
            <text:p>6,09</text:p>
          </table:table-cell>
          <table:table-cell office:value-type="float" office:value="5.8550000000000004" table:style-name="ce2">
            <text:p>5,86</text:p>
          </table:table-cell>
          <table:table-cell office:value-type="float" office:value="6.0039999999999996" table:style-name="ce2">
            <text:p>6,00</text:p>
          </table:table-cell>
          <table:table-cell office:value-type="float" office:value="6.0149999999999997" table:style-name="ce2">
            <text:p>6,02</text:p>
          </table:table-cell>
          <table:table-cell office:value-type="float" office:value="64.290000000000006" table:style-name="ce7">
            <text:p>64,29</text:p>
          </table:table-cell>
          <table:table-cell office:value-type="float" office:value="5.8550000000000004" table:style-name="ce4">
            <text:p>5,86</text:p>
          </table:table-cell>
          <table:table-cell office:value-type="float" office:value="5.9897500000000008" table:formula="of:=SUM([.B25:.E25])/COUNT([.B25:.E25])" table:style-name="ce4">
            <text:p>5,99</text:p>
          </table:table-cell>
          <table:table-cell table:style-name="ce1"/>
          <table:table-cell table:number-columns-repeated="4" table:style-name="ce2"/>
          <table:table-cell office:value-type="float" office:value="62.88" table:style-name="ce7">
            <text:p>62,88</text:p>
          </table:table-cell>
          <table:table-cell office:value-type="float" office:value="4.8890000000000002" table:style-name="ce2">
            <text:p>4,89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6.4420000000000002" table:style-name="ce2">
            <text:p>6,44</text:p>
          </table:table-cell>
          <table:table-cell office:value-type="float" office:value="5.859" table:style-name="ce2">
            <text:p>5,86</text:p>
          </table:table-cell>
          <table:table-cell office:value-type="float" office:value="6.1260000000000003" table:style-name="ce2">
            <text:p>6,13</text:p>
          </table:table-cell>
          <table:table-cell office:value-type="float" office:value="5.9290000000000003" table:style-name="ce2">
            <text:p>5,93</text:p>
          </table:table-cell>
          <table:table-cell office:value-type="float" office:value="64.040000000000006" table:style-name="ce7">
            <text:p>64,04</text:p>
          </table:table-cell>
          <table:table-cell office:value-type="float" office:value="5.859" table:style-name="ce4">
            <text:p>5,86</text:p>
          </table:table-cell>
          <table:table-cell office:value-type="float" office:value="6.0890000000000004" table:formula="of:=SUM([.B26:.E26])/COUNT([.B26:.E26])" table:style-name="ce4">
            <text:p>6,09</text:p>
          </table:table-cell>
          <table:table-cell table:style-name="ce1"/>
          <table:table-cell table:number-columns-repeated="4" table:style-name="ce2"/>
          <table:table-cell office:value-type="float" office:value="59.68" table:style-name="ce7">
            <text:p>59,68</text:p>
          </table:table-cell>
          <table:table-cell office:value-type="float" office:value="4.9320000000000004" table:style-name="ce2">
            <text:p>4,93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6.08" table:style-name="ce2">
            <text:p>6,08</text:p>
          </table:table-cell>
          <table:table-cell office:value-type="float" office:value="6.1520000000000001" table:style-name="ce2">
            <text:p>6,15</text:p>
          </table:table-cell>
          <table:table-cell office:value-type="float" office:value="5.9320000000000004" table:style-name="ce2">
            <text:p>5,93</text:p>
          </table:table-cell>
          <table:table-cell office:value-type="float" office:value="5.9109999999999996" table:style-name="ce2">
            <text:p>5,91</text:p>
          </table:table-cell>
          <table:table-cell office:value-type="float" office:value="60.78" table:style-name="ce7">
            <text:p>60,78</text:p>
          </table:table-cell>
          <table:table-cell office:value-type="float" office:value="5.9109999999999996" table:style-name="ce4">
            <text:p>5,91</text:p>
          </table:table-cell>
          <table:table-cell office:value-type="float" office:value="6.0187500000000007" table:formula="of:=SUM([.B27:.E27])/COUNT([.B27:.E27])" table:style-name="ce4">
            <text:p>6,02</text:p>
          </table:table-cell>
          <table:table-cell table:style-name="ce1"/>
          <table:table-cell table:number-columns-repeated="4" table:style-name="ce2"/>
          <table:table-cell office:value-type="float" office:value="59.42" table:style-name="ce7">
            <text:p>59,42</text:p>
          </table:table-cell>
          <table:table-cell office:value-type="float" office:value="4.9349999999999996" table:style-name="ce2">
            <text:p>4,94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5.9219999999999997" table:style-name="ce2">
            <text:p>5,92</text:p>
          </table:table-cell>
          <table:table-cell office:value-type="float" office:value="6.5250000000000004" table:style-name="ce2">
            <text:p>6,53</text:p>
          </table:table-cell>
          <table:table-cell office:value-type="float" office:value="6.2279999999999998" table:style-name="ce2">
            <text:p>6,23</text:p>
          </table:table-cell>
          <table:table-cell office:value-type="float" office:value="6.0750000000000002" table:style-name="ce2">
            <text:p>6,08</text:p>
          </table:table-cell>
          <table:table-cell office:value-type="float" office:value="60.1" table:style-name="ce7">
            <text:p>60,10</text:p>
          </table:table-cell>
          <table:table-cell office:value-type="float" office:value="5.9219999999999997" table:style-name="ce4">
            <text:p>5,92</text:p>
          </table:table-cell>
          <table:table-cell office:value-type="float" office:value="6.1874999999999991" table:formula="of:=SUM([.B28:.E28])/COUNT([.B28:.E28])" table:style-name="ce4">
            <text:p>6,19</text:p>
          </table:table-cell>
          <table:table-cell table:style-name="ce1"/>
          <table:table-cell table:number-columns-repeated="4" table:style-name="ce2"/>
          <table:table-cell office:value-type="float" office:value="56.16" table:style-name="ce19">
            <text:p>56,16</text:p>
          </table:table-cell>
          <table:table-cell office:value-type="float" office:value="4.9800000000000004" table:style-name="ce2">
            <text:p>4,98</text:p>
          </table:table-cell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5.9269999999999996" table:style-name="ce2">
            <text:p>5,93</text:p>
          </table:table-cell>
          <table:table-cell office:value-type="float" office:value="0" table:style-name="ce2">
            <text:p>0,00</text:p>
          </table:table-cell>
          <table:table-cell office:value-type="float" office:value="6.0060000000000002" table:style-name="ce2">
            <text:p>6,01</text:p>
          </table:table-cell>
          <table:table-cell office:value-type="float" office:value="6.6319999999999997" table:style-name="ce2">
            <text:p>6,63</text:p>
          </table:table-cell>
          <table:table-cell office:value-type="float" office:value="59.79" table:style-name="ce7">
            <text:p>59,79</text:p>
          </table:table-cell>
          <table:table-cell office:value-type="float" office:value="5.9269999999999996" table:style-name="ce4">
            <text:p>5,93</text:p>
          </table:table-cell>
          <table:table-cell office:value-type="float" office:value="4.6412499999999994" table:formula="of:=SUM([.B29:.E29])/COUNT([.B29:.E29])" table:style-name="ce4">
            <text:p>4,64</text:p>
          </table:table-cell>
          <table:table-cell table:style-name="ce1"/>
          <table:table-cell table:number-columns-repeated="4" table:style-name="ce2"/>
          <table:table-cell office:value-type="float" office:value="53.88" table:style-name="ce7">
            <text:p>53,88</text:p>
          </table:table-cell>
          <table:table-cell office:value-type="float" office:value="5.0119999999999996" table:style-name="ce2">
            <text:p>5,01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996" table:style-name="ce2"/>
          <table:table-cell table:number-columns-repeated="15364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float" office:value="5.9740000000000002" table:style-name="ce2">
            <text:p>5,97</text:p>
          </table:table-cell>
          <table:table-cell office:value-type="float" office:value="6.0739999999999998" table:style-name="ce2">
            <text:p>6,07</text:p>
          </table:table-cell>
          <table:table-cell office:value-type="float" office:value="6.1710000000000003" table:style-name="ce2">
            <text:p>6,17</text:p>
          </table:table-cell>
          <table:table-cell office:value-type="float" office:value="0" table:style-name="ce2">
            <text:p>0,00</text:p>
          </table:table-cell>
          <table:table-cell office:value-type="float" office:value="56.88" table:style-name="ce7">
            <text:p>56,88</text:p>
          </table:table-cell>
          <table:table-cell office:value-type="float" office:value="5.9740000000000002" table:style-name="ce4">
            <text:p>5,97</text:p>
          </table:table-cell>
          <table:table-cell office:value-type="float" office:value="4.5547500000000003" table:formula="of:=SUM([.B30:.E30])/COUNT([.B30:.E30])" table:style-name="ce4">
            <text:p>4,55</text:p>
          </table:table-cell>
          <table:table-cell table:style-name="ce1"/>
          <table:table-cell table:number-columns-repeated="4" table:style-name="ce2"/>
          <table:table-cell office:value-type="float" office:value="53.73" table:style-name="ce7">
            <text:p>53,73</text:p>
          </table:table-cell>
          <table:table-cell office:value-type="float" office:value="5.0140000000000002" table:style-name="ce2">
            <text:p>5,01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996" table:style-name="ce2"/>
          <table:table-cell table:number-columns-repeated="15364" table:style-name="ce1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6.4809999999999999" table:style-name="ce2">
            <text:p>6,48</text:p>
          </table:table-cell>
          <table:table-cell office:value-type="float" office:value="0" table:style-name="ce2">
            <text:p>0,00</text:p>
          </table:table-cell>
          <table:table-cell office:value-type="float" office:value="6.0010000000000003" table:style-name="ce2">
            <text:p>6,00</text:p>
          </table:table-cell>
          <table:table-cell office:value-type="float" office:value="0" table:style-name="ce2">
            <text:p>0,00</text:p>
          </table:table-cell>
          <table:table-cell office:value-type="float" office:value="55.26" table:style-name="ce7">
            <text:p>55,26</text:p>
          </table:table-cell>
          <table:table-cell office:value-type="float" office:value="6.0010000000000003" table:style-name="ce4">
            <text:p>6,00</text:p>
          </table:table-cell>
          <table:table-cell office:value-type="float" office:value="3.1204999999999998" table:formula="of:=SUM([.B31:.E31])/COUNT([.B31:.E31])" table:style-name="ce4">
            <text:p>3,12</text:p>
          </table:table-cell>
          <table:table-cell table:style-name="ce1"/>
          <table:table-cell table:number-columns-repeated="4" table:style-name="ce2"/>
          <table:table-cell office:value-type="float" office:value="51.94" table:style-name="ce7">
            <text:p>51,94</text:p>
          </table:table-cell>
          <table:table-cell office:value-type="float" office:value="5.0389999999999997" table:style-name="ce2">
            <text:p>5,04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996" table:style-name="ce2"/>
          <table:table-cell table:number-columns-repeated="15364" table:style-name="ce1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6.2519999999999998" table:style-name="ce2">
            <text:p>6,25</text:p>
          </table:table-cell>
          <table:table-cell office:value-type="float" office:value="6.0609999999999999" table:style-name="ce2">
            <text:p>6,06</text:p>
          </table:table-cell>
          <table:table-cell office:value-type="float" office:value="0" table:style-name="ce2">
            <text:p>0,00</text:p>
          </table:table-cell>
          <table:table-cell office:value-type="float" office:value="6.0659999999999998" table:style-name="ce2">
            <text:p>6,07</text:p>
          </table:table-cell>
          <table:table-cell office:value-type="float" office:value="51.74" table:style-name="ce7">
            <text:p>51,74</text:p>
          </table:table-cell>
          <table:table-cell office:value-type="float" office:value="6.0609999999999999" table:style-name="ce4">
            <text:p>6,06</text:p>
          </table:table-cell>
          <table:table-cell office:value-type="float" office:value="4.5947499999999994" table:formula="of:=SUM([.B32:.E32])/COUNT([.B32:.E32])" table:style-name="ce4">
            <text:p>4,59</text:p>
          </table:table-cell>
          <table:table-cell table:style-name="ce1"/>
          <table:table-cell table:number-columns-repeated="4" table:style-name="ce2"/>
          <table:table-cell office:value-type="float" office:value="51.84" table:style-name="ce7">
            <text:p>51,84</text:p>
          </table:table-cell>
          <table:table-cell office:value-type="float" office:value="5.0410000000000004" table:style-name="ce2">
            <text:p>5,04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996" table:style-name="ce2"/>
          <table:table-cell table:number-columns-repeated="15364" table:style-name="ce1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6.1559999999999997" table:style-name="ce2">
            <text:p>6,16</text:p>
          </table:table-cell>
          <table:table-cell office:value-type="float" office:value="6.0750000000000002" table:style-name="ce2">
            <text:p>6,08</text:p>
          </table:table-cell>
          <table:table-cell office:value-type="float" office:value="6.1580000000000004" table:style-name="ce2">
            <text:p>6,16</text:p>
          </table:table-cell>
          <table:table-cell office:value-type="float" office:value="6.1920000000000002" table:style-name="ce2">
            <text:p>6,19</text:p>
          </table:table-cell>
          <table:table-cell office:value-type="float" office:value="50.93" table:style-name="ce7">
            <text:p>50,93</text:p>
          </table:table-cell>
          <table:table-cell office:value-type="float" office:value="6.0750000000000002" table:style-name="ce4">
            <text:p>6,08</text:p>
          </table:table-cell>
          <table:table-cell office:value-type="float" office:value="6.1452499999999999" table:formula="of:=SUM([.B33:.E33])/COUNT([.B33:.E33])" table:style-name="ce4">
            <text:p>6,15</text:p>
          </table:table-cell>
          <table:table-cell table:style-name="ce1"/>
          <table:table-cell table:number-columns-repeated="4" table:style-name="ce2"/>
          <table:table-cell office:value-type="float" office:value="48.82" table:style-name="ce19">
            <text:p>48,82</text:p>
          </table:table-cell>
          <table:table-cell office:value-type="float" office:value="5.085" table:style-name="ce2">
            <text:p>5,09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16360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6.1529999999999996" table:style-name="ce2">
            <text:p>6,15</text:p>
          </table:table-cell>
          <table:table-cell office:value-type="float" office:value="6.2919999999999998" table:style-name="ce2">
            <text:p>6,29</text:p>
          </table:table-cell>
          <table:table-cell office:value-type="float" office:value="6.18" table:style-name="ce2">
            <text:p>6,18</text:p>
          </table:table-cell>
          <table:table-cell office:value-type="float" office:value="6.0869999999999997" table:style-name="ce2">
            <text:p>6,09</text:p>
          </table:table-cell>
          <table:table-cell office:value-type="float" office:value="50.27" table:style-name="ce7">
            <text:p>50,27</text:p>
          </table:table-cell>
          <table:table-cell office:value-type="float" office:value="6.0869999999999997" table:style-name="ce4">
            <text:p>6,09</text:p>
          </table:table-cell>
          <table:table-cell office:value-type="float" office:value="6.1779999999999999" table:formula="of:=SUM([.B34:.E34])/COUNT([.B34:.E34])" table:style-name="ce4">
            <text:p>6,18</text:p>
          </table:table-cell>
          <table:table-cell table:style-name="ce1"/>
          <table:table-cell table:number-columns-repeated="4" table:style-name="ce2"/>
          <table:table-cell office:value-type="float" office:value="47.47" table:style-name="ce7">
            <text:p>47,47</text:p>
          </table:table-cell>
          <table:table-cell office:value-type="float" office:value="5.1050000000000004" table:style-name="ce2">
            <text:p>5,11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16360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6.0979999999999999" table:style-name="ce2">
            <text:p>6,10</text:p>
          </table:table-cell>
          <table:table-cell office:value-type="float" office:value="6.3280000000000003" table:style-name="ce2">
            <text:p>6,33</text:p>
          </table:table-cell>
          <table:table-cell office:value-type="float" office:value="0" table:style-name="ce2">
            <text:p>0,00</text:p>
          </table:table-cell>
          <table:table-cell office:value-type="float" office:value="6.4969999999999999" table:style-name="ce2">
            <text:p>6,50</text:p>
          </table:table-cell>
          <table:table-cell office:value-type="float" office:value="49.64" table:style-name="ce7">
            <text:p>49,64</text:p>
          </table:table-cell>
          <table:table-cell office:value-type="float" office:value="6.0979999999999999" table:style-name="ce4">
            <text:p>6,10</text:p>
          </table:table-cell>
          <table:table-cell office:value-type="float" office:value="4.7307500000000005" table:formula="of:=SUM([.B35:.E35])/COUNT([.B35:.E35])" table:style-name="ce4">
            <text:p>4,73</text:p>
          </table:table-cell>
          <table:table-cell table:style-name="ce1"/>
          <table:table-cell table:number-columns-repeated="4" table:style-name="ce2"/>
          <table:table-cell office:value-type="float" office:value="45.21" table:style-name="ce7">
            <text:p>45,21</text:p>
          </table:table-cell>
          <table:table-cell office:value-type="float" office:value="5.1390000000000002" table:style-name="ce2">
            <text:p>5,14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16360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6.3959999999999999" table:style-name="ce2">
            <text:p>6,40</text:p>
          </table:table-cell>
          <table:table-cell office:value-type="float" office:value="6.1180000000000003" table:style-name="ce2">
            <text:p>6,12</text:p>
          </table:table-cell>
          <table:table-cell office:value-type="float" office:value="0" table:style-name="ce2">
            <text:p>0,00</text:p>
          </table:table-cell>
          <table:table-cell office:value-type="float" office:value="0" table:style-name="ce2">
            <text:p>0,00</text:p>
          </table:table-cell>
          <table:table-cell office:value-type="float" office:value="48.51" table:style-name="ce7">
            <text:p>48,51</text:p>
          </table:table-cell>
          <table:table-cell office:value-type="float" office:value="6.1180000000000003" table:style-name="ce4">
            <text:p>6,12</text:p>
          </table:table-cell>
          <table:table-cell office:value-type="float" office:value="3.1284999999999998" table:formula="of:=SUM([.B36:.E36])/COUNT([.B36:.E36])" table:style-name="ce4">
            <text:p>3,13</text:p>
          </table:table-cell>
          <table:table-cell table:style-name="ce1"/>
          <table:table-cell table:number-columns-repeated="4" table:style-name="ce2"/>
          <table:table-cell office:value-type="float" office:value="44.07" table:style-name="ce7">
            <text:p>44,07</text:p>
          </table:table-cell>
          <table:table-cell office:value-type="float" office:value="5.1559999999999997" table:style-name="ce2">
            <text:p>5,16</text:p>
          </table:table-cell>
          <table:table-cell table:style-name="ce4"/>
          <table:table-cell table:number-columns-repeated="2" table:style-name="ce2"/>
          <table:table-cell table:number-columns-repeated="6" table:style-name="ce1"/>
          <table:table-cell table:number-columns-repeated="16360"/>
        </table:table-row>
        <table:table-row table:number-rows-repeated="7" table:style-name="ro1">
          <table:table-cell table:style-name="ce13"/>
          <table:table-cell table:number-columns-repeated="5" table:style-name="ce2"/>
          <table:table-cell table:number-columns-repeated="2" table:style-name="ce4"/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2" table:style-name="ce2"/>
          <table:table-cell table:number-columns-repeated="6" table:style-name="ce1"/>
          <table:table-cell table:number-columns-repeated="16360"/>
        </table:table-row>
        <table:table-row table:number-rows-repeated="1048533" table:style-name="ro3">
          <table:table-cell table:number-columns-repeated="16384"/>
        </table:table-row>
      </table:table>
      <table:table table:name="autocross" table:style-name="ta1">
        <table:shapes>
          <draw:frame draw:z-index="1" draw:id="id2" draw:style-name="a2" draw:name="Graphique 1" svg:x="9.73071in" svg:y="0.90472in" svg:width="7.1122in" svg:height="4.00039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6" table:default-cell-style-name="ce13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4"/>
        <table:table-column table:style-name="co12" table:default-cell-style-name="ce4"/>
        <table:table-column table:style-name="co8" table:default-cell-style-name="ce1"/>
        <table:table-column table:style-name="co16" table:default-cell-style-name="ce2"/>
        <table:table-column table:style-name="co12" table:default-cell-style-name="ce2"/>
        <table:table-column table:style-name="co17" table:default-cell-style-name="ce2"/>
        <table:table-column table:style-name="co11" table:default-cell-style-name="ce2"/>
        <table:table-column table:style-name="co18" table:default-cell-style-name="ce2"/>
        <table:table-column table:style-name="co2" table:default-cell-style-name="ce4"/>
        <table:table-column table:style-name="co1" table:default-cell-style-name="ce4"/>
        <table:table-column table:style-name="co4" table:number-columns-repeated="1004" table:default-cell-style-name="ce2"/>
        <table:table-column table:style-name="co4" table:number-columns-repeated="4" table:default-cell-style-name="ce1"/>
        <table:table-column table:style-name="co5" table:number-columns-repeated="15360" table:default-cell-style-name="ce1"/>
        <table:table-row table:style-name="ro1">
          <table:table-cell office:value-type="string" table:number-columns-spanned="5" table:number-rows-spanned="1" table:style-name="ce15">
            <text:p>autocross results FSC (combustion)</text:p>
          </table:table-cell>
          <table:covered-table-cell table:number-columns-repeated="4"/>
          <table:table-cell table:style-name="ce2"/>
          <table:table-cell table:style-name="ce3"/>
          <table:table-cell table:style-name="ce4"/>
          <table:table-cell table:style-name="ce1"/>
          <table:table-cell table:style-name="ce5"/>
          <table:table-cell table:number-columns-repeated="4" table:style-name="ce2"/>
          <table:table-cell table:style-name="ce3"/>
          <table:table-cell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table:style-name="ce6"/>
          <table:table-cell office:value-type="string" table:number-columns-spanned="4" table:number-rows-spanned="1" table:style-name="ce17">
            <text:p>FS ATA 2017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 ATA 2018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8">
            <text:p>3,00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004" table:style-name="ce10"/>
          <table:table-cell table:number-columns-repeated="4" table:style-name="ce16"/>
          <table:table-cell table:number-columns-repeated="15360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58.341000000000001" table:style-name="ce2">
            <text:p>58,34</text:p>
          </table:table-cell>
          <table:table-cell office:value-type="float" office:value="60.485999999999997" table:style-name="ce2">
            <text:p>60,49</text:p>
          </table:table-cell>
          <table:table-cell office:value-type="float" office:value="55.356000000000002" table:style-name="ce2">
            <text:p>55,36</text:p>
          </table:table-cell>
          <table:table-cell office:value-type="float" office:value="54.817999999999998" table:style-name="ce2">
            <text:p>54,82</text:p>
          </table:table-cell>
          <table:table-cell office:value-type="float" office:value="125" table:style-name="ce7">
            <text:p>125,00</text:p>
          </table:table-cell>
          <table:table-cell office:value-type="float" office:value="54.817999999999998" table:formula="of:=MIN([.B4:.E4])" table:style-name="ce4">
            <text:p>54,82</text:p>
          </table:table-cell>
          <table:table-cell office:value-type="float" office:value="57.250249999999994" table:formula="of:=SUM([.B4:.E4])/COUNT([.B4:.E4])" table:style-name="ce4">
            <text:p>57,25</text:p>
          </table:table-cell>
          <table:table-cell table:style-name="ce1"/>
          <table:table-cell office:value-type="float" office:value="118.133" table:style-name="ce2">
            <text:p>118,13</text:p>
          </table:table-cell>
          <table:table-cell office:value-type="float" office:value="50.968000000000004" table:style-name="ce2">
            <text:p>50,97</text:p>
          </table:table-cell>
          <table:table-cell office:value-type="float" office:value="54.488" table:style-name="ce2">
            <text:p>54,49</text:p>
          </table:table-cell>
          <table:table-cell office:value-type="float" office:value="86.15" table:style-name="ce2">
            <text:p>86,15</text:p>
          </table:table-cell>
          <table:table-cell office:value-type="float" office:value="125" table:style-name="ce7">
            <text:p>125,00</text:p>
          </table:table-cell>
          <table:table-cell office:value-type="float" office:value="50.968000000000004" table:formula="of:=MIN([.J4:.M4])" table:style-name="ce4">
            <text:p>50,97</text:p>
          </table:table-cell>
          <table:table-cell office:value-type="float" office:value="77.434750000000008" table:formula="of:=SUM([.J4:.M4])/COUNT([.J4:.M4])" table:style-name="ce4">
            <text:p>77,43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65.221999999999994" table:style-name="ce2">
            <text:p>65,22</text:p>
          </table:table-cell>
          <table:table-cell office:value-type="float" office:value="59.63" table:style-name="ce2">
            <text:p>59,63</text:p>
          </table:table-cell>
          <table:table-cell office:value-type="float" office:value="59.405000000000001" table:style-name="ce2">
            <text:p>59,41</text:p>
          </table:table-cell>
          <table:table-cell office:value-type="float" office:value="55.936999999999998" table:style-name="ce2">
            <text:p>55,94</text:p>
          </table:table-cell>
          <table:table-cell office:value-type="float" office:value="117.36199999999999" table:style-name="ce7">
            <text:p>117,36</text:p>
          </table:table-cell>
          <table:table-cell office:value-type="float" office:value="55.936999999999998" table:formula="of:=MIN([.B5:.E5])" table:style-name="ce4">
            <text:p>55,94</text:p>
          </table:table-cell>
          <table:table-cell office:value-type="float" office:value="60.048500000000004" table:formula="of:=SUM([.B5:.E5])/COUNT([.B5:.E5])" table:style-name="ce4">
            <text:p>60,05</text:p>
          </table:table-cell>
          <table:table-cell table:style-name="ce1"/>
          <table:table-cell office:value-type="float" office:value="56.372" table:style-name="ce2">
            <text:p>56,37</text:p>
          </table:table-cell>
          <table:table-cell office:value-type="float" office:value="54.137" table:style-name="ce2">
            <text:p>54,14</text:p>
          </table:table-cell>
          <table:table-cell office:value-type="float" office:value="56.218000000000004" table:style-name="ce2">
            <text:p>56,22</text:p>
          </table:table-cell>
          <table:table-cell office:value-type="float" office:value="52.966999999999999" table:style-name="ce2">
            <text:p>52,97</text:p>
          </table:table-cell>
          <table:table-cell office:value-type="float" office:value="110.589" table:style-name="ce7">
            <text:p>110,59</text:p>
          </table:table-cell>
          <table:table-cell office:value-type="float" office:value="52.966999999999999" table:formula="of:=MIN([.J5:.M5])" table:style-name="ce4">
            <text:p>52,97</text:p>
          </table:table-cell>
          <table:table-cell office:value-type="float" office:value="54.923500000000004" table:formula="of:=SUM([.J5:.M5])/COUNT([.J5:.M5])" table:style-name="ce4">
            <text:p>54,92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57.445999999999998" table:style-name="ce2">
            <text:p>57,45</text:p>
          </table:table-cell>
          <table:table-cell office:value-type="float" office:value="56.654000000000003" table:style-name="ce2">
            <text:p>56,65</text:p>
          </table:table-cell>
          <table:table-cell office:value-type="float" office:value="57.639000000000003" table:style-name="ce2">
            <text:p>57,64</text:p>
          </table:table-cell>
          <table:table-cell office:value-type="float" office:value="55.957999999999998" table:style-name="ce2">
            <text:p>55,96</text:p>
          </table:table-cell>
          <table:table-cell office:value-type="float" office:value="117.221" table:style-name="ce7">
            <text:p>117,22</text:p>
          </table:table-cell>
          <table:table-cell office:value-type="float" office:value="55.957999999999998" table:formula="of:=MIN([.B6:.E6])" table:style-name="ce4">
            <text:p>55,96</text:p>
          </table:table-cell>
          <table:table-cell office:value-type="float" office:value="56.924250000000001" table:formula="of:=SUM([.B6:.E6])/COUNT([.B6:.E6])" table:style-name="ce4">
            <text:p>56,92</text:p>
          </table:table-cell>
          <table:table-cell table:style-name="ce1"/>
          <table:table-cell office:value-type="float" office:value="58.49" table:style-name="ce2">
            <text:p>58,49</text:p>
          </table:table-cell>
          <table:table-cell office:value-type="float" office:value="55.162999999999997" table:style-name="ce2">
            <text:p>55,16</text:p>
          </table:table-cell>
          <table:table-cell office:value-type="float" office:value="58.371000000000002" table:style-name="ce2">
            <text:p>58,37</text:p>
          </table:table-cell>
          <table:table-cell office:value-type="float" office:value="53.223999999999997" table:style-name="ce2">
            <text:p>53,22</text:p>
          </table:table-cell>
          <table:table-cell office:value-type="float" office:value="108.815" table:style-name="ce7">
            <text:p>108,82</text:p>
          </table:table-cell>
          <table:table-cell office:value-type="float" office:value="53.223999999999997" table:formula="of:=MIN([.J6:.M6])" table:style-name="ce4">
            <text:p>53,22</text:p>
          </table:table-cell>
          <table:table-cell office:value-type="float" office:value="56.311999999999998" table:formula="of:=SUM([.J6:.M6])/COUNT([.J6:.M6])" table:style-name="ce4">
            <text:p>56,31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59.494999999999997" table:style-name="ce2">
            <text:p>59,50</text:p>
          </table:table-cell>
          <table:table-cell office:value-type="float" office:value="132.833" table:style-name="ce2">
            <text:p>132,83</text:p>
          </table:table-cell>
          <table:table-cell office:value-type="float" office:value="58.738999999999997" table:style-name="ce2">
            <text:p>58,74</text:p>
          </table:table-cell>
          <table:table-cell office:value-type="float" office:value="56.942" table:style-name="ce2">
            <text:p>56,94</text:p>
          </table:table-cell>
          <table:table-cell office:value-type="float" office:value="110.75700000000001" table:style-name="ce7">
            <text:p>110,76</text:p>
          </table:table-cell>
          <table:table-cell office:value-type="float" office:value="56.942" table:formula="of:=MIN([.B7:.E7])" table:style-name="ce4">
            <text:p>56,94</text:p>
          </table:table-cell>
          <table:table-cell office:value-type="float" office:value="77.002250000000004" table:formula="of:=SUM([.B7:.E7])/COUNT([.B7:.E7])" table:style-name="ce4">
            <text:p>77,00</text:p>
          </table:table-cell>
          <table:table-cell table:style-name="ce1"/>
          <table:table-cell office:value-type="float" office:value="56.256" table:style-name="ce2">
            <text:p>56,26</text:p>
          </table:table-cell>
          <table:table-cell office:value-type="float" office:value="53.603000000000002" table:style-name="ce2">
            <text:p>53,60</text:p>
          </table:table-cell>
          <table:table-cell office:value-type="float" office:value="57.591999999999999" table:style-name="ce2">
            <text:p>57,59</text:p>
          </table:table-cell>
          <table:table-cell office:value-type="float" office:value="55.127000000000002" table:style-name="ce2">
            <text:p>55,13</text:p>
          </table:table-cell>
          <table:table-cell office:value-type="float" office:value="106.23" table:style-name="ce7">
            <text:p>106,23</text:p>
          </table:table-cell>
          <table:table-cell office:value-type="float" office:value="53.603000000000002" table:formula="of:=MIN([.J7:.M7])" table:style-name="ce4">
            <text:p>53,60</text:p>
          </table:table-cell>
          <table:table-cell office:value-type="float" office:value="55.644500000000008" table:formula="of:=SUM([.J7:.M7])/COUNT([.J7:.M7])" table:style-name="ce4">
            <text:p>55,64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59.215000000000003" table:style-name="ce2">
            <text:p>59,22</text:p>
          </table:table-cell>
          <table:table-cell office:value-type="float" office:value="91.084999999999994" table:style-name="ce2">
            <text:p>91,09</text:p>
          </table:table-cell>
          <table:table-cell office:value-type="float" office:value="80.569000000000003" table:style-name="ce2">
            <text:p>80,57</text:p>
          </table:table-cell>
          <table:table-cell office:value-type="float" office:value="57.122999999999998" table:style-name="ce2">
            <text:p>57,12</text:p>
          </table:table-cell>
          <table:table-cell office:value-type="float" office:value="109.592" table:style-name="ce7">
            <text:p>109,59</text:p>
          </table:table-cell>
          <table:table-cell office:value-type="float" office:value="57.122999999999998" table:formula="of:=MIN([.B8:.E8])" table:style-name="ce4">
            <text:p>57,12</text:p>
          </table:table-cell>
          <table:table-cell office:value-type="float" office:value="71.998000000000005" table:formula="of:=SUM([.B8:.E8])/COUNT([.B8:.E8])" table:style-name="ce4">
            <text:p>72,00</text:p>
          </table:table-cell>
          <table:table-cell table:style-name="ce1"/>
          <table:table-cell office:value-type="float" office:value="58.484999999999999" table:style-name="ce2">
            <text:p>58,49</text:p>
          </table:table-cell>
          <table:table-cell office:value-type="float" office:value="53.923999999999999" table:style-name="ce2">
            <text:p>53,92</text:p>
          </table:table-cell>
          <table:table-cell office:value-type="float" office:value="59.470999999999997" table:style-name="ce2">
            <text:p>59,47</text:p>
          </table:table-cell>
          <table:table-cell office:value-type="float" office:value="63.65" table:style-name="ce2">
            <text:p>63,65</text:p>
          </table:table-cell>
          <table:table-cell office:value-type="float" office:value="104.069" table:style-name="ce7">
            <text:p>104,07</text:p>
          </table:table-cell>
          <table:table-cell office:value-type="float" office:value="53.923999999999999" table:formula="of:=MIN([.J8:.M8])" table:style-name="ce4">
            <text:p>53,92</text:p>
          </table:table-cell>
          <table:table-cell office:value-type="float" office:value="58.8825" table:formula="of:=SUM([.J8:.M8])/COUNT([.J8:.M8])" table:style-name="ce4">
            <text:p>58,88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67.887" table:style-name="ce2">
            <text:p>67,89</text:p>
          </table:table-cell>
          <table:table-cell office:value-type="float" office:value="64.578999999999994" table:style-name="ce2">
            <text:p>64,58</text:p>
          </table:table-cell>
          <table:table-cell office:value-type="float" office:value="60.457999999999998" table:style-name="ce2">
            <text:p>60,46</text:p>
          </table:table-cell>
          <table:table-cell office:value-type="float" office:value="58.051000000000002" table:style-name="ce2">
            <text:p>58,05</text:p>
          </table:table-cell>
          <table:table-cell office:value-type="float" office:value="103.735" table:style-name="ce7">
            <text:p>103,74</text:p>
          </table:table-cell>
          <table:table-cell office:value-type="float" office:value="58.051000000000002" table:formula="of:=MIN([.B9:.E9])" table:style-name="ce4">
            <text:p>58,05</text:p>
          </table:table-cell>
          <table:table-cell office:value-type="float" office:value="62.743750000000006" table:formula="of:=SUM([.B9:.E9])/COUNT([.B9:.E9])" table:style-name="ce4">
            <text:p>62,74</text:p>
          </table:table-cell>
          <table:table-cell table:style-name="ce1"/>
          <table:table-cell office:value-type="float" office:value="60.347999999999999" table:style-name="ce2">
            <text:p>60,35</text:p>
          </table:table-cell>
          <table:table-cell office:value-type="float" office:value="57.264000000000003" table:style-name="ce2">
            <text:p>57,26</text:p>
          </table:table-cell>
          <table:table-cell office:value-type="float" office:value="54.457000000000001" table:style-name="ce2">
            <text:p>54,46</text:p>
          </table:table-cell>
          <table:table-cell office:value-type="float" office:value="62.627000000000002" table:style-name="ce2">
            <text:p>62,63</text:p>
          </table:table-cell>
          <table:table-cell office:value-type="float" office:value="100.536" table:style-name="ce7">
            <text:p>100,54</text:p>
          </table:table-cell>
          <table:table-cell office:value-type="float" office:value="54.457000000000001" table:formula="of:=MIN([.J9:.M9])" table:style-name="ce4">
            <text:p>54,46</text:p>
          </table:table-cell>
          <table:table-cell office:value-type="float" office:value="58.673999999999999" table:formula="of:=SUM([.J9:.M9])/COUNT([.J9:.M9])" table:style-name="ce4">
            <text:p>58,67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71.433999999999997" table:style-name="ce2">
            <text:p>71,43</text:p>
          </table:table-cell>
          <table:table-cell office:value-type="float" office:value="58.947000000000003" table:style-name="ce2">
            <text:p>58,95</text:p>
          </table:table-cell>
          <table:table-cell table:number-columns-repeated="2" table:style-name="ce2"/>
          <table:table-cell office:value-type="float" office:value="98.254000000000005" table:style-name="ce7">
            <text:p>98,25</text:p>
          </table:table-cell>
          <table:table-cell office:value-type="float" office:value="58.947000000000003" table:formula="of:=MIN([.B10:.E10])" table:style-name="ce4">
            <text:p>58,95</text:p>
          </table:table-cell>
          <table:table-cell office:value-type="float" office:value="65.1905" table:formula="of:=SUM([.B10:.E10])/COUNT([.B10:.E10])" table:style-name="ce4">
            <text:p>65,19</text:p>
          </table:table-cell>
          <table:table-cell table:style-name="ce1"/>
          <table:table-cell office:value-type="float" office:value="57.377000000000002" table:style-name="ce2">
            <text:p>57,38</text:p>
          </table:table-cell>
          <table:table-cell office:value-type="float" office:value="55.448" table:style-name="ce2">
            <text:p>55,45</text:p>
          </table:table-cell>
          <table:table-cell office:value-type="float" office:value="59.765000000000001" table:style-name="ce2">
            <text:p>59,77</text:p>
          </table:table-cell>
          <table:table-cell office:value-type="float" office:value="56.360999999999997" table:style-name="ce2">
            <text:p>56,36</text:p>
          </table:table-cell>
          <table:table-cell office:value-type="float" office:value="94.149000000000001" table:style-name="ce7">
            <text:p>94,15</text:p>
          </table:table-cell>
          <table:table-cell office:value-type="float" office:value="55.448" table:formula="of:=MIN([.J10:.M10])" table:style-name="ce4">
            <text:p>55,45</text:p>
          </table:table-cell>
          <table:table-cell office:value-type="float" office:value="57.237749999999998" table:formula="of:=SUM([.J10:.M10])/COUNT([.J10:.M10])" table:style-name="ce4">
            <text:p>57,24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66.320999999999998" table:style-name="ce2">
            <text:p>66,32</text:p>
          </table:table-cell>
          <table:table-cell office:value-type="float" office:value="61.363" table:style-name="ce2">
            <text:p>61,36</text:p>
          </table:table-cell>
          <table:table-cell office:value-type="float" office:value="62.374000000000002" table:style-name="ce2">
            <text:p>62,37</text:p>
          </table:table-cell>
          <table:table-cell office:value-type="float" office:value="59.082999999999998" table:style-name="ce2">
            <text:p>59,08</text:p>
          </table:table-cell>
          <table:table-cell office:value-type="float" office:value="97.436999999999998" table:style-name="ce7">
            <text:p>97,44</text:p>
          </table:table-cell>
          <table:table-cell office:value-type="float" office:value="59.082999999999998" table:formula="of:=MIN([.B11:.E11])" table:style-name="ce4">
            <text:p>59,08</text:p>
          </table:table-cell>
          <table:table-cell office:value-type="float" office:value="62.285249999999998" table:formula="of:=SUM([.B11:.E11])/COUNT([.B11:.E11])" table:style-name="ce4">
            <text:p>62,29</text:p>
          </table:table-cell>
          <table:table-cell table:style-name="ce1"/>
          <table:table-cell office:value-type="float" office:value="58.581000000000003" table:style-name="ce2">
            <text:p>58,58</text:p>
          </table:table-cell>
          <table:table-cell office:value-type="float" office:value="59.404000000000003" table:style-name="ce2">
            <text:p>59,40</text:p>
          </table:table-cell>
          <table:table-cell office:value-type="float" office:value="55.579000000000001" table:style-name="ce2">
            <text:p>55,58</text:p>
          </table:table-cell>
          <table:table-cell office:value-type="float" office:value="61.081000000000003" table:style-name="ce2">
            <text:p>61,08</text:p>
          </table:table-cell>
          <table:table-cell office:value-type="float" office:value="93.322000000000003" table:style-name="ce7">
            <text:p>93,32</text:p>
          </table:table-cell>
          <table:table-cell office:value-type="float" office:value="55.579000000000001" table:formula="of:=MIN([.J11:.M11])" table:style-name="ce4">
            <text:p>55,58</text:p>
          </table:table-cell>
          <table:table-cell office:value-type="float" office:value="58.66125000000001" table:formula="of:=SUM([.J11:.M11])/COUNT([.J11:.M11])" table:style-name="ce4">
            <text:p>58,66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float" office:value="64.763000000000005" table:style-name="ce2">
            <text:p>64,76</text:p>
          </table:table-cell>
          <table:table-cell office:value-type="float" office:value="61.43" table:style-name="ce2">
            <text:p>61,43</text:p>
          </table:table-cell>
          <table:table-cell office:value-type="float" office:value="65.076999999999998" table:style-name="ce2">
            <text:p>65,08</text:p>
          </table:table-cell>
          <table:table-cell office:value-type="float" office:value="59.429000000000002" table:style-name="ce2">
            <text:p>59,43</text:p>
          </table:table-cell>
          <table:table-cell office:value-type="float" office:value="95.373999999999995" table:style-name="ce7">
            <text:p>95,37</text:p>
          </table:table-cell>
          <table:table-cell office:value-type="float" office:value="59.429000000000002" table:formula="of:=MIN([.B12:.E12])" table:style-name="ce4">
            <text:p>59,43</text:p>
          </table:table-cell>
          <table:table-cell office:value-type="float" office:value="62.674750000000003" table:formula="of:=SUM([.B12:.E12])/COUNT([.B12:.E12])" table:style-name="ce4">
            <text:p>62,67</text:p>
          </table:table-cell>
          <table:table-cell table:style-name="ce1"/>
          <table:table-cell office:value-type="float" office:value="59.247999999999998" table:style-name="ce2">
            <text:p>59,25</text:p>
          </table:table-cell>
          <table:table-cell office:value-type="float" office:value="55.811" table:style-name="ce2">
            <text:p>55,81</text:p>
          </table:table-cell>
          <table:table-cell office:value-type="float" office:value="88.039000000000001" table:style-name="ce2">
            <text:p>88,04</text:p>
          </table:table-cell>
          <table:table-cell office:value-type="float" office:value="84.908000000000001" table:style-name="ce2">
            <text:p>84,91</text:p>
          </table:table-cell>
          <table:table-cell office:value-type="float" office:value="91.866" table:style-name="ce7">
            <text:p>91,87</text:p>
          </table:table-cell>
          <table:table-cell office:value-type="float" office:value="55.811" table:formula="of:=MIN([.J12:.M12])" table:style-name="ce4">
            <text:p>55,81</text:p>
          </table:table-cell>
          <table:table-cell office:value-type="float" office:value="72.001500000000007" table:formula="of:=SUM([.J12:.M12])/COUNT([.J12:.M12])" table:style-name="ce4">
            <text:p>72,00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69.656999999999996" table:style-name="ce2">
            <text:p>69,66</text:p>
          </table:table-cell>
          <table:table-cell office:value-type="float" office:value="60.962000000000003" table:style-name="ce2">
            <text:p>60,96</text:p>
          </table:table-cell>
          <table:table-cell office:value-type="float" office:value="61.268999999999998" table:style-name="ce2">
            <text:p>61,27</text:p>
          </table:table-cell>
          <table:table-cell office:value-type="float" office:value="59.863999999999997" table:style-name="ce2">
            <text:p>59,86</text:p>
          </table:table-cell>
          <table:table-cell office:value-type="float" office:value="92.814999999999998" table:style-name="ce7">
            <text:p>92,82</text:p>
          </table:table-cell>
          <table:table-cell office:value-type="float" office:value="59.863999999999997" table:formula="of:=MIN([.B13:.E13])" table:style-name="ce4">
            <text:p>59,86</text:p>
          </table:table-cell>
          <table:table-cell office:value-type="float" office:value="62.938000000000002" table:formula="of:=SUM([.B13:.E13])/COUNT([.B13:.E13])" table:style-name="ce4">
            <text:p>62,94</text:p>
          </table:table-cell>
          <table:table-cell table:style-name="ce1"/>
          <table:table-cell office:value-type="float" office:value="57.863" table:style-name="ce2">
            <text:p>57,86</text:p>
          </table:table-cell>
          <table:table-cell office:value-type="float" office:value="55.829000000000001" table:style-name="ce2">
            <text:p>55,83</text:p>
          </table:table-cell>
          <table:table-cell office:value-type="float" office:value="56.082000000000001" table:style-name="ce2">
            <text:p>56,08</text:p>
          </table:table-cell>
          <table:table-cell office:value-type="float" office:value="56.53" table:style-name="ce2">
            <text:p>56,53</text:p>
          </table:table-cell>
          <table:table-cell office:value-type="float" office:value="91.754000000000005" table:style-name="ce7">
            <text:p>91,75</text:p>
          </table:table-cell>
          <table:table-cell office:value-type="float" office:value="55.829000000000001" table:formula="of:=MIN([.J13:.M13])" table:style-name="ce4">
            <text:p>55,83</text:p>
          </table:table-cell>
          <table:table-cell office:value-type="float" office:value="56.576000000000001" table:formula="of:=SUM([.J13:.M13])/COUNT([.J13:.M13])" table:style-name="ce4">
            <text:p>56,58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61.83" table:style-name="ce2">
            <text:p>61,83</text:p>
          </table:table-cell>
          <table:table-cell office:value-type="float" office:value="62.978999999999999" table:style-name="ce2">
            <text:p>62,98</text:p>
          </table:table-cell>
          <table:table-cell office:value-type="float" office:value="60.234000000000002" table:style-name="ce2">
            <text:p>60,23</text:p>
          </table:table-cell>
          <table:table-cell office:value-type="float" office:value="60.06" table:style-name="ce2">
            <text:p>60,06</text:p>
          </table:table-cell>
          <table:table-cell office:value-type="float" office:value="91.674000000000007" table:style-name="ce7">
            <text:p>91,67</text:p>
          </table:table-cell>
          <table:table-cell office:value-type="float" office:value="60.06" table:formula="of:=MIN([.B14:.E14])" table:style-name="ce4">
            <text:p>60,06</text:p>
          </table:table-cell>
          <table:table-cell office:value-type="float" office:value="61.275750000000002" table:formula="of:=SUM([.B14:.E14])/COUNT([.B14:.E14])" table:style-name="ce4">
            <text:p>61,28</text:p>
          </table:table-cell>
          <table:table-cell table:style-name="ce1"/>
          <table:table-cell office:value-type="float" office:value="57.878" table:style-name="ce2">
            <text:p>57,88</text:p>
          </table:table-cell>
          <table:table-cell office:value-type="float" office:value="56.045999999999999" table:style-name="ce2">
            <text:p>56,05</text:p>
          </table:table-cell>
          <table:table-cell office:value-type="float" office:value="57.081000000000003" table:style-name="ce2">
            <text:p>57,08</text:p>
          </table:table-cell>
          <table:table-cell office:value-type="float" office:value="55.932000000000002" table:style-name="ce2">
            <text:p>55,93</text:p>
          </table:table-cell>
          <table:table-cell office:value-type="float" office:value="91.111999999999995" table:style-name="ce7">
            <text:p>91,11</text:p>
          </table:table-cell>
          <table:table-cell office:value-type="float" office:value="55.932000000000002" table:formula="of:=MIN([.J14:.M14])" table:style-name="ce4">
            <text:p>55,93</text:p>
          </table:table-cell>
          <table:table-cell office:value-type="float" office:value="56.734250000000003" table:formula="of:=SUM([.J14:.M14])/COUNT([.J14:.M14])" table:style-name="ce4">
            <text:p>56,73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63.613999999999997" table:style-name="ce2">
            <text:p>63,61</text:p>
          </table:table-cell>
          <table:table-cell office:value-type="float" office:value="60.734999999999999" table:style-name="ce2">
            <text:p>60,74</text:p>
          </table:table-cell>
          <table:table-cell office:value-type="float" office:value="64.358999999999995" table:style-name="ce2">
            <text:p>64,36</text:p>
          </table:table-cell>
          <table:table-cell office:value-type="float" office:value="65.066999999999993" table:style-name="ce2">
            <text:p>65,07</text:p>
          </table:table-cell>
          <table:table-cell office:value-type="float" office:value="87.801000000000002" table:style-name="ce7">
            <text:p>87,80</text:p>
          </table:table-cell>
          <table:table-cell office:value-type="float" office:value="60.734999999999999" table:formula="of:=MIN([.B15:.E15])" table:style-name="ce4">
            <text:p>60,74</text:p>
          </table:table-cell>
          <table:table-cell office:value-type="float" office:value="63.443749999999994" table:formula="of:=SUM([.B15:.E15])/COUNT([.B15:.E15])" table:style-name="ce4">
            <text:p>63,44</text:p>
          </table:table-cell>
          <table:table-cell table:style-name="ce1"/>
          <table:table-cell office:value-type="float" office:value="61.616999999999997" table:style-name="ce2">
            <text:p>61,62</text:p>
          </table:table-cell>
          <table:table-cell office:value-type="float" office:value="59.968000000000004" table:style-name="ce2">
            <text:p>59,97</text:p>
          </table:table-cell>
          <table:table-cell office:value-type="float" office:value="57.835999999999999" table:style-name="ce2">
            <text:p>57,84</text:p>
          </table:table-cell>
          <table:table-cell office:value-type="float" office:value="56" table:style-name="ce2">
            <text:p>56,00</text:p>
          </table:table-cell>
          <table:table-cell office:value-type="float" office:value="90.69" table:style-name="ce7">
            <text:p>90,69</text:p>
          </table:table-cell>
          <table:table-cell office:value-type="float" office:value="56" table:formula="of:=MIN([.J15:.M15])" table:style-name="ce4">
            <text:p>56,00</text:p>
          </table:table-cell>
          <table:table-cell office:value-type="float" office:value="58.855249999999998" table:formula="of:=SUM([.J15:.M15])/COUNT([.J15:.M15])" table:style-name="ce4">
            <text:p>58,86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64.521000000000001" table:style-name="ce2">
            <text:p>64,52</text:p>
          </table:table-cell>
          <table:table-cell office:value-type="float" office:value="60.848999999999997" table:style-name="ce2">
            <text:p>60,85</text:p>
          </table:table-cell>
          <table:table-cell table:number-columns-repeated="2" table:style-name="ce2"/>
          <table:table-cell office:value-type="float" office:value="87.155000000000001" table:style-name="ce7">
            <text:p>87,16</text:p>
          </table:table-cell>
          <table:table-cell office:value-type="float" office:value="60.848999999999997" table:formula="of:=MIN([.B16:.E16])" table:style-name="ce4">
            <text:p>60,85</text:p>
          </table:table-cell>
          <table:table-cell office:value-type="float" office:value="62.685000000000002" table:formula="of:=SUM([.B16:.E16])/COUNT([.B16:.E16])" table:style-name="ce4">
            <text:p>62,69</text:p>
          </table:table-cell>
          <table:table-cell table:style-name="ce1"/>
          <table:table-cell office:value-type="float" office:value="62.018000000000001" table:style-name="ce2">
            <text:p>62,02</text:p>
          </table:table-cell>
          <table:table-cell office:value-type="float" office:value="59.212000000000003" table:style-name="ce2">
            <text:p>59,21</text:p>
          </table:table-cell>
          <table:table-cell office:value-type="float" office:value="59.445" table:style-name="ce2">
            <text:p>59,45</text:p>
          </table:table-cell>
          <table:table-cell office:value-type="float" office:value="56.768000000000001" table:style-name="ce2">
            <text:p>56,77</text:p>
          </table:table-cell>
          <table:table-cell office:value-type="float" office:value="85.988" table:style-name="ce7">
            <text:p>85,99</text:p>
          </table:table-cell>
          <table:table-cell office:value-type="float" office:value="56.768000000000001" table:formula="of:=MIN([.J16:.M16])" table:style-name="ce4">
            <text:p>56,77</text:p>
          </table:table-cell>
          <table:table-cell office:value-type="float" office:value="59.360750000000003" table:formula="of:=SUM([.J16:.M16])/COUNT([.J16:.M16])" table:style-name="ce4">
            <text:p>59,36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68.393000000000001" table:style-name="ce2">
            <text:p>68,39</text:p>
          </table:table-cell>
          <table:table-cell office:value-type="float" office:value="62.64" table:style-name="ce2">
            <text:p>62,64</text:p>
          </table:table-cell>
          <table:table-cell office:value-type="float" office:value="65.265000000000001" table:style-name="ce2">
            <text:p>65,27</text:p>
          </table:table-cell>
          <table:table-cell office:value-type="float" office:value="60.878" table:style-name="ce2">
            <text:p>60,88</text:p>
          </table:table-cell>
          <table:table-cell office:value-type="float" office:value="86.991" table:style-name="ce7">
            <text:p>86,99</text:p>
          </table:table-cell>
          <table:table-cell office:value-type="float" office:value="60.878" table:formula="of:=MIN([.B17:.E17])" table:style-name="ce4">
            <text:p>60,88</text:p>
          </table:table-cell>
          <table:table-cell office:value-type="float" office:value="64.293999999999997" table:formula="of:=SUM([.B17:.E17])/COUNT([.B17:.E17])" table:style-name="ce4">
            <text:p>64,29</text:p>
          </table:table-cell>
          <table:table-cell table:style-name="ce1"/>
          <table:table-cell office:value-type="float" office:value="70.602000000000004" table:style-name="ce2">
            <text:p>70,60</text:p>
          </table:table-cell>
          <table:table-cell office:value-type="float" office:value="64.739000000000004" table:style-name="ce2">
            <text:p>64,74</text:p>
          </table:table-cell>
          <table:table-cell office:value-type="float" office:value="57.445" table:style-name="ce2">
            <text:p>57,45</text:p>
          </table:table-cell>
          <table:table-cell office:value-type="float" office:value="57.643000000000001" table:style-name="ce2">
            <text:p>57,64</text:p>
          </table:table-cell>
          <table:table-cell office:value-type="float" office:value="81.947999999999993" table:style-name="ce7">
            <text:p>81,95</text:p>
          </table:table-cell>
          <table:table-cell office:value-type="float" office:value="57.445" table:formula="of:=MIN([.J17:.M17])" table:style-name="ce4">
            <text:p>57,45</text:p>
          </table:table-cell>
          <table:table-cell office:value-type="float" office:value="62.607250000000001" table:formula="of:=SUM([.J17:.M17])/COUNT([.J17:.M17])" table:style-name="ce4">
            <text:p>62,61</text:p>
          </table:table-cell>
          <table:table-cell table:number-columns-repeated="16368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68.674000000000007" table:style-name="ce2">
            <text:p>68,67</text:p>
          </table:table-cell>
          <table:table-cell office:value-type="float" office:value="62.140999999999998" table:style-name="ce2">
            <text:p>62,14</text:p>
          </table:table-cell>
          <table:table-cell office:value-type="float" office:value="66.456999999999994" table:style-name="ce2">
            <text:p>66,46</text:p>
          </table:table-cell>
          <table:table-cell office:value-type="float" office:value="62.356000000000002" table:style-name="ce2">
            <text:p>62,36</text:p>
          </table:table-cell>
          <table:table-cell office:value-type="float" office:value="80.003" table:style-name="ce7">
            <text:p>80,00</text:p>
          </table:table-cell>
          <table:table-cell office:value-type="float" office:value="62.140999999999998" table:formula="of:=MIN([.B18:.E18])" table:style-name="ce4">
            <text:p>62,14</text:p>
          </table:table-cell>
          <table:table-cell office:value-type="float" office:value="64.906999999999996" table:formula="of:=SUM([.B18:.E18])/COUNT([.B18:.E18])" table:style-name="ce4">
            <text:p>64,91</text:p>
          </table:table-cell>
          <table:table-cell table:style-name="ce1"/>
          <table:table-cell office:value-type="float" office:value="57.451000000000001" table:style-name="ce2">
            <text:p>57,45</text:p>
          </table:table-cell>
          <table:table-cell office:value-type="float" office:value="60.082999999999998" table:style-name="ce2">
            <text:p>60,08</text:p>
          </table:table-cell>
          <table:table-cell office:value-type="float" office:value="59.064999999999998" table:style-name="ce2">
            <text:p>59,07</text:p>
          </table:table-cell>
          <table:table-cell office:value-type="float" office:value="59.783000000000001" table:style-name="ce2">
            <text:p>59,78</text:p>
          </table:table-cell>
          <table:table-cell office:value-type="float" office:value="81.912000000000006" table:style-name="ce7">
            <text:p>81,91</text:p>
          </table:table-cell>
          <table:table-cell office:value-type="float" office:value="57.451000000000001" table:formula="of:=MIN([.J18:.M18])" table:style-name="ce4">
            <text:p>57,45</text:p>
          </table:table-cell>
          <table:table-cell office:value-type="float" office:value="59.095500000000001" table:formula="of:=SUM([.J18:.M18])/COUNT([.J18:.M18])" table:style-name="ce4">
            <text:p>59,10</text:p>
          </table:table-cell>
          <table:table-cell table:number-columns-repeated="16368"/>
        </table:table-row>
        <table:table-row table:style-name="ro1">
          <table:table-cell office:value-type="float" office:value="16" table:style-name="ce13">
            <text:p>16</text:p>
          </table:table-cell>
          <table:table-cell office:value-type="float" office:value="65.551000000000002" table:style-name="ce2">
            <text:p>65,55</text:p>
          </table:table-cell>
          <table:table-cell office:value-type="float" office:value="62.387999999999998" table:style-name="ce2">
            <text:p>62,39</text:p>
          </table:table-cell>
          <table:table-cell office:value-type="float" office:value="185.38499999999999" table:style-name="ce2">
            <text:p>185,39</text:p>
          </table:table-cell>
          <table:table-cell table:style-name="ce2"/>
          <table:table-cell office:value-type="float" office:value="78.668999999999997" table:style-name="ce7">
            <text:p>78,67</text:p>
          </table:table-cell>
          <table:table-cell office:value-type="float" office:value="62.387999999999998" table:formula="of:=MIN([.B19:.E19])" table:style-name="ce4">
            <text:p>62,39</text:p>
          </table:table-cell>
          <table:table-cell office:value-type="float" office:value="104.44133333333332" table:formula="of:=SUM([.B19:.E19])/COUNT([.B19:.E19])" table:style-name="ce4">
            <text:p>104,44</text:p>
          </table:table-cell>
          <table:table-cell table:style-name="ce1"/>
          <table:table-cell office:value-type="float" office:value="65.653000000000006" table:style-name="ce2">
            <text:p>65,65</text:p>
          </table:table-cell>
          <table:table-cell office:value-type="float" office:value="57.497" table:style-name="ce2">
            <text:p>57,50</text:p>
          </table:table-cell>
          <table:table-cell office:value-type="float" office:value="64.867000000000004" table:style-name="ce2">
            <text:p>64,87</text:p>
          </table:table-cell>
          <table:table-cell office:value-type="float" office:value="63.012999999999998" table:style-name="ce2">
            <text:p>63,01</text:p>
          </table:table-cell>
          <table:table-cell office:value-type="float" office:value="81.641000000000005" table:style-name="ce7">
            <text:p>81,64</text:p>
          </table:table-cell>
          <table:table-cell office:value-type="float" office:value="57.497" table:formula="of:=MIN([.J19:.M19])" table:style-name="ce4">
            <text:p>57,50</text:p>
          </table:table-cell>
          <table:table-cell office:value-type="float" office:value="62.7575" table:formula="of:=SUM([.J19:.M19])/COUNT([.J19:.M19])" table:style-name="ce4">
            <text:p>62,76</text:p>
          </table:table-cell>
          <table:table-cell table:number-columns-repeated="16368"/>
        </table:table-row>
        <table:table-row table:style-name="ro1">
          <table:table-cell office:value-type="float" office:value="17" table:style-name="ce13">
            <text:p>17</text:p>
          </table:table-cell>
          <table:table-cell office:value-type="float" office:value="80.218999999999994" table:style-name="ce2">
            <text:p>80,22</text:p>
          </table:table-cell>
          <table:table-cell office:value-type="float" office:value="62.762" table:style-name="ce2">
            <text:p>62,76</text:p>
          </table:table-cell>
          <table:table-cell office:value-type="float" office:value="80.539000000000001" table:style-name="ce2">
            <text:p>80,54</text:p>
          </table:table-cell>
          <table:table-cell office:value-type="float" office:value="81.203000000000003" table:style-name="ce2">
            <text:p>81,20</text:p>
          </table:table-cell>
          <table:table-cell office:value-type="float" office:value="76.67" table:style-name="ce7">
            <text:p>76,67</text:p>
          </table:table-cell>
          <table:table-cell office:value-type="float" office:value="62.762" table:formula="of:=MIN([.B20:.E20])" table:style-name="ce4">
            <text:p>62,76</text:p>
          </table:table-cell>
          <table:table-cell office:value-type="float" office:value="76.180749999999989" table:formula="of:=SUM([.B20:.E20])/COUNT([.B20:.E20])" table:style-name="ce4">
            <text:p>76,18</text:p>
          </table:table-cell>
          <table:table-cell table:style-name="ce1"/>
          <table:table-cell office:value-type="float" office:value="65.117999999999995" table:style-name="ce2">
            <text:p>65,12</text:p>
          </table:table-cell>
          <table:table-cell office:value-type="float" office:value="63.029000000000003" table:style-name="ce2">
            <text:p>63,03</text:p>
          </table:table-cell>
          <table:table-cell office:value-type="float" office:value="59.142000000000003" table:style-name="ce2">
            <text:p>59,14</text:p>
          </table:table-cell>
          <table:table-cell office:value-type="float" office:value="57.915999999999997" table:style-name="ce2">
            <text:p>57,92</text:p>
          </table:table-cell>
          <table:table-cell office:value-type="float" office:value="79.192999999999998" table:style-name="ce7">
            <text:p>79,19</text:p>
          </table:table-cell>
          <table:table-cell office:value-type="float" office:value="57.915999999999997" table:formula="of:=MIN([.J20:.M20])" table:style-name="ce4">
            <text:p>57,92</text:p>
          </table:table-cell>
          <table:table-cell office:value-type="float" office:value="61.301249999999996" table:formula="of:=SUM([.J20:.M20])/COUNT([.J20:.M20])" table:style-name="ce4">
            <text:p>61,30</text:p>
          </table:table-cell>
          <table:table-cell table:number-columns-repeated="16368"/>
        </table:table-row>
        <table:table-row table:style-name="ro1">
          <table:table-cell office:value-type="float" office:value="18" table:style-name="ce13">
            <text:p>18</text:p>
          </table:table-cell>
          <table:table-cell office:value-type="float" office:value="90.042000000000002" table:style-name="ce2">
            <text:p>90,04</text:p>
          </table:table-cell>
          <table:table-cell office:value-type="float" office:value="64.334999999999994" table:style-name="ce2">
            <text:p>64,34</text:p>
          </table:table-cell>
          <table:table-cell office:value-type="float" office:value="63.067" table:style-name="ce2">
            <text:p>63,07</text:p>
          </table:table-cell>
          <table:table-cell office:value-type="float" office:value="121.45099999999999" table:style-name="ce2">
            <text:p>121,45</text:p>
          </table:table-cell>
          <table:table-cell office:value-type="float" office:value="75.057000000000002" table:style-name="ce7">
            <text:p>75,06</text:p>
          </table:table-cell>
          <table:table-cell office:value-type="float" office:value="63.067" table:formula="of:=MIN([.B21:.E21])" table:style-name="ce4">
            <text:p>63,07</text:p>
          </table:table-cell>
          <table:table-cell office:value-type="float" office:value="84.723749999999995" table:formula="of:=SUM([.B21:.E21])/COUNT([.B21:.E21])" table:style-name="ce4">
            <text:p>84,72</text:p>
          </table:table-cell>
          <table:table-cell table:style-name="ce1"/>
          <table:table-cell table:style-name="ce2"/>
          <table:table-cell office:value-type="float" office:value="63.929000000000002" table:style-name="ce2">
            <text:p>63,93</text:p>
          </table:table-cell>
          <table:table-cell office:value-type="float" office:value="58.578000000000003" table:style-name="ce2">
            <text:p>58,58</text:p>
          </table:table-cell>
          <table:table-cell office:value-type="float" office:value="62.831000000000003" table:style-name="ce2">
            <text:p>62,83</text:p>
          </table:table-cell>
          <table:table-cell office:value-type="float" office:value="75.394999999999996" table:style-name="ce7">
            <text:p>75,40</text:p>
          </table:table-cell>
          <table:table-cell office:value-type="float" office:value="58.578000000000003" table:formula="of:=MIN([.J21:.M21])" table:style-name="ce4">
            <text:p>58,58</text:p>
          </table:table-cell>
          <table:table-cell office:value-type="float" office:value="61.779333333333341" table:formula="of:=SUM([.J21:.M21])/COUNT([.J21:.M21])" table:style-name="ce4">
            <text:p>61,78</text:p>
          </table:table-cell>
          <table:table-cell table:number-columns-repeated="16368"/>
        </table:table-row>
        <table:table-row table:style-name="ro1">
          <table:table-cell office:value-type="float" office:value="19" table:style-name="ce13">
            <text:p>19</text:p>
          </table:table-cell>
          <table:table-cell office:value-type="float" office:value="73.376000000000005" table:style-name="ce2">
            <text:p>73,38</text:p>
          </table:table-cell>
          <table:table-cell office:value-type="float" office:value="67.86" table:style-name="ce2">
            <text:p>67,86</text:p>
          </table:table-cell>
          <table:table-cell office:value-type="float" office:value="67.837000000000003" table:style-name="ce2">
            <text:p>67,84</text:p>
          </table:table-cell>
          <table:table-cell office:value-type="float" office:value="64.968000000000004" table:style-name="ce2">
            <text:p>64,97</text:p>
          </table:table-cell>
          <table:table-cell office:value-type="float" office:value="65.346000000000004" table:style-name="ce7">
            <text:p>65,35</text:p>
          </table:table-cell>
          <table:table-cell office:value-type="float" office:value="64.968000000000004" table:formula="of:=MIN([.B22:.E22])" table:style-name="ce4">
            <text:p>64,97</text:p>
          </table:table-cell>
          <table:table-cell office:value-type="float" office:value="68.510249999999999" table:formula="of:=SUM([.B22:.E22])/COUNT([.B22:.E22])" table:style-name="ce4">
            <text:p>68,51</text:p>
          </table:table-cell>
          <table:table-cell table:style-name="ce1"/>
          <table:table-cell office:value-type="float" office:value="59.874000000000002" table:style-name="ce2">
            <text:p>59,87</text:p>
          </table:table-cell>
          <table:table-cell office:value-type="float" office:value="61.451999999999998" table:style-name="ce2">
            <text:p>61,45</text:p>
          </table:table-cell>
          <table:table-cell table:number-columns-repeated="2" table:style-name="ce2"/>
          <table:table-cell office:value-type="float" office:value="68.203999999999994" table:style-name="ce7">
            <text:p>68,20</text:p>
          </table:table-cell>
          <table:table-cell office:value-type="float" office:value="59.874000000000002" table:formula="of:=MIN([.J22:.M22])" table:style-name="ce4">
            <text:p>59,87</text:p>
          </table:table-cell>
          <table:table-cell office:value-type="float" office:value="60.662999999999997" table:formula="of:=SUM([.J22:.M22])/COUNT([.J22:.M22])" table:style-name="ce4">
            <text:p>60,66</text:p>
          </table:table-cell>
          <table:table-cell table:number-columns-repeated="16368"/>
        </table:table-row>
        <table:table-row table:style-name="ro1">
          <table:table-cell office:value-type="float" office:value="20" table:style-name="ce13">
            <text:p>20</text:p>
          </table:table-cell>
          <table:table-cell office:value-type="float" office:value="78.593999999999994" table:style-name="ce2">
            <text:p>78,59</text:p>
          </table:table-cell>
          <table:table-cell office:value-type="float" office:value="73.438000000000002" table:style-name="ce2">
            <text:p>73,44</text:p>
          </table:table-cell>
          <table:table-cell office:value-type="float" office:value="85.010999999999996" table:style-name="ce2">
            <text:p>85,01</text:p>
          </table:table-cell>
          <table:table-cell office:value-type="float" office:value="67.816000000000003" table:style-name="ce2">
            <text:p>67,82</text:p>
          </table:table-cell>
          <table:table-cell office:value-type="float" office:value="51.816000000000003" table:style-name="ce7">
            <text:p>51,82</text:p>
          </table:table-cell>
          <table:table-cell office:value-type="float" office:value="67.816000000000003" table:formula="of:=MIN([.B23:.E23])" table:style-name="ce4">
            <text:p>67,82</text:p>
          </table:table-cell>
          <table:table-cell office:value-type="float" office:value="76.214749999999995" table:formula="of:=SUM([.B23:.E23])/COUNT([.B23:.E23])" table:style-name="ce4">
            <text:p>76,21</text:p>
          </table:table-cell>
          <table:table-cell table:style-name="ce1"/>
          <table:table-cell office:value-type="float" office:value="62.918999999999997" table:style-name="ce2">
            <text:p>62,92</text:p>
          </table:table-cell>
          <table:table-cell office:value-type="float" office:value="60.640999999999998" table:style-name="ce2">
            <text:p>60,64</text:p>
          </table:table-cell>
          <table:table-cell table:number-columns-repeated="2" table:style-name="ce2"/>
          <table:table-cell office:value-type="float" office:value="64.093000000000004" table:style-name="ce7">
            <text:p>64,09</text:p>
          </table:table-cell>
          <table:table-cell office:value-type="float" office:value="60.640999999999998" table:formula="of:=MIN([.J23:.M23])" table:style-name="ce4">
            <text:p>60,64</text:p>
          </table:table-cell>
          <table:table-cell office:value-type="float" office:value="61.78" table:formula="of:=SUM([.J23:.M23])/COUNT([.J23:.M23])" table:style-name="ce4">
            <text:p>61,78</text:p>
          </table:table-cell>
          <table:table-cell table:number-columns-repeated="16368"/>
        </table:table-row>
        <table:table-row table:style-name="ro1">
          <table:table-cell office:value-type="float" office:value="21" table:style-name="ce13">
            <text:p>21</text:p>
          </table:table-cell>
          <table:table-cell office:value-type="float" office:value="70.337000000000003" table:style-name="ce2">
            <text:p>70,34</text:p>
          </table:table-cell>
          <table:table-cell table:number-columns-repeated="3" table:style-name="ce2"/>
          <table:table-cell office:value-type="float" office:value="40.753" table:style-name="ce7">
            <text:p>40,75</text:p>
          </table:table-cell>
          <table:table-cell office:value-type="float" office:value="70.337000000000003" table:formula="of:=MIN([.B24:.E24])" table:style-name="ce4">
            <text:p>70,34</text:p>
          </table:table-cell>
          <table:table-cell office:value-type="float" office:value="70.337000000000003" table:formula="of:=SUM([.B24:.E24])/COUNT([.B24:.E24])" table:style-name="ce4">
            <text:p>70,34</text:p>
          </table:table-cell>
          <table:table-cell table:style-name="ce1"/>
          <table:table-cell office:value-type="float" office:value="70.828999999999994" table:style-name="ce2">
            <text:p>70,83</text:p>
          </table:table-cell>
          <table:table-cell office:value-type="float" office:value="72.802999999999997" table:style-name="ce2">
            <text:p>72,80</text:p>
          </table:table-cell>
          <table:table-cell office:value-type="float" office:value="71.552999999999997" table:style-name="ce2">
            <text:p>71,55</text:p>
          </table:table-cell>
          <table:table-cell office:value-type="float" office:value="62.813000000000002" table:style-name="ce2">
            <text:p>62,81</text:p>
          </table:table-cell>
          <table:table-cell office:value-type="float" office:value="52.996000000000002" table:style-name="ce7">
            <text:p>53,00</text:p>
          </table:table-cell>
          <table:table-cell office:value-type="float" office:value="62.813000000000002" table:formula="of:=MIN([.J24:.M24])" table:style-name="ce4">
            <text:p>62,81</text:p>
          </table:table-cell>
          <table:table-cell office:value-type="float" office:value="69.499499999999998" table:formula="of:=SUM([.J24:.M24])/COUNT([.J24:.M24])" table:style-name="ce4">
            <text:p>69,50</text:p>
          </table:table-cell>
          <table:table-cell table:number-columns-repeated="16368"/>
        </table:table-row>
        <table:table-row table:style-name="ro1">
          <table:table-cell office:value-type="float" office:value="22" table:style-name="ce13">
            <text:p>22</text:p>
          </table:table-cell>
          <table:table-cell office:value-type="float" office:value="86.305000000000007" table:style-name="ce2">
            <text:p>86,31</text:p>
          </table:table-cell>
          <table:table-cell office:value-type="float" office:value="72.203999999999994" table:style-name="ce2">
            <text:p>72,20</text:p>
          </table:table-cell>
          <table:table-cell table:number-columns-repeated="2" table:style-name="ce2"/>
          <table:table-cell office:value-type="float" office:value="33.058" table:style-name="ce7">
            <text:p>33,06</text:p>
          </table:table-cell>
          <table:table-cell office:value-type="float" office:value="72.203999999999994" table:formula="of:=MIN([.B25:.E25])" table:style-name="ce4">
            <text:p>72,20</text:p>
          </table:table-cell>
          <table:table-cell office:value-type="float" office:value="79.254500000000007" table:formula="of:=SUM([.B25:.E25])/COUNT([.B25:.E25])" table:style-name="ce4">
            <text:p>79,25</text:p>
          </table:table-cell>
          <table:table-cell table:style-name="ce1"/>
          <table:table-cell office:value-type="float" office:value="86.938999999999993" table:style-name="ce2">
            <text:p>86,94</text:p>
          </table:table-cell>
          <table:table-cell office:value-type="float" office:value="62.826000000000001" table:style-name="ce2">
            <text:p>62,83</text:p>
          </table:table-cell>
          <table:table-cell table:number-columns-repeated="2" table:style-name="ce2"/>
          <table:table-cell office:value-type="float" office:value="52.930999999999997" table:style-name="ce7">
            <text:p>52,93</text:p>
          </table:table-cell>
          <table:table-cell office:value-type="float" office:value="62.826000000000001" table:formula="of:=MIN([.J25:.M25])" table:style-name="ce4">
            <text:p>62,83</text:p>
          </table:table-cell>
          <table:table-cell office:value-type="float" office:value="74.882499999999993" table:formula="of:=SUM([.J25:.M25])/COUNT([.J25:.M25])" table:style-name="ce4">
            <text:p>74,88</text:p>
          </table:table-cell>
          <table:table-cell table:number-columns-repeated="16368"/>
        </table:table-row>
        <table:table-row table:style-name="ro1">
          <table:table-cell office:value-type="float" office:value="23" table:style-name="ce13">
            <text:p>23</text:p>
          </table:table-cell>
          <table:table-cell office:value-type="float" office:value="116.94199999999999" table:style-name="ce2">
            <text:p>116,94</text:p>
          </table:table-cell>
          <table:table-cell office:value-type="float" office:value="76.39" table:style-name="ce2">
            <text:p>76,39</text:p>
          </table:table-cell>
          <table:table-cell office:value-type="float" office:value="102.291" table:style-name="ce2">
            <text:p>102,29</text:p>
          </table:table-cell>
          <table:table-cell office:value-type="float" office:value="72.685000000000002" table:style-name="ce2">
            <text:p>72,69</text:p>
          </table:table-cell>
          <table:table-cell office:value-type="float" office:value="31.14" table:style-name="ce7">
            <text:p>31,14</text:p>
          </table:table-cell>
          <table:table-cell office:value-type="float" office:value="72.685000000000002" table:formula="of:=MIN([.B26:.E26])" table:style-name="ce4">
            <text:p>72,69</text:p>
          </table:table-cell>
          <table:table-cell office:value-type="float" office:value="92.076999999999998" table:formula="of:=SUM([.B26:.E26])/COUNT([.B26:.E26])" table:style-name="ce4">
            <text:p>92,08</text:p>
          </table:table-cell>
          <table:table-cell table:style-name="ce1"/>
          <table:table-cell office:value-type="float" office:value="72.712000000000003" table:style-name="ce2">
            <text:p>72,71</text:p>
          </table:table-cell>
          <table:table-cell office:value-type="float" office:value="65.965999999999994" table:style-name="ce2">
            <text:p>65,97</text:p>
          </table:table-cell>
          <table:table-cell office:value-type="float" office:value="65.393000000000001" table:style-name="ce2">
            <text:p>65,39</text:p>
          </table:table-cell>
          <table:table-cell office:value-type="float" office:value="62.872999999999998" table:style-name="ce2">
            <text:p>62,87</text:p>
          </table:table-cell>
          <table:table-cell office:value-type="float" office:value="52.7" table:style-name="ce7">
            <text:p>52,70</text:p>
          </table:table-cell>
          <table:table-cell office:value-type="float" office:value="62.872999999999998" table:formula="of:=MIN([.J26:.M26])" table:style-name="ce4">
            <text:p>62,87</text:p>
          </table:table-cell>
          <table:table-cell office:value-type="float" office:value="66.736000000000004" table:formula="of:=SUM([.J26:.M26])/COUNT([.J26:.M26])" table:style-name="ce4">
            <text:p>66,74</text:p>
          </table:table-cell>
          <table:table-cell table:number-columns-repeated="16368"/>
        </table:table-row>
        <table:table-row table:style-name="ro1">
          <table:table-cell office:value-type="float" office:value="24" table:style-name="ce13">
            <text:p>24</text:p>
          </table:table-cell>
          <table:table-cell office:value-type="float" office:value="79.042000000000002" table:style-name="ce2">
            <text:p>79,04</text:p>
          </table:table-cell>
          <table:table-cell office:value-type="float" office:value="91.768000000000001" table:style-name="ce2">
            <text:p>91,77</text:p>
          </table:table-cell>
          <table:table-cell office:value-type="float" office:value="73.117000000000004" table:style-name="ce2">
            <text:p>73,12</text:p>
          </table:table-cell>
          <table:table-cell office:value-type="float" office:value="81.198999999999998" table:style-name="ce2">
            <text:p>81,20</text:p>
          </table:table-cell>
          <table:table-cell office:value-type="float" office:value="29.439" table:style-name="ce7">
            <text:p>29,44</text:p>
          </table:table-cell>
          <table:table-cell office:value-type="float" office:value="73.117000000000004" table:formula="of:=MIN([.B27:.E27])" table:style-name="ce4">
            <text:p>73,12</text:p>
          </table:table-cell>
          <table:table-cell office:value-type="float" office:value="81.281500000000008" table:formula="of:=SUM([.B27:.E27])/COUNT([.B27:.E27])" table:style-name="ce4">
            <text:p>81,28</text:p>
          </table:table-cell>
          <table:table-cell table:style-name="ce1"/>
          <table:table-cell office:value-type="float" office:value="63.481999999999999" table:style-name="ce2">
            <text:p>63,48</text:p>
          </table:table-cell>
          <table:table-cell table:style-name="ce2"/>
          <table:table-cell office:value-type="float" office:value="109.051" table:style-name="ce2">
            <text:p>109,05</text:p>
          </table:table-cell>
          <table:table-cell office:value-type="float" office:value="96.879000000000005" table:style-name="ce2">
            <text:p>96,88</text:p>
          </table:table-cell>
          <table:table-cell office:value-type="float" office:value="49.73" table:style-name="ce7">
            <text:p>49,73</text:p>
          </table:table-cell>
          <table:table-cell office:value-type="float" office:value="63.481999999999999" table:formula="of:=MIN([.J27:.M27])" table:style-name="ce4">
            <text:p>63,48</text:p>
          </table:table-cell>
          <table:table-cell office:value-type="float" office:value="89.804000000000016" table:formula="of:=SUM([.J27:.M27])/COUNT([.J27:.M27])" table:style-name="ce4">
            <text:p>89,80</text:p>
          </table:table-cell>
          <table:table-cell table:number-columns-repeated="16368"/>
        </table:table-row>
        <table:table-row table:style-name="ro1">
          <table:table-cell office:value-type="float" office:value="25" table:style-name="ce13">
            <text:p>25</text:p>
          </table:table-cell>
          <table:table-cell office:value-type="float" office:value="84.135999999999996" table:style-name="ce2">
            <text:p>84,14</text:p>
          </table:table-cell>
          <table:table-cell office:value-type="float" office:value="73.418000000000006" table:style-name="ce2">
            <text:p>73,42</text:p>
          </table:table-cell>
          <table:table-cell table:number-columns-repeated="2" table:style-name="ce2"/>
          <table:table-cell office:value-type="float" office:value="28.265000000000001" table:style-name="ce7">
            <text:p>28,27</text:p>
          </table:table-cell>
          <table:table-cell office:value-type="float" office:value="73.418000000000006" table:formula="of:=MIN([.B28:.E28])" table:style-name="ce4">
            <text:p>73,42</text:p>
          </table:table-cell>
          <table:table-cell office:value-type="float" office:value="78.777000000000001" table:formula="of:=SUM([.B28:.E28])/COUNT([.B28:.E28])" table:style-name="ce4">
            <text:p>78,78</text:p>
          </table:table-cell>
          <table:table-cell table:style-name="ce1"/>
          <table:table-cell office:value-type="float" office:value="71.466999999999999" table:style-name="ce2">
            <text:p>71,47</text:p>
          </table:table-cell>
          <table:table-cell office:value-type="float" office:value="65.088999999999999" table:style-name="ce2">
            <text:p>65,09</text:p>
          </table:table-cell>
          <table:table-cell office:value-type="float" office:value="65.507000000000005" table:style-name="ce2">
            <text:p>65,51</text:p>
          </table:table-cell>
          <table:table-cell table:style-name="ce2"/>
          <table:table-cell office:value-type="float" office:value="42.161999999999999" table:style-name="ce7">
            <text:p>42,16</text:p>
          </table:table-cell>
          <table:table-cell office:value-type="float" office:value="65.088999999999999" table:formula="of:=MIN([.J28:.M28])" table:style-name="ce4">
            <text:p>65,09</text:p>
          </table:table-cell>
          <table:table-cell office:value-type="float" office:value="67.354333333333329" table:formula="of:=SUM([.J28:.M28])/COUNT([.J28:.M28])" table:style-name="ce4">
            <text:p>67,35</text:p>
          </table:table-cell>
          <table:table-cell table:number-columns-repeated="16368"/>
        </table:table-row>
        <table:table-row table:style-name="ro1">
          <table:table-cell office:value-type="float" office:value="26" table:style-name="ce13">
            <text:p>26</text:p>
          </table:table-cell>
          <table:table-cell office:value-type="float" office:value="94.91" table:style-name="ce2">
            <text:p>94,91</text:p>
          </table:table-cell>
          <table:table-cell office:value-type="float" office:value="74.855999999999995" table:style-name="ce2">
            <text:p>74,86</text:p>
          </table:table-cell>
          <table:table-cell office:value-type="float" office:value="93.164000000000001" table:style-name="ce2">
            <text:p>93,16</text:p>
          </table:table-cell>
          <table:table-cell office:value-type="float" office:value="100.65900000000001" table:style-name="ce2">
            <text:p>100,66</text:p>
          </table:table-cell>
          <table:table-cell office:value-type="float" office:value="22.788" table:style-name="ce7">
            <text:p>22,79</text:p>
          </table:table-cell>
          <table:table-cell office:value-type="float" office:value="74.855999999999995" table:formula="of:=MIN([.B29:.E29])" table:style-name="ce4">
            <text:p>74,86</text:p>
          </table:table-cell>
          <table:table-cell office:value-type="float" office:value="90.89725" table:formula="of:=SUM([.B29:.E29])/COUNT([.B29:.E29])" table:style-name="ce4">
            <text:p>90,90</text:p>
          </table:table-cell>
          <table:table-cell table:style-name="ce1"/>
          <table:table-cell office:value-type="float" office:value="75.388000000000005" table:style-name="ce2">
            <text:p>75,39</text:p>
          </table:table-cell>
          <table:table-cell office:value-type="float" office:value="68.66" table:style-name="ce2">
            <text:p>68,66</text:p>
          </table:table-cell>
          <table:table-cell office:value-type="float" office:value="87.759" table:style-name="ce2">
            <text:p>87,76</text:p>
          </table:table-cell>
          <table:table-cell office:value-type="float" office:value="65.882000000000005" table:style-name="ce2">
            <text:p>65,88</text:p>
          </table:table-cell>
          <table:table-cell office:value-type="float" office:value="38.563000000000002" table:style-name="ce7">
            <text:p>38,56</text:p>
          </table:table-cell>
          <table:table-cell office:value-type="float" office:value="65.882000000000005" table:formula="of:=MIN([.J29:.M29])" table:style-name="ce4">
            <text:p>65,88</text:p>
          </table:table-cell>
          <table:table-cell office:value-type="float" office:value="74.422250000000005" table:formula="of:=SUM([.J29:.M29])/COUNT([.J29:.M29])" table:style-name="ce4">
            <text:p>74,42</text:p>
          </table:table-cell>
          <table:table-cell table:number-columns-repeated="16368"/>
        </table:table-row>
        <table:table-row table:style-name="ro1">
          <table:table-cell office:value-type="float" office:value="27" table:style-name="ce13">
            <text:p>27</text:p>
          </table:table-cell>
          <table:table-cell office:value-type="float" office:value="77.879000000000005" table:style-name="ce2">
            <text:p>77,88</text:p>
          </table:table-cell>
          <table:table-cell office:value-type="float" office:value="87.748000000000005" table:style-name="ce2">
            <text:p>87,75</text:p>
          </table:table-cell>
          <table:table-cell office:value-type="float" office:value="75.433000000000007" table:style-name="ce2">
            <text:p>75,43</text:p>
          </table:table-cell>
          <table:table-cell office:value-type="float" office:value="141.02199999999999" table:style-name="ce2">
            <text:p>141,02</text:p>
          </table:table-cell>
          <table:table-cell office:value-type="float" office:value="20.649000000000001" table:style-name="ce7">
            <text:p>20,65</text:p>
          </table:table-cell>
          <table:table-cell office:value-type="float" office:value="75.433000000000007" table:formula="of:=MIN([.B30:.E30])" table:style-name="ce4">
            <text:p>75,43</text:p>
          </table:table-cell>
          <table:table-cell office:value-type="float" office:value="95.520499999999998" table:formula="of:=SUM([.B30:.E30])/COUNT([.B30:.E30])" table:style-name="ce4">
            <text:p>95,52</text:p>
          </table:table-cell>
          <table:table-cell table:style-name="ce1"/>
          <table:table-cell office:value-type="float" office:value="91.498000000000005" table:style-name="ce2">
            <text:p>91,50</text:p>
          </table:table-cell>
          <table:table-cell office:value-type="float" office:value="66.850999999999999" table:style-name="ce2">
            <text:p>66,85</text:p>
          </table:table-cell>
          <table:table-cell office:value-type="float" office:value="72.492000000000004" table:style-name="ce2">
            <text:p>72,49</text:p>
          </table:table-cell>
          <table:table-cell office:value-type="float" office:value="68.531999999999996" table:style-name="ce2">
            <text:p>68,53</text:p>
          </table:table-cell>
          <table:table-cell office:value-type="float" office:value="34.280999999999999" table:style-name="ce7">
            <text:p>34,28</text:p>
          </table:table-cell>
          <table:table-cell office:value-type="float" office:value="66.850999999999999" table:formula="of:=MIN([.J30:.M30])" table:style-name="ce4">
            <text:p>66,85</text:p>
          </table:table-cell>
          <table:table-cell office:value-type="float" office:value="74.843249999999998" table:formula="of:=SUM([.J30:.M30])/COUNT([.J30:.M30])" table:style-name="ce4">
            <text:p>74,84</text:p>
          </table:table-cell>
          <table:table-cell table:number-columns-repeated="16368"/>
        </table:table-row>
        <table:table-row table:style-name="ro1">
          <table:table-cell office:value-type="float" office:value="28" table:style-name="ce13">
            <text:p>28</text:p>
          </table:table-cell>
          <table:table-cell table:number-columns-repeated="4" table:style-name="ce2"/>
          <table:table-cell table:style-name="ce7"/>
          <table:table-cell table:number-columns-repeated="2" table:style-name="ce4"/>
          <table:table-cell table:style-name="ce1"/>
          <table:table-cell office:value-type="float" office:value="73.472999999999999" table:style-name="ce2">
            <text:p>73,47</text:p>
          </table:table-cell>
          <table:table-cell office:value-type="float" office:value="67.665000000000006" table:style-name="ce2">
            <text:p>67,67</text:p>
          </table:table-cell>
          <table:table-cell table:number-columns-repeated="2" table:style-name="ce2"/>
          <table:table-cell office:value-type="float" office:value="30.779" table:style-name="ce7">
            <text:p>30,78</text:p>
          </table:table-cell>
          <table:table-cell office:value-type="float" office:value="67.665000000000006" table:formula="of:=MIN([.J31:.M31])" table:style-name="ce4">
            <text:p>67,67</text:p>
          </table:table-cell>
          <table:table-cell office:value-type="float" office:value="70.569000000000003" table:formula="of:=SUM([.J31:.M31])/COUNT([.J31:.M31])" table:style-name="ce4">
            <text:p>70,57</text:p>
          </table:table-cell>
          <table:table-cell table:number-columns-repeated="16368"/>
        </table:table-row>
        <table:table-row table:style-name="ro1">
          <table:table-cell office:value-type="float" office:value="29" table:style-name="ce13">
            <text:p>29</text:p>
          </table:table-cell>
          <table:table-cell table:number-columns-repeated="4" table:style-name="ce2"/>
          <table:table-cell table:style-name="ce7"/>
          <table:table-cell table:number-columns-repeated="2" table:style-name="ce4"/>
          <table:table-cell table:style-name="ce1"/>
          <table:table-cell office:value-type="float" office:value="67.805000000000007" table:style-name="ce2">
            <text:p>67,81</text:p>
          </table:table-cell>
          <table:table-cell table:number-columns-repeated="3" table:style-name="ce2"/>
          <table:table-cell office:value-type="float" office:value="30.184999999999999" table:style-name="ce7">
            <text:p>30,19</text:p>
          </table:table-cell>
          <table:table-cell office:value-type="float" office:value="67.805000000000007" table:formula="of:=MIN([.J32:.M32])" table:style-name="ce4">
            <text:p>67,81</text:p>
          </table:table-cell>
          <table:table-cell office:value-type="float" office:value="67.805000000000007" table:formula="of:=SUM([.J32:.M32])/COUNT([.J32:.M32])" table:style-name="ce4">
            <text:p>67,81</text:p>
          </table:table-cell>
          <table:table-cell table:number-columns-repeated="16368"/>
        </table:table-row>
        <table:table-row table:style-name="ro1">
          <table:table-cell office:value-type="float" office:value="30" table:style-name="ce13">
            <text:p>30</text:p>
          </table:table-cell>
          <table:table-cell table:number-columns-repeated="4" table:style-name="ce2"/>
          <table:table-cell table:style-name="ce7"/>
          <table:table-cell table:number-columns-repeated="2" table:style-name="ce4"/>
          <table:table-cell table:style-name="ce1"/>
          <table:table-cell office:value-type="float" office:value="72.570999999999998" table:style-name="ce2">
            <text:p>72,57</text:p>
          </table:table-cell>
          <table:table-cell office:value-type="float" office:value="68.010000000000005" table:style-name="ce2">
            <text:p>68,01</text:p>
          </table:table-cell>
          <table:table-cell office:value-type="float" office:value="78.141999999999996" table:style-name="ce2">
            <text:p>78,14</text:p>
          </table:table-cell>
          <table:table-cell office:value-type="float" office:value="71.58" table:style-name="ce2">
            <text:p>71,58</text:p>
          </table:table-cell>
          <table:table-cell office:value-type="float" office:value="29.32" table:style-name="ce7">
            <text:p>29,32</text:p>
          </table:table-cell>
          <table:table-cell office:value-type="float" office:value="68.010000000000005" table:formula="of:=MIN([.J33:.M33])" table:style-name="ce4">
            <text:p>68,01</text:p>
          </table:table-cell>
          <table:table-cell office:value-type="float" office:value="72.575749999999999" table:formula="of:=SUM([.J33:.M33])/COUNT([.J33:.M33])" table:style-name="ce4">
            <text:p>72,58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office:value-type="float" office:value="31" table:style-name="ce13">
            <text:p>31</text:p>
          </table:table-cell>
          <table:table-cell table:number-columns-repeated="4" table:style-name="ce2"/>
          <table:table-cell table:style-name="ce7"/>
          <table:table-cell table:number-columns-repeated="2" table:style-name="ce4"/>
          <table:table-cell table:style-name="ce1"/>
          <table:table-cell office:value-type="float" office:value="115.345" table:style-name="ce2">
            <text:p>115,35</text:p>
          </table:table-cell>
          <table:table-cell office:value-type="float" office:value="111.49" table:style-name="ce2">
            <text:p>111,49</text:p>
          </table:table-cell>
          <table:table-cell office:value-type="float" office:value="73.141999999999996" table:style-name="ce2">
            <text:p>73,14</text:p>
          </table:table-cell>
          <table:table-cell office:value-type="float" office:value="69.397999999999996" table:style-name="ce2">
            <text:p>69,40</text:p>
          </table:table-cell>
          <table:table-cell office:value-type="float" office:value="23.597000000000001" table:style-name="ce7">
            <text:p>23,60</text:p>
          </table:table-cell>
          <table:table-cell office:value-type="float" office:value="69.397999999999996" table:formula="of:=MIN([.J34:.M34])" table:style-name="ce4">
            <text:p>69,40</text:p>
          </table:table-cell>
          <table:table-cell office:value-type="float" office:value="92.34375" table:formula="of:=SUM([.J34:.M34])/COUNT([.J34:.M34])" table:style-name="ce4">
            <text:p>92,34</text:p>
          </table:table-cell>
          <table:table-cell table:number-columns-repeated="1004" table:style-name="ce2"/>
          <table:table-cell table:number-columns-repeated="15364" table:style-name="ce1"/>
        </table:table-row>
        <table:table-row table:number-rows-repeated="3" table:style-name="ro1">
          <table:table-cell table:style-name="ce13"/>
          <table:table-cell table:number-columns-repeated="4" table:style-name="ce2"/>
          <table:table-cell table:style-name="ce7"/>
          <table:table-cell table:number-columns-repeated="2" table:style-name="ce4"/>
          <table:table-cell table:style-name="ce1"/>
          <table:table-cell table:number-columns-repeated="4" table:style-name="ce2"/>
          <table:table-cell table:style-name="ce7"/>
          <table:table-cell table:number-columns-repeated="2" table:style-name="ce4"/>
          <table:table-cell table:number-columns-repeated="1004" table:style-name="ce2"/>
          <table:table-cell table:number-columns-repeated="15364" table:style-name="ce1"/>
        </table:table-row>
        <table:table-row table:style-name="ro1">
          <table:table-cell table:style-name="ce13"/>
          <table:table-cell table:number-columns-repeated="5" table:style-name="ce2"/>
          <table:table-cell table:number-columns-repeated="2" table:style-name="ce4"/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string" table:style-name="ce16">
            <text:p>wet</text:p>
          </table:table-cell>
          <table:table-cell office:value-type="string" table:number-columns-spanned="4" table:number-rows-spanned="1" table:style-name="ce17">
            <text:p>FS G 2017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style-name="ce1"/>
          <table:table-cell office:value-type="string" table:number-columns-spanned="4" table:number-rows-spanned="1" table:style-name="ce17">
            <text:p>FS G 2018</text:p>
          </table:table-cell>
          <table:covered-table-cell table:number-columns-repeated="3"/>
          <table:table-cell table:style-name="ce8"/>
          <table:table-cell office:value-type="string" table:number-columns-spanned="2" table:number-rows-spanned="1" table:style-name="ce18">
            <text:p>class</text:p>
          </table:table-cell>
          <table:covered-table-cell/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8">
            <text:p>2,00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8">
            <text:p>3,00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office:value-type="string" table:style-name="ce12">
            <text:p>best</text:p>
          </table:table-cell>
          <table:table-cell office:value-type="string" table:style-name="ce12">
            <text:p>mean</text:p>
          </table:table-cell>
          <table:table-cell table:number-columns-repeated="1004" table:style-name="ce8"/>
          <table:table-cell table:number-columns-repeated="4" table:style-name="ce16"/>
          <table:table-cell table:number-columns-repeated="15360"/>
        </table:table-row>
        <table:table-row table:style-name="ro1">
          <table:table-cell office:value-type="float" office:value="1" table:style-name="ce13">
            <text:p>1</text:p>
          </table:table-cell>
          <table:table-cell table:number-columns-repeated="4" table:style-name="ce2"/>
          <table:table-cell table:style-name="ce7"/>
          <table:table-cell office:value-type="float" office:value="0" table:formula="of:=MIN([.B41:.E41])" table:style-name="ce4">
            <text:p>0,00</text:p>
          </table:table-cell>
          <table:table-cell office:value-type="float" office:value="0" table:formula="of:=SUM([.B41:.E41])/COUNT([.B41:.E41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1:.M41])" table:style-name="ce4">
            <text:p>0,00</text:p>
          </table:table-cell>
          <table:table-cell office:value-type="float" office:value="0" table:formula="of:=SUM([.J41:.M41])/COUNT([.J41:.M41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float" office:value="2" table:style-name="ce13">
            <text:p>2</text:p>
          </table:table-cell>
          <table:table-cell table:number-columns-repeated="4" table:style-name="ce2"/>
          <table:table-cell table:style-name="ce7"/>
          <table:table-cell office:value-type="float" office:value="0" table:formula="of:=MIN([.B42:.E42])" table:style-name="ce4">
            <text:p>0,00</text:p>
          </table:table-cell>
          <table:table-cell office:value-type="float" office:value="0" table:formula="of:=SUM([.B42:.E42])/COUNT([.B42:.E42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2:.M42])" table:style-name="ce4">
            <text:p>0,00</text:p>
          </table:table-cell>
          <table:table-cell office:value-type="float" office:value="0" table:formula="of:=SUM([.J42:.M42])/COUNT([.J42:.M42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float" office:value="3" table:style-name="ce13">
            <text:p>3</text:p>
          </table:table-cell>
          <table:table-cell table:number-columns-repeated="4" table:style-name="ce2"/>
          <table:table-cell table:style-name="ce7"/>
          <table:table-cell office:value-type="float" office:value="0" table:formula="of:=MIN([.B43:.E43])" table:style-name="ce4">
            <text:p>0,00</text:p>
          </table:table-cell>
          <table:table-cell office:value-type="float" office:value="0" table:formula="of:=SUM([.B43:.E43])/COUNT([.B43:.E43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3:.M43])" table:style-name="ce4">
            <text:p>0,00</text:p>
          </table:table-cell>
          <table:table-cell office:value-type="float" office:value="0" table:formula="of:=SUM([.J43:.M43])/COUNT([.J43:.M43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float" office:value="4" table:style-name="ce13">
            <text:p>4</text:p>
          </table:table-cell>
          <table:table-cell table:number-columns-repeated="4" table:style-name="ce2"/>
          <table:table-cell table:style-name="ce7"/>
          <table:table-cell office:value-type="float" office:value="0" table:formula="of:=MIN([.B44:.E44])" table:style-name="ce4">
            <text:p>0,00</text:p>
          </table:table-cell>
          <table:table-cell office:value-type="float" office:value="0" table:formula="of:=SUM([.B44:.E44])/COUNT([.B44:.E44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4:.M44])" table:style-name="ce4">
            <text:p>0,00</text:p>
          </table:table-cell>
          <table:table-cell office:value-type="float" office:value="0" table:formula="of:=SUM([.J44:.M44])/COUNT([.J44:.M44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2">
          <table:table-cell office:value-type="float" office:value="5" table:style-name="ce13">
            <text:p>5</text:p>
          </table:table-cell>
          <table:table-cell table:number-columns-repeated="4" table:style-name="ce2"/>
          <table:table-cell table:style-name="ce7"/>
          <table:table-cell office:value-type="float" office:value="0" table:formula="of:=MIN([.B45:.E45])" table:style-name="ce4">
            <text:p>0,00</text:p>
          </table:table-cell>
          <table:table-cell office:value-type="float" office:value="0" table:formula="of:=SUM([.B45:.E45])/COUNT([.B45:.E45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5:.M45])" table:style-name="ce4">
            <text:p>0,00</text:p>
          </table:table-cell>
          <table:table-cell office:value-type="float" office:value="0" table:formula="of:=SUM([.J45:.M45])/COUNT([.J45:.M45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3">
          <table:table-cell office:value-type="float" office:value="6" table:style-name="ce13">
            <text:p>6</text:p>
          </table:table-cell>
          <table:table-cell table:number-columns-repeated="4" table:style-name="ce2"/>
          <table:table-cell table:style-name="ce7"/>
          <table:table-cell office:value-type="float" office:value="0" table:formula="of:=MIN([.B46:.E46])" table:style-name="ce4">
            <text:p>0,00</text:p>
          </table:table-cell>
          <table:table-cell office:value-type="float" office:value="0" table:formula="of:=SUM([.B46:.E46])/COUNT([.B46:.E46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6:.M46])" table:style-name="ce4">
            <text:p>0,00</text:p>
          </table:table-cell>
          <table:table-cell office:value-type="float" office:value="0" table:formula="of:=SUM([.J46:.M46])/COUNT([.J46:.M46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3">
          <table:table-cell office:value-type="float" office:value="7" table:style-name="ce13">
            <text:p>7</text:p>
          </table:table-cell>
          <table:table-cell table:number-columns-repeated="4" table:style-name="ce2"/>
          <table:table-cell table:style-name="ce7"/>
          <table:table-cell office:value-type="float" office:value="0" table:formula="of:=MIN([.B47:.E47])" table:style-name="ce4">
            <text:p>0,00</text:p>
          </table:table-cell>
          <table:table-cell office:value-type="float" office:value="0" table:formula="of:=SUM([.B47:.E47])/COUNT([.B47:.E47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19"/>
          <table:table-cell office:value-type="float" office:value="0" table:formula="of:=MIN([.J47:.M47])" table:style-name="ce4">
            <text:p>0,00</text:p>
          </table:table-cell>
          <table:table-cell office:value-type="float" office:value="0" table:formula="of:=SUM([.J47:.M47])/COUNT([.J47:.M47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3">
          <table:table-cell office:value-type="float" office:value="8" table:style-name="ce13">
            <text:p>8</text:p>
          </table:table-cell>
          <table:table-cell table:number-columns-repeated="4" table:style-name="ce2"/>
          <table:table-cell table:style-name="ce7"/>
          <table:table-cell office:value-type="float" office:value="0" table:formula="of:=MIN([.B48:.E48])" table:style-name="ce4">
            <text:p>0,00</text:p>
          </table:table-cell>
          <table:table-cell office:value-type="float" office:value="0" table:formula="of:=SUM([.B48:.E48])/COUNT([.B48:.E48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8:.M48])" table:style-name="ce4">
            <text:p>0,00</text:p>
          </table:table-cell>
          <table:table-cell office:value-type="float" office:value="0" table:formula="of:=SUM([.J48:.M48])/COUNT([.J48:.M48])" table:style-name="ce4">
            <text:p>#DIV/0!</text:p>
          </table:table-cell>
          <table:table-cell table:number-columns-repeated="1004" table:style-name="ce2"/>
          <table:table-cell table:number-columns-repeated="15364" table:style-name="ce1"/>
        </table:table-row>
        <table:table-row table:style-name="ro3">
          <table:table-cell office:value-type="float" office:value="9" table:style-name="ce13">
            <text:p>9</text:p>
          </table:table-cell>
          <table:table-cell table:number-columns-repeated="4" table:style-name="ce2"/>
          <table:table-cell table:style-name="ce7"/>
          <table:table-cell office:value-type="float" office:value="0" table:formula="of:=MIN([.B49:.E49])" table:style-name="ce4">
            <text:p>0,00</text:p>
          </table:table-cell>
          <table:table-cell office:value-type="float" office:value="0" table:formula="of:=SUM([.B49:.E49])/COUNT([.B49:.E49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49:.M49])" table:style-name="ce4">
            <text:p>0,00</text:p>
          </table:table-cell>
          <table:table-cell office:value-type="float" office:value="0" table:formula="of:=SUM([.J49:.M49])/COUNT([.J49:.M49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0" table:style-name="ce13">
            <text:p>10</text:p>
          </table:table-cell>
          <table:table-cell table:number-columns-repeated="4" table:style-name="ce2"/>
          <table:table-cell table:style-name="ce7"/>
          <table:table-cell office:value-type="float" office:value="0" table:formula="of:=MIN([.B50:.E50])" table:style-name="ce4">
            <text:p>0,00</text:p>
          </table:table-cell>
          <table:table-cell office:value-type="float" office:value="0" table:formula="of:=SUM([.B50:.E50])/COUNT([.B50:.E50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50:.M50])" table:style-name="ce4">
            <text:p>0,00</text:p>
          </table:table-cell>
          <table:table-cell office:value-type="float" office:value="0" table:formula="of:=SUM([.J50:.M50])/COUNT([.J50:.M50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1" table:style-name="ce13">
            <text:p>11</text:p>
          </table:table-cell>
          <table:table-cell table:number-columns-repeated="4" table:style-name="ce2"/>
          <table:table-cell table:style-name="ce7"/>
          <table:table-cell office:value-type="float" office:value="0" table:formula="of:=MIN([.B51:.E51])" table:style-name="ce4">
            <text:p>0,00</text:p>
          </table:table-cell>
          <table:table-cell office:value-type="float" office:value="0" table:formula="of:=SUM([.B51:.E51])/COUNT([.B51:.E51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51:.M51])" table:style-name="ce4">
            <text:p>0,00</text:p>
          </table:table-cell>
          <table:table-cell office:value-type="float" office:value="0" table:formula="of:=SUM([.J51:.M51])/COUNT([.J51:.M51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2" table:style-name="ce13">
            <text:p>12</text:p>
          </table:table-cell>
          <table:table-cell table:number-columns-repeated="4" table:style-name="ce2"/>
          <table:table-cell table:style-name="ce7"/>
          <table:table-cell office:value-type="float" office:value="0" table:formula="of:=MIN([.B52:.E52])" table:style-name="ce4">
            <text:p>0,00</text:p>
          </table:table-cell>
          <table:table-cell office:value-type="float" office:value="0" table:formula="of:=SUM([.B52:.E52])/COUNT([.B52:.E52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19"/>
          <table:table-cell office:value-type="float" office:value="0" table:formula="of:=MIN([.J52:.M52])" table:style-name="ce4">
            <text:p>0,00</text:p>
          </table:table-cell>
          <table:table-cell office:value-type="float" office:value="0" table:formula="of:=SUM([.J52:.M52])/COUNT([.J52:.M52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3" table:style-name="ce13">
            <text:p>13</text:p>
          </table:table-cell>
          <table:table-cell table:number-columns-repeated="4" table:style-name="ce2"/>
          <table:table-cell table:style-name="ce7"/>
          <table:table-cell office:value-type="float" office:value="0" table:formula="of:=MIN([.B53:.E53])" table:style-name="ce4">
            <text:p>0,00</text:p>
          </table:table-cell>
          <table:table-cell office:value-type="float" office:value="0" table:formula="of:=SUM([.B53:.E53])/COUNT([.B53:.E53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53:.M53])" table:style-name="ce4">
            <text:p>0,00</text:p>
          </table:table-cell>
          <table:table-cell office:value-type="float" office:value="0" table:formula="of:=SUM([.J53:.M53])/COUNT([.J53:.M53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4" table:style-name="ce13">
            <text:p>14</text:p>
          </table:table-cell>
          <table:table-cell table:number-columns-repeated="4" table:style-name="ce2"/>
          <table:table-cell table:style-name="ce7"/>
          <table:table-cell office:value-type="float" office:value="0" table:formula="of:=MIN([.B54:.E54])" table:style-name="ce4">
            <text:p>0,00</text:p>
          </table:table-cell>
          <table:table-cell office:value-type="float" office:value="0" table:formula="of:=SUM([.B54:.E54])/COUNT([.B54:.E54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54:.M54])" table:style-name="ce4">
            <text:p>0,00</text:p>
          </table:table-cell>
          <table:table-cell office:value-type="float" office:value="0" table:formula="of:=SUM([.J54:.M54])/COUNT([.J54:.M54])" table:style-name="ce4">
            <text:p>#DIV/0!</text:p>
          </table:table-cell>
          <table:table-cell table:number-columns-repeated="16368"/>
        </table:table-row>
        <table:table-row table:style-name="ro3">
          <table:table-cell office:value-type="float" office:value="15" table:style-name="ce13">
            <text:p>15</text:p>
          </table:table-cell>
          <table:table-cell table:number-columns-repeated="4" table:style-name="ce2"/>
          <table:table-cell table:style-name="ce7"/>
          <table:table-cell office:value-type="float" office:value="0" table:formula="of:=MIN([.B55:.E55])" table:style-name="ce4">
            <text:p>0,00</text:p>
          </table:table-cell>
          <table:table-cell office:value-type="float" office:value="0" table:formula="of:=SUM([.B55:.E55])/COUNT([.B55:.E55])" table:style-name="ce4">
            <text:p>#DIV/0!</text:p>
          </table:table-cell>
          <table:table-cell table:style-name="ce1"/>
          <table:table-cell table:number-columns-repeated="4" table:style-name="ce2"/>
          <table:table-cell table:style-name="ce7"/>
          <table:table-cell office:value-type="float" office:value="0" table:formula="of:=MIN([.J55:.M55])" table:style-name="ce4">
            <text:p>0,00</text:p>
          </table:table-cell>
          <table:table-cell office:value-type="float" office:value="0" table:formula="of:=SUM([.J55:.M55])/COUNT([.J55:.M55])" table:style-name="ce4">
            <text:p>#DIV/0!</text:p>
          </table:table-cell>
          <table:table-cell table:number-columns-repeated="16368"/>
        </table:table-row>
        <table:table-row table:number-rows-repeated="1048521" table:style-name="ro3">
          <table:table-cell table:number-columns-repeated="16384"/>
        </table:table-row>
      </table:table>
      <table:table table:name="endurance" table:style-name="ta1">
        <table:shapes>
          <draw:frame draw:z-index="1" draw:id="id3" draw:style-name="a3" draw:name="Graphique 1" svg:x="7.83504in" svg:y="0.89646in" svg:width="7.1122in" svg:height="4.00039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6" table:default-cell-style-name="ce13"/>
        <table:table-column table:style-name="co6" table:default-cell-style-name="ce2"/>
        <table:table-column table:style-name="co19" table:default-cell-style-name="ce2"/>
        <table:table-column table:style-name="co20" table:default-cell-style-name="ce2"/>
        <table:table-column table:style-name="co19" table:number-columns-repeated="2" table:default-cell-style-name="ce2"/>
        <table:table-column table:style-name="co8" table:default-cell-style-name="ce1"/>
        <table:table-column table:style-name="co21" table:default-cell-style-name="ce2"/>
        <table:table-column table:style-name="co22" table:default-cell-style-name="ce2"/>
        <table:table-column table:style-name="co19" table:number-columns-repeated="3" table:default-cell-style-name="ce2"/>
        <table:table-column table:style-name="co4" table:number-columns-repeated="1004" table:default-cell-style-name="ce2"/>
        <table:table-column table:style-name="co4" table:number-columns-repeated="4" table:default-cell-style-name="ce1"/>
        <table:table-column table:style-name="co5" table:number-columns-repeated="15364" table:default-cell-style-name="ce1"/>
        <table:table-row table:style-name="ro1">
          <table:table-cell office:value-type="string" table:number-columns-spanned="5" table:number-rows-spanned="1" table:style-name="ce15">
            <text:p>skidpad results FSC (combustion)</text:p>
          </table:table-cell>
          <table:covered-table-cell table:number-columns-repeated="4"/>
          <table:table-cell table:style-name="ce2"/>
          <table:table-cell table:style-name="ce1"/>
          <table:table-cell table:style-name="ce5"/>
          <table:table-cell table:number-columns-repeated="1008" table:style-name="ce2"/>
          <table:table-cell table:number-columns-repeated="15368" table:style-name="ce1"/>
        </table:table-row>
        <table:table-row table:style-name="ro1">
          <table:table-cell office:value-type="string" table:style-name="ce6">
            <text:p>dry</text:p>
          </table:table-cell>
          <table:table-cell office:value-type="string" table:number-columns-spanned="4" table:number-rows-spanned="1" table:style-name="ce17">
            <text:p>FS ATA 2017</text:p>
          </table:table-cell>
          <table:covered-table-cell table:number-columns-repeated="3"/>
          <table:table-cell table:style-name="ce8"/>
          <table:table-cell table:style-name="ce1"/>
          <table:table-cell office:value-type="string" table:number-columns-spanned="4" table:number-rows-spanned="1" table:style-name="ce17">
            <text:p>FS ATA 2018</text:p>
          </table:table-cell>
          <table:covered-table-cell table:number-columns-repeated="3"/>
          <table:table-cell table:number-columns-repeated="1005" table:style-name="ce8"/>
          <table:table-cell table:number-columns-repeated="4" table:style-name="ce16"/>
          <table:table-cell table:number-columns-repeated="15364"/>
        </table:table-row>
        <table:table-row table:style-name="ro2">
          <table:table-cell office:value-type="string" table:style-name="ce9">
            <text:p>run</text:p>
          </table:table-cell>
          <table:table-cell office:value-type="string" table:style-name="ce10">
            <text:p>endurance</text:p>
          </table:table-cell>
          <table:table-cell office:value-type="string" table:style-name="ce8">
            <text:p>score</text:p>
          </table:table-cell>
          <table:table-cell office:value-type="string" table:style-name="ce10">
            <text:p>CO2</text:p>
          </table:table-cell>
          <table:table-cell office:value-type="string" table:style-name="ce10">
            <text:p>score</text:p>
          </table:table-cell>
          <table:table-cell office:value-type="string" table:style-name="ce10">
            <text:p>tot</text:p>
          </table:table-cell>
          <table:table-cell table:style-name="ce1"/>
          <table:table-cell office:value-type="string" table:style-name="ce10">
            <text:p>endurance</text:p>
          </table:table-cell>
          <table:table-cell office:value-type="string" table:style-name="ce10">
            <text:p>score</text:p>
          </table:table-cell>
          <table:table-cell office:value-type="string" table:style-name="ce10">
            <text:p>efficiecy</text:p>
          </table:table-cell>
          <table:table-cell office:value-type="string" table:style-name="ce10">
            <text:p>score</text:p>
          </table:table-cell>
          <table:table-cell office:value-type="string" table:style-name="ce10">
            <text:p>tot</text:p>
          </table:table-cell>
          <table:table-cell table:number-columns-repeated="1004" table:style-name="ce10"/>
          <table:table-cell table:number-columns-repeated="4" table:style-name="ce16"/>
          <table:table-cell table:number-columns-repeated="15364"/>
        </table:table-row>
        <table:table-row table:style-name="ro1">
          <table:table-cell office:value-type="float" office:value="1" table:style-name="ce13">
            <text:p>1</text:p>
          </table:table-cell>
          <table:table-cell office:value-type="float" office:value="1501.569" table:style-name="ce2">
            <text:p>1501,57</text:p>
          </table:table-cell>
          <table:table-cell office:value-type="float" office:value="270.83" table:style-name="ce2">
            <text:p>270,83</text:p>
          </table:table-cell>
          <table:table-cell table:style-name="ce2"/>
          <table:table-cell office:value-type="float" office:value="79.52" table:style-name="ce2">
            <text:p>79,52</text:p>
          </table:table-cell>
          <table:table-cell table:style-name="ce7"/>
          <table:table-cell table:style-name="ce1"/>
          <table:table-cell office:value-type="float" office:value="1326.3979999999999" table:style-name="ce2">
            <text:p>1326,40</text:p>
          </table:table-cell>
          <table:table-cell office:value-type="float" office:value="275" table:style-name="ce2">
            <text:p>275,00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office:value-type="float" office:value="1517.55" table:style-name="ce2">
            <text:p>1517,55</text:p>
          </table:table-cell>
          <table:table-cell office:value-type="float" office:value="262.39" table:style-name="ce2">
            <text:p>262,39</text:p>
          </table:table-cell>
          <table:table-cell table:style-name="ce2"/>
          <table:table-cell office:value-type="float" office:value="76.97" table:style-name="ce2">
            <text:p>76,97</text:p>
          </table:table-cell>
          <table:table-cell table:style-name="ce7"/>
          <table:table-cell table:style-name="ce1"/>
          <table:table-cell office:value-type="float" office:value="1338.8820000000001" table:style-name="ce2">
            <text:p>1338,88</text:p>
          </table:table-cell>
          <table:table-cell office:value-type="float" office:value="267.48899999999998" table:style-name="ce2">
            <text:p>267,49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3" table:style-name="ce13">
            <text:p>3</text:p>
          </table:table-cell>
          <table:table-cell office:value-type="float" office:value="1493.799" table:style-name="ce2">
            <text:p>1493,80</text:p>
          </table:table-cell>
          <table:table-cell office:value-type="float" office:value="275" table:style-name="ce2">
            <text:p>275,00</text:p>
          </table:table-cell>
          <table:table-cell table:style-name="ce2"/>
          <table:table-cell office:value-type="float" office:value="57.76" table:style-name="ce2">
            <text:p>57,76</text:p>
          </table:table-cell>
          <table:table-cell table:style-name="ce7"/>
          <table:table-cell table:style-name="ce1"/>
          <table:table-cell office:value-type="float" office:value="1328.7560000000001" table:style-name="ce2">
            <text:p>1328,76</text:p>
          </table:table-cell>
          <table:table-cell office:value-type="float" office:value="273.57" table:style-name="ce2">
            <text:p>273,57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float" office:value="1588.402" table:style-name="ce2">
            <text:p>1588,40</text:p>
          </table:table-cell>
          <table:table-cell office:value-type="float" office:value="227.02" table:style-name="ce2">
            <text:p>227,02</text:p>
          </table:table-cell>
          <table:table-cell table:style-name="ce2"/>
          <table:table-cell office:value-type="float" office:value="78.569999999999993" table:style-name="ce2">
            <text:p>78,57</text:p>
          </table:table-cell>
          <table:table-cell table:style-name="ce7"/>
          <table:table-cell table:style-name="ce1"/>
          <table:table-cell office:value-type="float" office:value="1410.3030000000001" table:style-name="ce2">
            <text:p>1410,30</text:p>
          </table:table-cell>
          <table:table-cell office:value-type="float" office:value="227.07400000000001" table:style-name="ce2">
            <text:p>227,07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5" table:style-name="ce13">
            <text:p>5</text:p>
          </table:table-cell>
          <table:table-cell office:value-type="float" office:value="1591.79" table:style-name="ce2">
            <text:p>1591,79</text:p>
          </table:table-cell>
          <table:table-cell office:value-type="float" office:value="225.41" table:style-name="ce2">
            <text:p>225,41</text:p>
          </table:table-cell>
          <table:table-cell table:style-name="ce2"/>
          <table:table-cell office:value-type="float" office:value="74.95" table:style-name="ce2">
            <text:p>74,95</text:p>
          </table:table-cell>
          <table:table-cell table:style-name="ce7"/>
          <table:table-cell table:style-name="ce1"/>
          <table:table-cell office:value-type="float" office:value="1447.279" table:style-name="ce2">
            <text:p>1447,28</text:p>
          </table:table-cell>
          <table:table-cell office:value-type="float" office:value="207.71799999999999" table:style-name="ce2">
            <text:p>207,72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float" office:value="1604.16" table:style-name="ce2">
            <text:p>1604,16</text:p>
          </table:table-cell>
          <table:table-cell office:value-type="float" office:value="219.58" table:style-name="ce2">
            <text:p>219,58</text:p>
          </table:table-cell>
          <table:table-cell table:style-name="ce2"/>
          <table:table-cell office:value-type="float" office:value="67.34" table:style-name="ce2">
            <text:p>67,34</text:p>
          </table:table-cell>
          <table:table-cell table:style-name="ce7"/>
          <table:table-cell table:style-name="ce1"/>
          <table:table-cell office:value-type="float" office:value="1478.6010000000001" table:style-name="ce2">
            <text:p>1478,60</text:p>
          </table:table-cell>
          <table:table-cell office:value-type="float" office:value="192.078" table:style-name="ce2">
            <text:p>192,08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7" table:style-name="ce13">
            <text:p>7</text:p>
          </table:table-cell>
          <table:table-cell office:value-type="float" office:value="1619.0920000000001" table:style-name="ce2">
            <text:p>1619,09</text:p>
          </table:table-cell>
          <table:table-cell office:value-type="float" office:value="212.66" table:style-name="ce2">
            <text:p>212,66</text:p>
          </table:table-cell>
          <table:table-cell table:style-name="ce2"/>
          <table:table-cell office:value-type="float" office:value="53.3" table:style-name="ce2">
            <text:p>53,30</text:p>
          </table:table-cell>
          <table:table-cell table:style-name="ce7"/>
          <table:table-cell table:style-name="ce1"/>
          <table:table-cell office:value-type="float" office:value="1520.598" table:style-name="ce2">
            <text:p>1520,60</text:p>
          </table:table-cell>
          <table:table-cell office:value-type="float" office:value="172.12" table:style-name="ce2">
            <text:p>172,12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float" office:value="1662.481" table:style-name="ce2">
            <text:p>1662,48</text:p>
          </table:table-cell>
          <table:table-cell office:value-type="float" office:value="193.27" table:style-name="ce2">
            <text:p>193,27</text:p>
          </table:table-cell>
          <table:table-cell table:style-name="ce2"/>
          <table:table-cell office:value-type="float" office:value="63.93" table:style-name="ce2">
            <text:p>63,93</text:p>
          </table:table-cell>
          <table:table-cell table:style-name="ce7"/>
          <table:table-cell table:style-name="ce1"/>
          <table:table-cell office:value-type="float" office:value="1522.6030000000001" table:style-name="ce2">
            <text:p>1522,60</text:p>
          </table:table-cell>
          <table:table-cell office:value-type="float" office:value="171.19499999999999" table:style-name="ce2">
            <text:p>171,20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9" table:style-name="ce13">
            <text:p>9</text:p>
          </table:table-cell>
          <table:table-cell office:value-type="float" office:value="1735.874" table:style-name="ce2">
            <text:p>1735,87</text:p>
          </table:table-cell>
          <table:table-cell office:value-type="float" office:value="162.66" table:style-name="ce2">
            <text:p>162,66</text:p>
          </table:table-cell>
          <table:table-cell table:style-name="ce2"/>
          <table:table-cell office:value-type="float" office:value="92.73" table:style-name="ce2">
            <text:p>92,73</text:p>
          </table:table-cell>
          <table:table-cell table:style-name="ce7"/>
          <table:table-cell table:style-name="ce1"/>
          <table:table-cell office:value-type="float" office:value="1606.3330000000001" table:style-name="ce2">
            <text:p>1606,33</text:p>
          </table:table-cell>
          <table:table-cell office:value-type="float" office:value="134.61600000000001" table:style-name="ce2">
            <text:p>134,62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float" office:value="1754.2919999999999" table:style-name="ce2">
            <text:p>1754,29</text:p>
          </table:table-cell>
          <table:table-cell office:value-type="float" office:value="155.38" table:style-name="ce2">
            <text:p>155,38</text:p>
          </table:table-cell>
          <table:table-cell table:style-name="ce2"/>
          <table:table-cell office:value-type="float" office:value="94.63" table:style-name="ce2">
            <text:p>94,63</text:p>
          </table:table-cell>
          <table:table-cell table:style-name="ce7"/>
          <table:table-cell table:style-name="ce1"/>
          <table:table-cell office:value-type="float" office:value="1522.184" table:style-name="ce2">
            <text:p>1522,18</text:p>
          </table:table-cell>
          <table:table-cell office:value-type="float" office:value="171.38800000000001" table:style-name="ce2">
            <text:p>171,39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1" table:style-name="ce13">
            <text:p>11</text:p>
          </table:table-cell>
          <table:table-cell office:value-type="float" office:value="1748.9179999999999" table:style-name="ce2">
            <text:p>1748,92</text:p>
          </table:table-cell>
          <table:table-cell office:value-type="float" office:value="157.49" table:style-name="ce2">
            <text:p>157,49</text:p>
          </table:table-cell>
          <table:table-cell table:style-name="ce2"/>
          <table:table-cell office:value-type="float" office:value="89.79" table:style-name="ce2">
            <text:p>89,79</text:p>
          </table:table-cell>
          <table:table-cell table:style-name="ce7"/>
          <table:table-cell table:style-name="ce1"/>
          <table:table-cell office:value-type="float" office:value="1595.3720000000001" table:style-name="ce2">
            <text:p>1595,37</text:p>
          </table:table-cell>
          <table:table-cell office:value-type="float" office:value="139.18600000000001" table:style-name="ce2">
            <text:p>139,19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float" office:value="1819.086" table:style-name="ce2">
            <text:p>1819,09</text:p>
          </table:table-cell>
          <table:table-cell office:value-type="float" office:value="130.94999999999999" table:style-name="ce2">
            <text:p>130,95</text:p>
          </table:table-cell>
          <table:table-cell table:style-name="ce2"/>
          <table:table-cell office:value-type="float" office:value="100" table:style-name="ce2">
            <text:p>100,00</text:p>
          </table:table-cell>
          <table:table-cell table:style-name="ce7"/>
          <table:table-cell table:style-name="ce1"/>
          <table:table-cell office:value-type="float" office:value="1693.7560000000001" table:style-name="ce2">
            <text:p>1693,76</text:p>
          </table:table-cell>
          <table:table-cell office:value-type="float" office:value="100.283" table:style-name="ce2">
            <text:p>100,28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3" table:style-name="ce13">
            <text:p>13</text:p>
          </table:table-cell>
          <table:table-cell office:value-type="float" office:value="1794.5640000000001" table:style-name="ce2">
            <text:p>1794,56</text:p>
          </table:table-cell>
          <table:table-cell office:value-type="float" office:value="139.99" table:style-name="ce2">
            <text:p>139,99</text:p>
          </table:table-cell>
          <table:table-cell table:style-name="ce2"/>
          <table:table-cell office:value-type="float" office:value="49.44" table:style-name="ce2">
            <text:p>49,44</text:p>
          </table:table-cell>
          <table:table-cell table:style-name="ce7"/>
          <table:table-cell table:style-name="ce1"/>
          <table:table-cell office:value-type="float" office:value="1732.25" table:style-name="ce2">
            <text:p>1732,25</text:p>
          </table:table-cell>
          <table:table-cell office:value-type="float" office:value="86.265000000000001" table:style-name="ce2">
            <text:p>86,27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4" table:style-name="ce13">
            <text:p>14</text:p>
          </table:table-cell>
          <table:table-cell office:value-type="float" office:value="2254.8020000000001" table:style-name="ce2">
            <text:p>2254,80</text:p>
          </table:table-cell>
          <table:table-cell office:value-type="float" office:value="25" table:style-name="ce2">
            <text:p>25,00</text:p>
          </table:table-cell>
          <table:table-cell table:style-name="ce2"/>
          <table:table-cell office:value-type="float" office:value="0" table:style-name="ce2">
            <text:p>0,00</text:p>
          </table:table-cell>
          <table:table-cell table:style-name="ce7"/>
          <table:table-cell table:style-name="ce1"/>
          <table:table-cell office:value-type="float" office:value="1730.162" table:style-name="ce2">
            <text:p>1730,16</text:p>
          </table:table-cell>
          <table:table-cell office:value-type="float" office:value="87.009" table:style-name="ce2">
            <text:p>87,01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5" table:style-name="ce13">
            <text:p>15</text:p>
          </table:table-cell>
          <table:table-cell office:value-type="float" office:value="2327.0619999999999" table:style-name="ce2">
            <text:p>2327,06</text:p>
          </table:table-cell>
          <table:table-cell office:value-type="float" office:value="25" table:style-name="ce2">
            <text:p>25,00</text:p>
          </table:table-cell>
          <table:table-cell table:style-name="ce2"/>
          <table:table-cell office:value-type="float" office:value="0" table:style-name="ce2">
            <text:p>0,00</text:p>
          </table:table-cell>
          <table:table-cell table:style-name="ce7"/>
          <table:table-cell table:style-name="ce1"/>
          <table:table-cell office:value-type="float" office:value="1848.528" table:style-name="ce2">
            <text:p>1848,53</text:p>
          </table:table-cell>
          <table:table-cell office:value-type="float" office:value="47.465000000000003" table:style-name="ce2">
            <text:p>47,47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6" table:style-name="ce13">
            <text:p>16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732.546" table:style-name="ce2">
            <text:p>1732,55</text:p>
          </table:table-cell>
          <table:table-cell office:value-type="float" office:value="86.16" table:style-name="ce2">
            <text:p>86,16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7" table:style-name="ce13">
            <text:p>17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824.634" table:style-name="ce2">
            <text:p>1824,63</text:p>
          </table:table-cell>
          <table:table-cell office:value-type="float" office:value="55.033999999999999" table:style-name="ce2">
            <text:p>55,03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8" table:style-name="ce13">
            <text:p>18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815.723" table:style-name="ce2">
            <text:p>1815,72</text:p>
          </table:table-cell>
          <table:table-cell office:value-type="float" office:value="57.908000000000001" table:style-name="ce2">
            <text:p>57,91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19" table:style-name="ce13">
            <text:p>19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740.847" table:style-name="ce2">
            <text:p>1740,85</text:p>
          </table:table-cell>
          <table:table-cell office:value-type="float" office:value="83.218999999999994" table:style-name="ce2">
            <text:p>83,22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0" table:style-name="ce13">
            <text:p>20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864.8019999999999" table:style-name="ce2">
            <text:p>1864,80</text:p>
          </table:table-cell>
          <table:table-cell office:value-type="float" office:value="42.420999999999999" table:style-name="ce2">
            <text:p>42,42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1" table:style-name="ce13">
            <text:p>21</text:p>
          </table:table-cell>
          <table:table-cell table:number-columns-repeated="4" table:style-name="ce2"/>
          <table:table-cell table:style-name="ce7"/>
          <table:table-cell table:style-name="ce1"/>
          <table:table-cell office:value-type="float" office:value="1919.87" table:style-name="ce2">
            <text:p>1919,87</text:p>
          </table:table-cell>
          <table:table-cell office:value-type="float" office:value="25.986000000000001" table:style-name="ce2">
            <text:p>25,99</text:p>
          </table:table-cell>
          <table:table-cell table:number-columns-repeated="2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2" table:style-name="ce13">
            <text:p>22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3" table:style-name="ce13">
            <text:p>23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4" table:style-name="ce13">
            <text:p>24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table:style-name="ce13"/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table:style-name="ce13"/>
          <table:table-cell table:number-columns-repeated="5" table:style-name="ce2"/>
          <table:table-cell table:style-name="ce1"/>
          <table:table-cell table:number-columns-repeated="1009" table:style-name="ce2"/>
          <table:table-cell table:number-columns-repeated="15368" table:style-name="ce1"/>
        </table:table-row>
        <table:table-row table:style-name="ro2">
          <table:table-cell office:value-type="string" table:style-name="ce16">
            <text:p>wet</text:p>
          </table:table-cell>
          <table:table-cell office:value-type="string" table:number-columns-spanned="4" table:number-rows-spanned="1" table:style-name="ce17">
            <text:p>FS G 2017</text:p>
          </table:table-cell>
          <table:covered-table-cell table:number-columns-repeated="3"/>
          <table:table-cell table:style-name="ce8"/>
          <table:table-cell table:style-name="ce1"/>
          <table:table-cell office:value-type="string" table:number-columns-spanned="4" table:number-rows-spanned="1" table:style-name="ce17">
            <text:p>FS G 2018</text:p>
          </table:table-cell>
          <table:covered-table-cell table:number-columns-repeated="3"/>
          <table:table-cell table:number-columns-repeated="1005" table:style-name="ce8"/>
          <table:table-cell table:number-columns-repeated="4" table:style-name="ce16"/>
          <table:table-cell table:number-columns-repeated="15364"/>
        </table:table-row>
        <table:table-row table:style-name="ro2">
          <table:table-cell office:value-type="string" table:style-name="ce9">
            <text:p>run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8">
            <text:p>2,00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table:style-name="ce1"/>
          <table:table-cell office:value-type="float" office:value="1" table:style-name="ce10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string" table:style-name="ce10">
            <text:p>score</text:p>
          </table:table-cell>
          <table:table-cell table:number-columns-repeated="1004" table:style-name="ce8"/>
          <table:table-cell table:number-columns-repeated="4" table:style-name="ce16"/>
          <table:table-cell table:number-columns-repeated="15364"/>
        </table:table-row>
        <table:table-row table:style-name="ro1">
          <table:table-cell office:value-type="float" office:value="1" table:style-name="ce13">
            <text:p>1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004" table:style-name="ce2"/>
          <table:table-cell table:number-columns-repeated="15368" table:style-name="ce1"/>
        </table:table-row>
        <table:table-row table:style-name="ro1">
          <table:table-cell office:value-type="float" office:value="2" table:style-name="ce13">
            <text:p>2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3" table:style-name="ce13">
            <text:p>3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4" table:style-name="ce13">
            <text:p>4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5" table:style-name="ce13">
            <text:p>5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6" table:style-name="ce13">
            <text:p>6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7" table:style-name="ce13">
            <text:p>7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19"/>
          <table:table-cell table:number-columns-repeated="16372"/>
        </table:table-row>
        <table:table-row table:style-name="ro1">
          <table:table-cell office:value-type="float" office:value="8" table:style-name="ce13">
            <text:p>8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9" table:style-name="ce13">
            <text:p>9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1">
          <table:table-cell office:value-type="float" office:value="10" table:style-name="ce13">
            <text:p>10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2">
          <table:table-cell office:value-type="float" office:value="11" table:style-name="ce13">
            <text:p>11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2">
          <table:table-cell office:value-type="float" office:value="12" table:style-name="ce13">
            <text:p>12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19"/>
          <table:table-cell table:number-columns-repeated="16372"/>
        </table:table-row>
        <table:table-row table:style-name="ro2">
          <table:table-cell office:value-type="float" office:value="13" table:style-name="ce13">
            <text:p>13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2">
          <table:table-cell office:value-type="float" office:value="14" table:style-name="ce13">
            <text:p>14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style-name="ro3">
          <table:table-cell office:value-type="float" office:value="15" table:style-name="ce13">
            <text:p>15</text:p>
          </table:table-cell>
          <table:table-cell table:number-columns-repeated="4" table:style-name="ce2"/>
          <table:table-cell table:style-name="ce7"/>
          <table:table-cell table:style-name="ce1"/>
          <table:table-cell table:number-columns-repeated="4" table:style-name="ce2"/>
          <table:table-cell table:style-name="ce7"/>
          <table:table-cell table:number-columns-repeated="16372"/>
        </table:table-row>
        <table:table-row table:number-rows-repeated="1048530" table:style-name="ro3">
          <table:table-cell table:number-columns-repeated="16384"/>
        </table:table-row>
      </table:table>
      <table:table table:name="invictus" table:style-name="ta1">
        <table:table-column table:style-name="co23" table:default-cell-style-name="ce21"/>
        <table:table-column table:style-name="co24" table:number-columns-repeated="1020" table:default-cell-style-name="ce21"/>
        <table:table-column table:style-name="co4" table:number-columns-repeated="3" table:default-cell-style-name="ce21"/>
        <table:table-column table:style-name="co5" table:number-columns-repeated="15360" table:default-cell-style-name="ce1"/>
        <table:table-row table:style-name="ro4">
          <table:table-cell office:value-type="string" table:style-name="ce20">
            <text:p>Epreuve</text:p>
          </table:table-cell>
          <table:table-cell office:value-type="string" table:style-name="ce20">
            <text:p>Prévision</text:p>
          </table:table-cell>
          <table:table-cell office:value-type="string" table:style-name="ce20">
            <text:p>overall</text:p>
          </table:table-cell>
          <table:table-cell table:number-columns-repeated="16381" table:style-name="ce20"/>
        </table:table-row>
        <table:table-row table:style-name="ro4">
          <table:table-cell office:value-type="string" table:number-columns-spanned="3" table:number-rows-spanned="1" table:style-name="ce23">
            <text:p>static</text:p>
          </table:table-cell>
          <table:covered-table-cell table:number-columns-repeated="2"/>
          <table:table-cell table:number-columns-repeated="16381" table:style-name="ce1"/>
        </table:table-row>
        <table:table-row table:style-name="ro4">
          <table:table-cell office:value-type="string" table:style-name="ce21">
            <text:p>Business Event</text:p>
          </table:table-cell>
          <table:table-cell office:value-type="float" office:value="50" table:style-name="ce21">
            <text:p>50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Design Event</text:p>
          </table:table-cell>
          <table:table-cell office:value-type="float" office:value="100" table:style-name="ce21">
            <text:p>100</text:p>
          </table:table-cell>
          <table:table-cell office:value-type="float" office:value="150" table:style-name="ce21">
            <text:p>150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Cost Event</text:p>
          </table:table-cell>
          <table:table-cell office:value-type="float" office:value="90" table:style-name="ce21">
            <text:p>90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4">
          <table:table-cell office:value-type="string" table:number-columns-spanned="3" table:number-rows-spanned="1" table:style-name="ce24">
            <text:p>dynamic</text:p>
          </table:table-cell>
          <table:covered-table-cell table:number-columns-repeated="2"/>
          <table:table-cell table:number-columns-repeated="16381"/>
        </table:table-row>
        <table:table-row table:style-name="ro4">
          <table:table-cell office:value-type="string" table:style-name="ce21">
            <text:p>Acceleration</text:p>
          </table:table-cell>
          <table:table-cell office:value-type="float" office:value="50" table:style-name="ce21">
            <text:p>50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Skid-Pad</text:p>
          </table:table-cell>
          <table:table-cell office:value-type="float" office:value="35" table:style-name="ce21">
            <text:p>35</text:p>
          </table:table-cell>
          <table:table-cell office:value-type="float" office:value="75" table:style-name="ce21">
            <text:p>75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Autocross</text:p>
          </table:table-cell>
          <table:table-cell office:value-type="float" office:value="40" table:style-name="ce21">
            <text:p>40</text:p>
          </table:table-cell>
          <table:table-cell office:value-type="float" office:value="125" table:style-name="ce21">
            <text:p>125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Endurance</text:p>
          </table:table-cell>
          <table:table-cell office:value-type="float" office:value="120" table:style-name="ce21">
            <text:p>120</text:p>
          </table:table-cell>
          <table:table-cell office:value-type="float" office:value="275" table:style-name="ce21">
            <text:p>275</text:p>
          </table:table-cell>
          <table:table-cell table:number-columns-repeated="16381"/>
        </table:table-row>
        <table:table-row table:style-name="ro4">
          <table:table-cell office:value-type="string" table:style-name="ce21">
            <text:p>Efficiency</text:p>
          </table:table-cell>
          <table:table-cell office:value-type="float" office:value="15" table:style-name="ce21">
            <text:p>15</text:p>
          </table:table-cell>
          <table:table-cell office:value-type="float" office:value="100" table:style-name="ce21">
            <text:p>100</text:p>
          </table:table-cell>
          <table:table-cell table:number-columns-repeated="16381"/>
        </table:table-row>
        <table:table-row table:style-name="ro4">
          <table:table-cell office:value-type="string" table:style-name="ce22">
            <text:p>Total</text:p>
          </table:table-cell>
          <table:table-cell office:value-type="float" office:value="500" table:formula="of:=SUM([.B3:.B11])" table:style-name="ce22">
            <text:p>500</text:p>
          </table:table-cell>
          <table:table-cell office:value-type="float" office:value="1000" table:formula="of:=SUM([.C3:.C11])" table:style-name="ce22">
            <text:p>1000</text:p>
          </table:table-cell>
          <table:table-cell table:number-columns-repeated="16381" table:style-name="ce22"/>
        </table:table-row>
        <table:table-row table:number-rows-repeated="104856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29</meta:generator>
    <meta:initial-creator>Michele SCHIO</meta:initial-creator>
    <dc:creator>Thibaud Lassus</dc:creator>
    <meta:creation-date>2019-05-09T20:37:40Z</meta:creation-date>
    <dc:date>2019-06-05T22:42:39Z</dc:date>
    <meta:editing-cycles>31</meta:editing-cycles>
    <meta:editing-duration>PT195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3.6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maximum="100" chart:minimum="5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2083in" svg:stroke-color="#a5a5a5" svg:stroke-opacity="100%" draw:stroke-linejoin="round" svg:stroke-linecap="round"/>
    </style:style>
    <style:style style:family="chart" style:name="G0S3">
      <style:chart-properties chart:symbol-type="automatic" chart:connect-bars="false" chart:solid-type="cuboid"/>
      <style:graphic-properties draw:fill="none" draw:stroke="solid" svg:stroke-width="0.02083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94.9731496062992pt" svg:width="471.3162992125984pt" chart:style-name="Crt0">
        <chart:title chart:style-name="CT00">
          <text:p text:style-name="a0" text:class-names="" text:cond-style-name="">acceleration FSC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lap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ore (pts)</text:p>
            </chart:title>
            <chart:grid chart:class="major" chart:style-name="GMa1"/>
          </chart:axis>
          <chart:series chart:label-cell-address="acceleration.$B$2" chart:values-cell-range-address="acceleration.$G$4:.$G$18" chart:class="chart:scatter" chart:attached-axis="primary-y" chart:style-name="G0S0">
            <chart:domain table:cell-range-address="acceleration.$F$4:.$F$18"/>
            <chart:data-point chart:repeated="15"/>
          </chart:series>
          <chart:series chart:label-cell-address="acceleration.$J$2" chart:values-cell-range-address="acceleration.$O$4:.$O$18" chart:class="chart:scatter" chart:attached-axis="primary-y" chart:style-name="G0S1">
            <chart:domain table:cell-range-address="acceleration.$N$4:.$N$18"/>
            <chart:data-point chart:repeated="15"/>
          </chart:series>
          <chart:series chart:label-cell-address="acceleration.$B$21" chart:values-cell-range-address="acceleration.$G$23:.$G$37" chart:class="chart:scatter" chart:attached-axis="primary-y" chart:style-name="G0S2">
            <chart:domain table:cell-range-address="acceleration.$F$23:.$F$38"/>
            <chart:data-point chart:repeated="15"/>
          </chart:series>
          <chart:series chart:label-cell-address="acceleration.$J$21" chart:values-cell-range-address="acceleration.$O$23:.$O$37" chart:class="chart:scatter" chart:attached-axis="primary-y" chart:style-name="G0S3">
            <chart:domain table:cell-range-address="acceleration.$N$23:.$N$37"/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4.6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maximum="75" chart:minimum="25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88.028031496063pt" svg:width="512.0783464566928pt" chart:style-name="Crt0">
        <chart:title chart:style-name="CT00">
          <text:p text:style-name="a0" text:class-names="" text:cond-style-name="">skidpad FSC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lap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ore (pts)</text:p>
            </chart:title>
            <chart:grid chart:class="major" chart:style-name="GMa1"/>
          </chart:axis>
          <chart:series chart:label-cell-address="skidpad.$B$2" chart:values-cell-range-address="skidpad.$G$4:.$G$18" chart:class="chart:scatter" chart:attached-axis="primary-y" chart:style-name="G0S0">
            <chart:domain table:cell-range-address="skidpad.$F$4:.$F$18"/>
            <chart:data-point chart:repeated="15"/>
          </chart:series>
          <chart:series chart:label-cell-address="skidpad.$J$20" chart:values-cell-range-address="skidpad.$O$22:.$O$36" chart:class="chart:scatter" chart:attached-axis="primary-y" chart:style-name="G0S1">
            <chart:domain table:cell-range-address="skidpad.$N$22:.$N$36"/>
            <chart:data-point chart:repeated="15"/>
          </chart:series>
          <chart:series chart:label-cell-address="skidpad.$B$20" chart:values-cell-range-address="skidpad.$G$22:.$G$36" chart:class="chart:scatter" chart:attached-axis="primary-y" chart:style-name="G0S2">
            <chart:domain table:cell-range-address="skidpad.$F$22:.$F$36"/>
            <chart:data-point chart:repeated="15"/>
          </chart:series>
          <chart:series chart:label-cell-address="skidpad.$J$2" chart:values-cell-range-address="skidpad.$O$4:.$O$18" chart:class="chart:scatter" chart:attached-axis="primary-y" chart:style-name="G0S3">
            <chart:domain table:cell-range-address="skidpad.$N$4:.$N$18"/>
            <chart:data-point chart:repeated="1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5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maximum="125" chart:minimum="2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88.028031496063pt" svg:width="512.0783464566928pt" chart:style-name="Crt0">
        <chart:title chart:style-name="CT00">
          <text:p text:style-name="a0" text:class-names="" text:cond-style-name="">autocross FSC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ore (pts)</text:p>
            </chart:title>
            <chart:grid chart:class="major" chart:style-name="GMa1"/>
          </chart:axis>
          <chart:series chart:label-cell-address="autocross.$B$2" chart:values-cell-range-address="autocross.$G$4:.$G$30" chart:class="chart:scatter" chart:attached-axis="primary-y" chart:style-name="G0S0">
            <chart:domain table:cell-range-address="autocross.$F$4:.$F$30"/>
            <chart:data-point chart:repeated="27"/>
          </chart:series>
          <chart:series chart:label-cell-address="autocross.$J$39" chart:values-cell-range-address="autocross.$O$41:.$O$55" chart:class="chart:scatter" chart:attached-axis="primary-y" chart:style-name="G0S1">
            <chart:domain table:cell-range-address="autocross.$N$41:.$N$55"/>
            <chart:data-point chart:repeated="15"/>
          </chart:series>
          <chart:series chart:label-cell-address="autocross.$B$39" chart:values-cell-range-address="autocross.$G$41:.$G$55" chart:class="chart:scatter" chart:attached-axis="primary-y" chart:style-name="G0S2">
            <chart:domain table:cell-range-address="autocross.$F$41:.$F$55"/>
            <chart:data-point chart:repeated="15"/>
          </chart:series>
          <chart:series chart:label-cell-address="autocross.$J$2" chart:values-cell-range-address="autocross.$O$4:.$O$34" chart:class="chart:scatter" chart:attached-axis="primary-y" chart:style-name="G0S3">
            <chart:domain table:cell-range-address="autocross.$N$4:.$N$34"/>
            <chart:data-point chart:repeated="3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minimum="120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88.028031496063pt" svg:width="512.0783464566928pt" chart:style-name="Crt0">
        <chart:title chart:style-name="CT00">
          <text:p text:style-name="a0" text:class-names="" text:cond-style-name="">endurance FSC</text:p>
        </chart:title>
        <chart:legend chart:legend-position="top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me (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core (pts)</text:p>
            </chart:title>
            <chart:grid chart:class="major" chart:style-name="GMa1"/>
          </chart:axis>
          <chart:series chart:label-cell-address="endurance.$B$2" chart:values-cell-range-address="endurance.$B$4:.$B$18" chart:class="chart:scatter" chart:attached-axis="primary-y" chart:style-name="G0S0">
            <chart:domain table:cell-range-address="endurance.$C$4:.$C$18"/>
            <chart:data-point chart:repeated="15"/>
          </chart:series>
          <chart:series chart:label-cell-address="endurance.$H$30" chart:values-cell-range-address="endurance.$M$32:.$M$46" chart:class="chart:scatter" chart:attached-axis="primary-y" chart:style-name="G0S1">
            <chart:domain table:cell-range-address="endurance.$L$32:.$L$46"/>
            <chart:data-point chart:repeated="15"/>
          </chart:series>
          <chart:series chart:label-cell-address="endurance.$B$30" chart:values-cell-range-address="endurance.$G$32:.$G$46" chart:class="chart:scatter" chart:attached-axis="primary-y" chart:style-name="G0S2">
            <chart:domain table:cell-range-address="endurance.$F$32:.$F$46"/>
            <chart:data-point chart:repeated="15"/>
          </chart:series>
          <chart:series chart:label-cell-address="endurance.$H$2" chart:values-cell-range-address="endurance.$H$4:.$H$25" chart:class="chart:scatter" chart:attached-axis="primary-y" chart:style-name="G0S3">
            <chart:domain table:cell-range-address="endurance.$I$4:.$I$25"/>
            <chart:data-point chart:repeated="22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